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A" table:style-name="ta1">
        <table:shapes>
          <draw:frame draw:z-index="0" draw:style-name="gr1" draw:text-style-name="P1" svg:width="6.2957in" svg:height="3.5425in" svg:x="7.0472in" svg:y="2.2118in">
            <draw:object draw:notify-on-update-of-ranges="DATA_A.A2:DATA_A.A4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2" svg:width="6.2961in" svg:height="3.5425in" svg:x="7.0701in" svg:y="6.1102in">
            <draw:object draw:notify-on-update-of-ranges="DATA_A.C1:DATA_A.C1 DATA_A.C2:DATA_A.C4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2" svg:width="6.2988in" svg:height="3.5429in" svg:x="3.0354in" svg:y="72.7504in">
            <draw:object draw:notify-on-update-of-ranges="DATA_A.C1:DATA_A.C1 DATA_A.C2:DATA_A.C4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office:value-type="string" calcext:value-type="string">
            <text:p>mp4d@u96v2:~/group_6_mini_project_ros$ ros2 run screw_it CNN_interface_test </text:p>
          </table:table-cell>
          <table:table-cell table:number-columns-repeated="2"/>
        </table:table-row>
        <table:table-row table:style-name="ro1">
          <table:table-cell office:value-type="float" office:value="0.599020861" calcext:value-type="float">
            <text:p>0.599020861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7.188250332" calcext:value-type="float">
            <text:p>7.188250332</text:p>
          </table:table-cell>
          <table:table-cell table:formula="of:=COUNTIFS([.B2:.B424];&quot;&gt;&quot;&amp;[.E2];[.B2:.B424];&quot;&lt;&quot;&amp;[.F2])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INFO] [1711018224.205211522] [CNN_interface]: Initializing CNNInterface node</text:p>
          </table:table-cell>
          <table:table-cell table:number-columns-repeated="2"/>
        </table:table-row>
        <table:table-row table:style-name="ro1">
          <table:table-cell office:value-type="float" office:value="0.59870347" calcext:value-type="float">
            <text:p>0.59870347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7.18444164" calcext:value-type="float">
            <text:p>7.18444164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018293.276584829] [CNN_interface]: Tests (10000) done | Average total: 6899, average IP: 6882, average transfer time: 17</text:p>
          </table:table-cell>
          <table:table-cell table:number-columns-repeated="2"/>
        </table:table-row>
        <table:table-row table:style-name="ro1">
          <table:table-cell office:value-type="float" office:value="0.599398995" calcext:value-type="float">
            <text:p>0.599398995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7.19278794" calcext:value-type="float">
            <text:p>7.19278794</text:p>
          </table:table-cell>
          <table:table-cell table:formula="of:=COUNTIF([.B2:.B424];&quot;&lt;=&quot;&amp;[.E2])+COUNTIF([.B2:.B424];&quot;&gt;=&quot;&amp;[.F2])" office:value-type="float" office:value="403" calcext:value-type="float">
            <text:p>403</text:p>
          </table:table-cell>
          <table:table-cell table:formula="of:=[.D2]+[.D4]" office:value-type="float" office:value="423" calcext:value-type="float">
            <text:p>423</text:p>
          </table:table-cell>
          <table:table-cell table:formula="of:=COUNT([.B$1:.B$1048576])" office:value-type="float" office:value="423" calcext:value-type="float">
            <text:p>423</text:p>
          </table:table-cell>
          <table:table-cell office:value-type="string" calcext:value-type="string">
            <text:p>^C[INFO] [1711018323.671489710] [rclcpp]: signal_handler(signal_value=2)</text:p>
          </table:table-cell>
          <table:table-cell table:number-columns-repeated="2"/>
        </table:table-row>
        <table:table-row table:style-name="ro1">
          <table:table-cell office:value-type="float" office:value="0.59961967" calcext:value-type="float">
            <text:p>0.59961967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7.19543604" calcext:value-type="float">
            <text:p>7.19543604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Idle 1 start</text:p>
          </table:table-cell>
          <table:table-cell office:value-type="string" calcext:value-type="string">
            <text:p>Idle 1 end</text:p>
          </table:table-cell>
          <table:table-cell office:value-type="string" calcext:value-type="string">
            <text:p>Idle 1 samples</text:p>
          </table:table-cell>
        </table:table-row>
        <table:table-row table:style-name="ro1">
          <table:table-cell office:value-type="float" office:value="0.599648376" calcext:value-type="float">
            <text:p>0.599648376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7.195780512" calcext:value-type="float">
            <text:p>7.195780512</text:p>
          </table:table-cell>
          <table:table-cell table:formula="of:=AVERAGEIFS([.C2:.C424];[.B2:.B424];&quot;&gt;&quot;&amp;[.E2];[.B2:.B424];&quot;&lt;&quot;&amp;[.F2])" office:value-type="float" office:value="7.3450136586" calcext:value-type="float">
            <text:p>7.3450136586</text:p>
          </table:table-cell>
          <table:table-cell table:formula="of:=(SUMIFS([.C2:.C424];[.B2:.B424];&quot;&gt;=&quot;&amp;[.G6];[.B2:.B424];&quot;&lt;=&quot;&amp;[.H6])+SUMIFS([.C2:.C424];[.B2:.B424];&quot;&gt;=&quot;&amp;[.G8];[.B2:.B424];&quot;&lt;=&quot;&amp;[.H8]))/([.I6]+[.I8])" office:value-type="float" office:value="7.19221979534328" calcext:value-type="float">
            <text:p>7.19221979534328</text:p>
          </table:table-cell>
          <table:table-cell table:formula="of:=[.D6]-[.E6]" office:value-type="float" office:value="0.152793863256719" calcext:value-type="float">
            <text:p>0.1527938632567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6]-[.G6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600002115" calcext:value-type="float">
            <text:p>0.600002115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7.20002538" calcext:value-type="float">
            <text:p>7.20002538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office:value-type="string" calcext:value-type="string">
            <text:p>Idle 2 start</text:p>
          </table:table-cell>
          <table:table-cell office:value-type="string" calcext:value-type="string">
            <text:p>Idle 2 end</text:p>
          </table:table-cell>
          <table:table-cell office:value-type="string" calcext:value-type="string">
            <text:p>Idle 2 samples</text:p>
          </table:table-cell>
        </table:table-row>
        <table:table-row table:style-name="ro1">
          <table:table-cell office:value-type="float" office:value="0.601065006" calcext:value-type="float">
            <text:p>0.601065006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7.212780072" calcext:value-type="float">
            <text:p>7.212780072</text:p>
          </table:table-cell>
          <table:table-cell table:formula="of:=[.$D$6]*[.$F8]/POWER(10;6)" office:value-type="float" office:value="0.0506732492306814" calcext:value-type="float">
            <text:p>0.050673249230681</text:p>
          </table:table-cell>
          <table:table-cell table:formula="of:=[.$F$6]*[.$F8]/POWER(10;6)" office:value-type="float" office:value="0.0010541248626081" calcext:value-type="float">
            <text:p>0.001054124862608</text:p>
          </table:table-cell>
          <table:table-cell office:value-type="float" office:value="6899" calcext:value-type="float">
            <text:p>6899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table:formula="of:=[.H8]-[.G8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598460624" calcext:value-type="float">
            <text:p>0.598460624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7.181527488" calcext:value-type="float">
            <text:p>7.181527488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3"/>
        </table:table-row>
        <table:table-row table:style-name="ro1">
          <table:table-cell office:value-type="float" office:value="0.600544266" calcext:value-type="float">
            <text:p>0.600544266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7.206531192" calcext:value-type="float">
            <text:p>7.206531192</text:p>
          </table:table-cell>
          <table:table-cell table:formula="of:=[.$D$6]*[.$F10]/POWER(10;6)" office:value-type="float" office:value="0.0505483839984852" calcext:value-type="float">
            <text:p>0.050548383998485</text:p>
          </table:table-cell>
          <table:table-cell table:formula="of:=[.$F$6]*[.$F10]/POWER(10;6)" office:value-type="float" office:value="0.00105152736693274" calcext:value-type="float">
            <text:p>0.001051527366933</text:p>
          </table:table-cell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0.614392535" calcext:value-type="float">
            <text:p>0.614392535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7.37271042" calcext:value-type="float">
            <text:p>7.37271042</text:p>
          </table:table-cell>
          <table:table-cell office:value-type="string" calcext:value-type="string">
            <text:p>Energy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  <table:table-cell/>
        </table:table-row>
        <table:table-row table:style-name="ro1">
          <table:table-cell office:value-type="float" office:value="0.62681224" calcext:value-type="float">
            <text:p>0.62681224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7.52174688" calcext:value-type="float">
            <text:p>7.52174688</text:p>
          </table:table-cell>
          <table:table-cell table:formula="of:=[.$D$6]*[.$F12]/POWER(10;6)" office:value-type="float" office:value="0.0001248652321962" calcext:value-type="float">
            <text:p>0.000124865232196</text:p>
          </table:table-cell>
          <table:table-cell table:formula="of:=[.$F$6]*[.$F12]/POWER(10;6)" office:value-type="float" office:value="0.00000259749567536421" calcext:value-type="float">
            <text:p>2.59749567536421E-06</text:p>
          </table:table-cell>
          <table:table-cell office:value-type="float" office:value="17" calcext:value-type="float">
            <text:p>17</text:p>
          </table:table-cell>
          <table:table-cell table:formula="of:=POWER(10;6)/[.F12]" office:value-type="float" office:value="58823.5294117647" calcext:value-type="float">
            <text:p>58823.5294117647</text:p>
          </table:table-cell>
          <table:table-cell table:style-name="ce1" table:formula="of:=[.G12]*60*60*1*8" office:value-type="float" office:value="1694117647.05882" calcext:value-type="float">
            <text:p>1.69E+09</text:p>
          </table:table-cell>
          <table:table-cell/>
        </table:table-row>
        <table:table-row table:style-name="ro1">
          <table:table-cell office:value-type="float" office:value="0.59913384" calcext:value-type="float">
            <text:p>0.59913384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7.18960608" calcext:value-type="float">
            <text:p>7.18960608</text:p>
          </table:table-cell>
          <table:table-cell table:number-columns-repeated="6"/>
        </table:table-row>
        <table:table-row table:style-name="ro1">
          <table:table-cell office:value-type="float" office:value="0.598584704" calcext:value-type="float">
            <text:p>0.598584704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7.183016448" calcext:value-type="float">
            <text:p>7.183016448</text:p>
          </table:table-cell>
          <table:table-cell table:number-columns-repeated="6"/>
        </table:table-row>
        <table:table-row table:style-name="ro1">
          <table:table-cell office:value-type="float" office:value="0.598695342" calcext:value-type="float">
            <text:p>0.598695342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7.184344104" calcext:value-type="float">
            <text:p>7.184344104</text:p>
          </table:table-cell>
          <table:table-cell table:number-columns-repeated="6"/>
        </table:table-row>
        <table:table-row table:style-name="ro1">
          <table:table-cell office:value-type="float" office:value="0.598509498" calcext:value-type="float">
            <text:p>0.598509498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7.182113976" calcext:value-type="float">
            <text:p>7.182113976</text:p>
          </table:table-cell>
          <table:table-cell table:number-columns-repeated="6"/>
        </table:table-row>
        <table:table-row table:style-name="ro1">
          <table:table-cell office:value-type="float" office:value="0.599617724" calcext:value-type="float">
            <text:p>0.599617724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7.195412688" calcext:value-type="float">
            <text:p>7.195412688</text:p>
          </table:table-cell>
          <table:table-cell table:number-columns-repeated="6"/>
        </table:table-row>
        <table:table-row table:style-name="ro1">
          <table:table-cell office:value-type="float" office:value="0.598664467" calcext:value-type="float">
            <text:p>0.598664467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7.183973604" calcext:value-type="float">
            <text:p>7.183973604</text:p>
          </table:table-cell>
          <table:table-cell table:number-columns-repeated="6"/>
        </table:table-row>
        <table:table-row table:style-name="ro1">
          <table:table-cell office:value-type="float" office:value="0.598916849" calcext:value-type="float">
            <text:p>0.598916849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7.187002188" calcext:value-type="float">
            <text:p>7.187002188</text:p>
          </table:table-cell>
          <table:table-cell table:number-columns-repeated="6"/>
        </table:table-row>
        <table:table-row table:style-name="ro1">
          <table:table-cell office:value-type="float" office:value="0.599037677" calcext:value-type="float">
            <text:p>0.599037677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7.188452124" calcext:value-type="float">
            <text:p>7.188452124</text:p>
          </table:table-cell>
          <table:table-cell table:number-columns-repeated="6"/>
        </table:table-row>
        <table:table-row table:style-name="ro1">
          <table:table-cell office:value-type="float" office:value="0.603452639" calcext:value-type="float">
            <text:p>0.603452639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7.241431668" calcext:value-type="float">
            <text:p>7.241431668</text:p>
          </table:table-cell>
          <table:table-cell table:number-columns-repeated="6"/>
        </table:table-row>
        <table:table-row table:style-name="ro1">
          <table:table-cell office:value-type="float" office:value="0.599319771" calcext:value-type="float">
            <text:p>0.599319771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7.191837252" calcext:value-type="float">
            <text:p>7.191837252</text:p>
          </table:table-cell>
          <table:table-cell table:number-columns-repeated="6"/>
        </table:table-row>
        <table:table-row table:style-name="ro1">
          <table:table-cell office:value-type="float" office:value="0.599212904" calcext:value-type="float">
            <text:p>0.599212904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7.190554848" calcext:value-type="float">
            <text:p>7.190554848</text:p>
          </table:table-cell>
          <table:table-cell table:number-columns-repeated="6"/>
        </table:table-row>
        <table:table-row table:style-name="ro1">
          <table:table-cell office:value-type="float" office:value="0.59918912" calcext:value-type="float">
            <text:p>0.59918912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7.19026944" calcext:value-type="float">
            <text:p>7.19026944</text:p>
          </table:table-cell>
          <table:table-cell table:number-columns-repeated="6"/>
        </table:table-row>
        <table:table-row table:style-name="ro1">
          <table:table-cell office:value-type="float" office:value="0.598812738" calcext:value-type="float">
            <text:p>0.598812738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7.185752856" calcext:value-type="float">
            <text:p>7.185752856</text:p>
          </table:table-cell>
          <table:table-cell table:number-columns-repeated="6"/>
        </table:table-row>
        <table:table-row table:style-name="ro1">
          <table:table-cell office:value-type="float" office:value="0.59864256" calcext:value-type="float">
            <text:p>0.59864256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7.18371072" calcext:value-type="float">
            <text:p>7.18371072</text:p>
          </table:table-cell>
          <table:table-cell table:number-columns-repeated="6"/>
        </table:table-row>
        <table:table-row table:style-name="ro1">
          <table:table-cell office:value-type="float" office:value="0.598913956" calcext:value-type="float">
            <text:p>0.598913956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7.186967472" calcext:value-type="float">
            <text:p>7.186967472</text:p>
          </table:table-cell>
          <table:table-cell table:number-columns-repeated="6"/>
        </table:table-row>
        <table:table-row table:style-name="ro1">
          <table:table-cell office:value-type="float" office:value="0.599001023" calcext:value-type="float">
            <text:p>0.599001023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7.188012276" calcext:value-type="float">
            <text:p>7.188012276</text:p>
          </table:table-cell>
          <table:table-cell table:number-columns-repeated="6"/>
        </table:table-row>
        <table:table-row table:style-name="ro1">
          <table:table-cell office:value-type="float" office:value="0.598140919" calcext:value-type="float">
            <text:p>0.598140919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7.177691028" calcext:value-type="float">
            <text:p>7.177691028</text:p>
          </table:table-cell>
          <table:table-cell table:number-columns-repeated="6"/>
        </table:table-row>
        <table:table-row table:style-name="ro1">
          <table:table-cell office:value-type="float" office:value="0.599489698" calcext:value-type="float">
            <text:p>0.599489698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7.193876376" calcext:value-type="float">
            <text:p>7.193876376</text:p>
          </table:table-cell>
          <table:table-cell table:number-columns-repeated="6"/>
        </table:table-row>
        <table:table-row table:style-name="ro1">
          <table:table-cell office:value-type="float" office:value="0.598180176" calcext:value-type="float">
            <text:p>0.598180176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7.178162112" calcext:value-type="float">
            <text:p>7.178162112</text:p>
          </table:table-cell>
          <table:table-cell table:number-columns-repeated="6"/>
        </table:table-row>
        <table:table-row table:style-name="ro1">
          <table:table-cell office:value-type="float" office:value="0.600044117" calcext:value-type="float">
            <text:p>0.600044117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7.200529404" calcext:value-type="float">
            <text:p>7.200529404</text:p>
          </table:table-cell>
          <table:table-cell table:number-columns-repeated="6"/>
        </table:table-row>
        <table:table-row table:style-name="ro1">
          <table:table-cell office:value-type="float" office:value="0.598832607" calcext:value-type="float">
            <text:p>0.598832607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7.185991284" calcext:value-type="float">
            <text:p>7.185991284</text:p>
          </table:table-cell>
          <table:table-cell table:number-columns-repeated="6"/>
        </table:table-row>
        <table:table-row table:style-name="ro1">
          <table:table-cell office:value-type="float" office:value="0.599225475" calcext:value-type="float">
            <text:p>0.599225475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7.1907057" calcext:value-type="float">
            <text:p>7.1907057</text:p>
          </table:table-cell>
          <table:table-cell table:number-columns-repeated="6"/>
        </table:table-row>
        <table:table-row table:style-name="ro1">
          <table:table-cell office:value-type="float" office:value="0.599540477" calcext:value-type="float">
            <text:p>0.599540477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7.194485724" calcext:value-type="float">
            <text:p>7.194485724</text:p>
          </table:table-cell>
          <table:table-cell table:number-columns-repeated="6"/>
        </table:table-row>
        <table:table-row table:style-name="ro1">
          <table:table-cell office:value-type="float" office:value="0.598745773" calcext:value-type="float">
            <text:p>0.598745773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7.184949276" calcext:value-type="float">
            <text:p>7.184949276</text:p>
          </table:table-cell>
          <table:table-cell table:number-columns-repeated="6"/>
        </table:table-row>
        <table:table-row table:style-name="ro1">
          <table:table-cell office:value-type="float" office:value="0.598600692" calcext:value-type="float">
            <text:p>0.598600692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7.183208304" calcext:value-type="float">
            <text:p>7.183208304</text:p>
          </table:table-cell>
          <table:table-cell table:number-columns-repeated="6"/>
        </table:table-row>
        <table:table-row table:style-name="ro1">
          <table:table-cell office:value-type="float" office:value="0.598595412" calcext:value-type="float">
            <text:p>0.598595412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7.183144944" calcext:value-type="float">
            <text:p>7.183144944</text:p>
          </table:table-cell>
          <table:table-cell table:number-columns-repeated="6"/>
        </table:table-row>
        <table:table-row table:style-name="ro1">
          <table:table-cell office:value-type="float" office:value="0.599192265" calcext:value-type="float">
            <text:p>0.599192265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7.19030718" calcext:value-type="float">
            <text:p>7.19030718</text:p>
          </table:table-cell>
          <table:table-cell table:number-columns-repeated="6"/>
        </table:table-row>
        <table:table-row table:style-name="ro1">
          <table:table-cell office:value-type="float" office:value="0.599478398" calcext:value-type="float">
            <text:p>0.599478398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193740776" calcext:value-type="float">
            <text:p>7.193740776</text:p>
          </table:table-cell>
          <table:table-cell table:number-columns-repeated="6"/>
        </table:table-row>
        <table:table-row table:style-name="ro1">
          <table:table-cell office:value-type="float" office:value="0.599395197" calcext:value-type="float">
            <text:p>0.599395197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7.192742364" calcext:value-type="float">
            <text:p>7.192742364</text:p>
          </table:table-cell>
          <table:table-cell table:number-columns-repeated="6"/>
        </table:table-row>
        <table:table-row table:style-name="ro1">
          <table:table-cell office:value-type="float" office:value="0.600020843" calcext:value-type="float">
            <text:p>0.600020843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7.200250116" calcext:value-type="float">
            <text:p>7.200250116</text:p>
          </table:table-cell>
          <table:table-cell table:number-columns-repeated="6"/>
        </table:table-row>
        <table:table-row table:style-name="ro1">
          <table:table-cell office:value-type="float" office:value="0.599807459" calcext:value-type="float">
            <text:p>0.599807459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7.197689508" calcext:value-type="float">
            <text:p>7.197689508</text:p>
          </table:table-cell>
          <table:table-cell table:number-columns-repeated="6"/>
        </table:table-row>
        <table:table-row table:style-name="ro1">
          <table:table-cell office:value-type="float" office:value="0.599076187" calcext:value-type="float">
            <text:p>0.599076187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7.188914244" calcext:value-type="float">
            <text:p>7.188914244</text:p>
          </table:table-cell>
          <table:table-cell table:number-columns-repeated="6"/>
        </table:table-row>
        <table:table-row table:style-name="ro1">
          <table:table-cell office:value-type="float" office:value="0.600410069" calcext:value-type="float">
            <text:p>0.600410069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7.204920828" calcext:value-type="float">
            <text:p>7.204920828</text:p>
          </table:table-cell>
          <table:table-cell table:number-columns-repeated="6"/>
        </table:table-row>
        <table:table-row table:style-name="ro1">
          <table:table-cell office:value-type="float" office:value="0.59929846" calcext:value-type="float">
            <text:p>0.59929846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7.19158152" calcext:value-type="float">
            <text:p>7.19158152</text:p>
          </table:table-cell>
          <table:table-cell table:number-columns-repeated="6"/>
        </table:table-row>
        <table:table-row table:style-name="ro1">
          <table:table-cell office:value-type="float" office:value="0.599750555" calcext:value-type="float">
            <text:p>0.599750555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7.19700666" calcext:value-type="float">
            <text:p>7.19700666</text:p>
          </table:table-cell>
          <table:table-cell table:number-columns-repeated="6"/>
        </table:table-row>
        <table:table-row table:style-name="ro1">
          <table:table-cell office:value-type="float" office:value="0.598819597" calcext:value-type="float">
            <text:p>0.598819597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7.185835164" calcext:value-type="float">
            <text:p>7.185835164</text:p>
          </table:table-cell>
          <table:table-cell table:number-columns-repeated="6"/>
        </table:table-row>
        <table:table-row table:style-name="ro1">
          <table:table-cell office:value-type="float" office:value="0.59824851" calcext:value-type="float">
            <text:p>0.59824851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7.17898212" calcext:value-type="float">
            <text:p>7.17898212</text:p>
          </table:table-cell>
          <table:table-cell table:number-columns-repeated="6"/>
        </table:table-row>
        <table:table-row table:style-name="ro1">
          <table:table-cell office:value-type="float" office:value="0.599082863" calcext:value-type="float">
            <text:p>0.599082863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7.188994356" calcext:value-type="float">
            <text:p>7.188994356</text:p>
          </table:table-cell>
          <table:table-cell table:number-columns-repeated="6"/>
        </table:table-row>
        <table:table-row table:style-name="ro1">
          <table:table-cell office:value-type="float" office:value="0.598531348" calcext:value-type="float">
            <text:p>0.598531348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7.182376176" calcext:value-type="float">
            <text:p>7.182376176</text:p>
          </table:table-cell>
          <table:table-cell table:number-columns-repeated="6"/>
        </table:table-row>
        <table:table-row table:style-name="ro1">
          <table:table-cell office:value-type="float" office:value="0.59943715" calcext:value-type="float">
            <text:p>0.59943715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7.1932458" calcext:value-type="float">
            <text:p>7.1932458</text:p>
          </table:table-cell>
          <table:table-cell table:number-columns-repeated="6"/>
        </table:table-row>
        <table:table-row table:style-name="ro1">
          <table:table-cell office:value-type="float" office:value="0.601443004" calcext:value-type="float">
            <text:p>0.601443004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7.217316048" calcext:value-type="float">
            <text:p>7.217316048</text:p>
          </table:table-cell>
          <table:table-cell table:number-columns-repeated="6"/>
        </table:table-row>
        <table:table-row table:style-name="ro1">
          <table:table-cell office:value-type="float" office:value="0.619616385" calcext:value-type="float">
            <text:p>0.619616385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7.43539662" calcext:value-type="float">
            <text:p>7.43539662</text:p>
          </table:table-cell>
          <table:table-cell table:number-columns-repeated="6"/>
        </table:table-row>
        <table:table-row table:style-name="ro1">
          <table:table-cell office:value-type="float" office:value="0.620573116" calcext:value-type="float">
            <text:p>0.620573116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7.446877392" calcext:value-type="float">
            <text:p>7.446877392</text:p>
          </table:table-cell>
          <table:table-cell table:number-columns-repeated="6"/>
        </table:table-row>
        <table:table-row table:style-name="ro1">
          <table:table-cell office:value-type="float" office:value="0.626317463" calcext:value-type="float">
            <text:p>0.626317463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7.515809556" calcext:value-type="float">
            <text:p>7.515809556</text:p>
          </table:table-cell>
          <table:table-cell table:number-columns-repeated="6"/>
        </table:table-row>
        <table:table-row table:style-name="ro1">
          <table:table-cell office:value-type="float" office:value="0.621836783" calcext:value-type="float">
            <text:p>0.621836783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7.462041396" calcext:value-type="float">
            <text:p>7.462041396</text:p>
          </table:table-cell>
          <table:table-cell table:number-columns-repeated="6"/>
        </table:table-row>
        <table:table-row table:style-name="ro1">
          <table:table-cell office:value-type="float" office:value="0.615567922" calcext:value-type="float">
            <text:p>0.615567922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7.386815064" calcext:value-type="float">
            <text:p>7.386815064</text:p>
          </table:table-cell>
          <table:table-cell table:number-columns-repeated="6"/>
        </table:table-row>
        <table:table-row table:style-name="ro1">
          <table:table-cell office:value-type="float" office:value="0.613293976" calcext:value-type="float">
            <text:p>0.613293976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7.359527712" calcext:value-type="float">
            <text:p>7.359527712</text:p>
          </table:table-cell>
          <table:table-cell table:number-columns-repeated="6"/>
        </table:table-row>
        <table:table-row table:style-name="ro1">
          <table:table-cell office:value-type="float" office:value="0.610893953" calcext:value-type="float">
            <text:p>0.610893953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7.330727436" calcext:value-type="float">
            <text:p>7.330727436</text:p>
          </table:table-cell>
          <table:table-cell table:number-columns-repeated="6"/>
        </table:table-row>
        <table:table-row table:style-name="ro1">
          <table:table-cell office:value-type="float" office:value="0.611370175" calcext:value-type="float">
            <text:p>0.611370175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3364421" calcext:value-type="float">
            <text:p>7.3364421</text:p>
          </table:table-cell>
          <table:table-cell table:number-columns-repeated="6"/>
        </table:table-row>
        <table:table-row table:style-name="ro1">
          <table:table-cell office:value-type="float" office:value="0.610985722" calcext:value-type="float">
            <text:p>0.610985722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7.331828664" calcext:value-type="float">
            <text:p>7.331828664</text:p>
          </table:table-cell>
          <table:table-cell table:number-columns-repeated="6"/>
        </table:table-row>
        <table:table-row table:style-name="ro1">
          <table:table-cell office:value-type="float" office:value="0.611534228" calcext:value-type="float">
            <text:p>0.611534228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7.338410736" calcext:value-type="float">
            <text:p>7.338410736</text:p>
          </table:table-cell>
          <table:table-cell table:number-columns-repeated="6"/>
        </table:table-row>
        <table:table-row table:style-name="ro1">
          <table:table-cell office:value-type="float" office:value="0.612155469" calcext:value-type="float">
            <text:p>0.612155469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7.345865628" calcext:value-type="float">
            <text:p>7.345865628</text:p>
          </table:table-cell>
          <table:table-cell table:number-columns-repeated="6"/>
        </table:table-row>
        <table:table-row table:style-name="ro1">
          <table:table-cell office:value-type="float" office:value="0.612061498" calcext:value-type="float">
            <text:p>0.612061498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344737976" calcext:value-type="float">
            <text:p>7.344737976</text:p>
          </table:table-cell>
          <table:table-cell table:number-columns-repeated="6"/>
        </table:table-row>
        <table:table-row table:style-name="ro1">
          <table:table-cell office:value-type="float" office:value="0.611357566" calcext:value-type="float">
            <text:p>0.611357566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336290792" calcext:value-type="float">
            <text:p>7.336290792</text:p>
          </table:table-cell>
          <table:table-cell table:number-columns-repeated="6"/>
        </table:table-row>
        <table:table-row table:style-name="ro1">
          <table:table-cell office:value-type="float" office:value="0.61150096" calcext:value-type="float">
            <text:p>0.61150096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33801152" calcext:value-type="float">
            <text:p>7.33801152</text:p>
          </table:table-cell>
          <table:table-cell table:number-columns-repeated="6"/>
        </table:table-row>
        <table:table-row table:style-name="ro1">
          <table:table-cell office:value-type="float" office:value="0.615305937" calcext:value-type="float">
            <text:p>0.615305937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383671244" calcext:value-type="float">
            <text:p>7.383671244</text:p>
          </table:table-cell>
          <table:table-cell table:number-columns-repeated="6"/>
        </table:table-row>
        <table:table-row table:style-name="ro1">
          <table:table-cell office:value-type="float" office:value="0.613174745" calcext:value-type="float">
            <text:p>0.613174745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35809694" calcext:value-type="float">
            <text:p>7.35809694</text:p>
          </table:table-cell>
          <table:table-cell table:number-columns-repeated="6"/>
        </table:table-row>
        <table:table-row table:style-name="ro1">
          <table:table-cell office:value-type="float" office:value="0.611825648" calcext:value-type="float">
            <text:p>0.611825648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341907776" calcext:value-type="float">
            <text:p>7.341907776</text:p>
          </table:table-cell>
          <table:table-cell table:number-columns-repeated="6"/>
        </table:table-row>
        <table:table-row table:style-name="ro1">
          <table:table-cell office:value-type="float" office:value="0.613343039" calcext:value-type="float">
            <text:p>0.613343039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360116468" calcext:value-type="float">
            <text:p>7.360116468</text:p>
          </table:table-cell>
          <table:table-cell table:number-columns-repeated="6"/>
        </table:table-row>
        <table:table-row table:style-name="ro1">
          <table:table-cell office:value-type="float" office:value="0.612081357" calcext:value-type="float">
            <text:p>0.612081357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344976284" calcext:value-type="float">
            <text:p>7.344976284</text:p>
          </table:table-cell>
          <table:table-cell table:number-columns-repeated="6"/>
        </table:table-row>
        <table:table-row table:style-name="ro1">
          <table:table-cell office:value-type="float" office:value="0.610734022" calcext:value-type="float">
            <text:p>0.610734022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328808264" calcext:value-type="float">
            <text:p>7.328808264</text:p>
          </table:table-cell>
          <table:table-cell table:number-columns-repeated="6"/>
        </table:table-row>
        <table:table-row table:style-name="ro1">
          <table:table-cell office:value-type="float" office:value="0.61234807" calcext:value-type="float">
            <text:p>0.61234807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34817684" calcext:value-type="float">
            <text:p>7.34817684</text:p>
          </table:table-cell>
          <table:table-cell table:number-columns-repeated="6"/>
        </table:table-row>
        <table:table-row table:style-name="ro1">
          <table:table-cell office:value-type="float" office:value="0.611922989" calcext:value-type="float">
            <text:p>0.611922989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343075868" calcext:value-type="float">
            <text:p>7.343075868</text:p>
          </table:table-cell>
          <table:table-cell table:number-columns-repeated="6"/>
        </table:table-row>
        <table:table-row table:style-name="ro1">
          <table:table-cell office:value-type="float" office:value="0.612191982" calcext:value-type="float">
            <text:p>0.612191982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346303784" calcext:value-type="float">
            <text:p>7.346303784</text:p>
          </table:table-cell>
          <table:table-cell table:number-columns-repeated="6"/>
        </table:table-row>
        <table:table-row table:style-name="ro1">
          <table:table-cell office:value-type="float" office:value="0.611786721" calcext:value-type="float">
            <text:p>0.611786721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341440652" calcext:value-type="float">
            <text:p>7.341440652</text:p>
          </table:table-cell>
          <table:table-cell table:number-columns-repeated="6"/>
        </table:table-row>
        <table:table-row table:style-name="ro1">
          <table:table-cell office:value-type="float" office:value="0.611432051" calcext:value-type="float">
            <text:p>0.611432051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337184612" calcext:value-type="float">
            <text:p>7.337184612</text:p>
          </table:table-cell>
          <table:table-cell table:number-columns-repeated="6"/>
        </table:table-row>
        <table:table-row table:style-name="ro1">
          <table:table-cell office:value-type="float" office:value="0.610648433" calcext:value-type="float">
            <text:p>0.610648433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327781196" calcext:value-type="float">
            <text:p>7.327781196</text:p>
          </table:table-cell>
          <table:table-cell table:number-columns-repeated="6"/>
        </table:table-row>
        <table:table-row table:style-name="ro1">
          <table:table-cell office:value-type="float" office:value="0.611882804" calcext:value-type="float">
            <text:p>0.611882804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342593648" calcext:value-type="float">
            <text:p>7.342593648</text:p>
          </table:table-cell>
          <table:table-cell table:number-columns-repeated="6"/>
        </table:table-row>
        <table:table-row table:style-name="ro1">
          <table:table-cell office:value-type="float" office:value="0.612424301" calcext:value-type="float">
            <text:p>0.612424301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349091612" calcext:value-type="float">
            <text:p>7.349091612</text:p>
          </table:table-cell>
          <table:table-cell table:number-columns-repeated="6"/>
        </table:table-row>
        <table:table-row table:style-name="ro1">
          <table:table-cell office:value-type="float" office:value="0.612427086" calcext:value-type="float">
            <text:p>0.612427086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349125032" calcext:value-type="float">
            <text:p>7.349125032</text:p>
          </table:table-cell>
          <table:table-cell table:number-columns-repeated="6"/>
        </table:table-row>
        <table:table-row table:style-name="ro1">
          <table:table-cell office:value-type="float" office:value="0.611657003" calcext:value-type="float">
            <text:p>0.611657003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339884036" calcext:value-type="float">
            <text:p>7.339884036</text:p>
          </table:table-cell>
          <table:table-cell table:number-columns-repeated="6"/>
        </table:table-row>
        <table:table-row table:style-name="ro1">
          <table:table-cell office:value-type="float" office:value="0.612667715" calcext:value-type="float">
            <text:p>0.612667715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35201258" calcext:value-type="float">
            <text:p>7.35201258</text:p>
          </table:table-cell>
          <table:table-cell table:number-columns-repeated="6"/>
        </table:table-row>
        <table:table-row table:style-name="ro1">
          <table:table-cell office:value-type="float" office:value="0.612910253" calcext:value-type="float">
            <text:p>0.612910253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354923036" calcext:value-type="float">
            <text:p>7.354923036</text:p>
          </table:table-cell>
          <table:table-cell table:number-columns-repeated="6"/>
        </table:table-row>
        <table:table-row table:style-name="ro1">
          <table:table-cell office:value-type="float" office:value="0.611363495" calcext:value-type="float">
            <text:p>0.611363495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33636194" calcext:value-type="float">
            <text:p>7.33636194</text:p>
          </table:table-cell>
          <table:table-cell table:number-columns-repeated="6"/>
        </table:table-row>
        <table:table-row table:style-name="ro1">
          <table:table-cell office:value-type="float" office:value="0.612435847" calcext:value-type="float">
            <text:p>0.612435847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349230164" calcext:value-type="float">
            <text:p>7.349230164</text:p>
          </table:table-cell>
          <table:table-cell table:number-columns-repeated="6"/>
        </table:table-row>
        <table:table-row table:style-name="ro1">
          <table:table-cell office:value-type="float" office:value="0.61161224" calcext:value-type="float">
            <text:p>0.61161224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33934688" calcext:value-type="float">
            <text:p>7.33934688</text:p>
          </table:table-cell>
          <table:table-cell table:number-columns-repeated="6"/>
        </table:table-row>
        <table:table-row table:style-name="ro1">
          <table:table-cell office:value-type="float" office:value="0.612385466" calcext:value-type="float">
            <text:p>0.612385466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348625592" calcext:value-type="float">
            <text:p>7.348625592</text:p>
          </table:table-cell>
          <table:table-cell table:number-columns-repeated="6"/>
        </table:table-row>
        <table:table-row table:style-name="ro1">
          <table:table-cell office:value-type="float" office:value="0.611920591" calcext:value-type="float">
            <text:p>0.611920591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343047092" calcext:value-type="float">
            <text:p>7.343047092</text:p>
          </table:table-cell>
          <table:table-cell table:number-columns-repeated="6"/>
        </table:table-row>
        <table:table-row table:style-name="ro1">
          <table:table-cell office:value-type="float" office:value="0.612455497" calcext:value-type="float">
            <text:p>0.612455497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349465964" calcext:value-type="float">
            <text:p>7.349465964</text:p>
          </table:table-cell>
          <table:table-cell table:number-columns-repeated="6"/>
        </table:table-row>
        <table:table-row table:style-name="ro1">
          <table:table-cell office:value-type="float" office:value="0.612153975" calcext:value-type="float">
            <text:p>0.612153975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3458477" calcext:value-type="float">
            <text:p>7.3458477</text:p>
          </table:table-cell>
          <table:table-cell table:number-columns-repeated="6"/>
        </table:table-row>
        <table:table-row table:style-name="ro1">
          <table:table-cell office:value-type="float" office:value="0.611968829" calcext:value-type="float">
            <text:p>0.611968829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343625948" calcext:value-type="float">
            <text:p>7.343625948</text:p>
          </table:table-cell>
          <table:table-cell table:number-columns-repeated="6"/>
        </table:table-row>
        <table:table-row table:style-name="ro1">
          <table:table-cell office:value-type="float" office:value="0.612968277" calcext:value-type="float">
            <text:p>0.612968277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355619324" calcext:value-type="float">
            <text:p>7.355619324</text:p>
          </table:table-cell>
          <table:table-cell table:number-columns-repeated="6"/>
        </table:table-row>
        <table:table-row table:style-name="ro1">
          <table:table-cell office:value-type="float" office:value="0.61185167" calcext:value-type="float">
            <text:p>0.61185167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34222004" calcext:value-type="float">
            <text:p>7.34222004</text:p>
          </table:table-cell>
          <table:table-cell table:number-columns-repeated="6"/>
        </table:table-row>
        <table:table-row table:style-name="ro1">
          <table:table-cell office:value-type="float" office:value="0.611933539" calcext:value-type="float">
            <text:p>0.611933539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343202468" calcext:value-type="float">
            <text:p>7.343202468</text:p>
          </table:table-cell>
          <table:table-cell table:number-columns-repeated="6"/>
        </table:table-row>
        <table:table-row table:style-name="ro1">
          <table:table-cell office:value-type="float" office:value="0.612168529" calcext:value-type="float">
            <text:p>0.612168529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346022348" calcext:value-type="float">
            <text:p>7.346022348</text:p>
          </table:table-cell>
          <table:table-cell table:number-columns-repeated="6"/>
        </table:table-row>
        <table:table-row table:style-name="ro1">
          <table:table-cell office:value-type="float" office:value="0.611610266" calcext:value-type="float">
            <text:p>0.611610266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339323192" calcext:value-type="float">
            <text:p>7.339323192</text:p>
          </table:table-cell>
          <table:table-cell table:number-columns-repeated="6"/>
        </table:table-row>
        <table:table-row table:style-name="ro1">
          <table:table-cell office:value-type="float" office:value="0.612803662" calcext:value-type="float">
            <text:p>0.612803662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353643944" calcext:value-type="float">
            <text:p>7.353643944</text:p>
          </table:table-cell>
          <table:table-cell table:number-columns-repeated="6"/>
        </table:table-row>
        <table:table-row table:style-name="ro1">
          <table:table-cell office:value-type="float" office:value="0.611747981" calcext:value-type="float">
            <text:p>0.611747981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340975772" calcext:value-type="float">
            <text:p>7.340975772</text:p>
          </table:table-cell>
          <table:table-cell table:number-columns-repeated="6"/>
        </table:table-row>
        <table:table-row table:style-name="ro1">
          <table:table-cell office:value-type="float" office:value="0.61205844" calcext:value-type="float">
            <text:p>0.61205844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34470128" calcext:value-type="float">
            <text:p>7.34470128</text:p>
          </table:table-cell>
          <table:table-cell table:number-columns-repeated="6"/>
        </table:table-row>
        <table:table-row table:style-name="ro1">
          <table:table-cell office:value-type="float" office:value="0.612714211" calcext:value-type="float">
            <text:p>0.612714211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352570532" calcext:value-type="float">
            <text:p>7.352570532</text:p>
          </table:table-cell>
          <table:table-cell table:number-columns-repeated="6"/>
        </table:table-row>
        <table:table-row table:style-name="ro1">
          <table:table-cell office:value-type="float" office:value="0.611822507" calcext:value-type="float">
            <text:p>0.611822507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341870084" calcext:value-type="float">
            <text:p>7.341870084</text:p>
          </table:table-cell>
          <table:table-cell table:number-columns-repeated="6"/>
        </table:table-row>
        <table:table-row table:style-name="ro1">
          <table:table-cell office:value-type="float" office:value="0.610962171" calcext:value-type="float">
            <text:p>0.610962171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331546052" calcext:value-type="float">
            <text:p>7.331546052</text:p>
          </table:table-cell>
          <table:table-cell table:number-columns-repeated="6"/>
        </table:table-row>
        <table:table-row table:style-name="ro1">
          <table:table-cell office:value-type="float" office:value="0.61192486" calcext:value-type="float">
            <text:p>0.61192486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34309832" calcext:value-type="float">
            <text:p>7.34309832</text:p>
          </table:table-cell>
          <table:table-cell table:number-columns-repeated="6"/>
        </table:table-row>
        <table:table-row table:style-name="ro1">
          <table:table-cell office:value-type="float" office:value="0.612190873" calcext:value-type="float">
            <text:p>0.612190873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346290476" calcext:value-type="float">
            <text:p>7.346290476</text:p>
          </table:table-cell>
          <table:table-cell table:number-columns-repeated="6"/>
        </table:table-row>
        <table:table-row table:style-name="ro1">
          <table:table-cell office:value-type="float" office:value="0.61247859" calcext:value-type="float">
            <text:p>0.61247859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34974308" calcext:value-type="float">
            <text:p>7.34974308</text:p>
          </table:table-cell>
          <table:table-cell table:number-columns-repeated="6"/>
        </table:table-row>
        <table:table-row table:style-name="ro1">
          <table:table-cell office:value-type="float" office:value="0.610837709" calcext:value-type="float">
            <text:p>0.610837709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330052508" calcext:value-type="float">
            <text:p>7.330052508</text:p>
          </table:table-cell>
          <table:table-cell table:number-columns-repeated="6"/>
        </table:table-row>
        <table:table-row table:style-name="ro1">
          <table:table-cell office:value-type="float" office:value="0.612886311" calcext:value-type="float">
            <text:p>0.612886311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354635732" calcext:value-type="float">
            <text:p>7.354635732</text:p>
          </table:table-cell>
          <table:table-cell table:number-columns-repeated="6"/>
        </table:table-row>
        <table:table-row table:style-name="ro1">
          <table:table-cell office:value-type="float" office:value="0.611003432" calcext:value-type="float">
            <text:p>0.611003432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332041184" calcext:value-type="float">
            <text:p>7.332041184</text:p>
          </table:table-cell>
          <table:table-cell table:number-columns-repeated="6"/>
        </table:table-row>
        <table:table-row table:style-name="ro1">
          <table:table-cell office:value-type="float" office:value="0.612164495" calcext:value-type="float">
            <text:p>0.612164495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34597394" calcext:value-type="float">
            <text:p>7.34597394</text:p>
          </table:table-cell>
          <table:table-cell table:number-columns-repeated="6"/>
        </table:table-row>
        <table:table-row table:style-name="ro1">
          <table:table-cell office:value-type="float" office:value="0.611906756" calcext:value-type="float">
            <text:p>0.611906756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342881072" calcext:value-type="float">
            <text:p>7.342881072</text:p>
          </table:table-cell>
          <table:table-cell table:number-columns-repeated="6"/>
        </table:table-row>
        <table:table-row table:style-name="ro1">
          <table:table-cell office:value-type="float" office:value="0.612411528" calcext:value-type="float">
            <text:p>0.612411528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348938336" calcext:value-type="float">
            <text:p>7.348938336</text:p>
          </table:table-cell>
          <table:table-cell table:number-columns-repeated="6"/>
        </table:table-row>
        <table:table-row table:style-name="ro1">
          <table:table-cell office:value-type="float" office:value="0.611979854" calcext:value-type="float">
            <text:p>0.611979854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343758248" calcext:value-type="float">
            <text:p>7.343758248</text:p>
          </table:table-cell>
          <table:table-cell table:number-columns-repeated="6"/>
        </table:table-row>
        <table:table-row table:style-name="ro1">
          <table:table-cell office:value-type="float" office:value="0.612209399" calcext:value-type="float">
            <text:p>0.612209399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346512788" calcext:value-type="float">
            <text:p>7.346512788</text:p>
          </table:table-cell>
          <table:table-cell table:number-columns-repeated="6"/>
        </table:table-row>
        <table:table-row table:style-name="ro1">
          <table:table-cell office:value-type="float" office:value="0.611789096" calcext:value-type="float">
            <text:p>0.611789096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341469152" calcext:value-type="float">
            <text:p>7.341469152</text:p>
          </table:table-cell>
          <table:table-cell table:number-columns-repeated="6"/>
        </table:table-row>
        <table:table-row table:style-name="ro1">
          <table:table-cell office:value-type="float" office:value="0.61145384" calcext:value-type="float">
            <text:p>0.61145384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33744608" calcext:value-type="float">
            <text:p>7.33744608</text:p>
          </table:table-cell>
          <table:table-cell table:number-columns-repeated="6"/>
        </table:table-row>
        <table:table-row table:style-name="ro1">
          <table:table-cell office:value-type="float" office:value="0.611715613" calcext:value-type="float">
            <text:p>0.611715613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340587356" calcext:value-type="float">
            <text:p>7.340587356</text:p>
          </table:table-cell>
          <table:table-cell table:number-columns-repeated="6"/>
        </table:table-row>
        <table:table-row table:style-name="ro1">
          <table:table-cell office:value-type="float" office:value="0.614431218" calcext:value-type="float">
            <text:p>0.614431218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373174616" calcext:value-type="float">
            <text:p>7.373174616</text:p>
          </table:table-cell>
          <table:table-cell table:number-columns-repeated="6"/>
        </table:table-row>
        <table:table-row table:style-name="ro1">
          <table:table-cell office:value-type="float" office:value="0.610954821" calcext:value-type="float">
            <text:p>0.610954821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331457852" calcext:value-type="float">
            <text:p>7.331457852</text:p>
          </table:table-cell>
          <table:table-cell table:number-columns-repeated="6"/>
        </table:table-row>
        <table:table-row table:style-name="ro1">
          <table:table-cell office:value-type="float" office:value="0.612743091" calcext:value-type="float">
            <text:p>0.612743091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352917092" calcext:value-type="float">
            <text:p>7.352917092</text:p>
          </table:table-cell>
          <table:table-cell table:number-columns-repeated="6"/>
        </table:table-row>
        <table:table-row table:style-name="ro1">
          <table:table-cell office:value-type="float" office:value="0.612488086" calcext:value-type="float">
            <text:p>0.612488086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349857032" calcext:value-type="float">
            <text:p>7.349857032</text:p>
          </table:table-cell>
          <table:table-cell table:number-columns-repeated="6"/>
        </table:table-row>
        <table:table-row table:style-name="ro1">
          <table:table-cell office:value-type="float" office:value="0.611570202" calcext:value-type="float">
            <text:p>0.611570202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338842424" calcext:value-type="float">
            <text:p>7.338842424</text:p>
          </table:table-cell>
          <table:table-cell table:number-columns-repeated="6"/>
        </table:table-row>
        <table:table-row table:style-name="ro1">
          <table:table-cell office:value-type="float" office:value="0.611524193" calcext:value-type="float">
            <text:p>0.611524193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338290316" calcext:value-type="float">
            <text:p>7.338290316</text:p>
          </table:table-cell>
          <table:table-cell table:number-columns-repeated="6"/>
        </table:table-row>
        <table:table-row table:style-name="ro1">
          <table:table-cell office:value-type="float" office:value="0.611648787" calcext:value-type="float">
            <text:p>0.611648787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339785444" calcext:value-type="float">
            <text:p>7.339785444</text:p>
          </table:table-cell>
          <table:table-cell table:number-columns-repeated="6"/>
        </table:table-row>
        <table:table-row table:style-name="ro1">
          <table:table-cell office:value-type="float" office:value="0.610729583" calcext:value-type="float">
            <text:p>0.610729583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328754996" calcext:value-type="float">
            <text:p>7.328754996</text:p>
          </table:table-cell>
          <table:table-cell table:number-columns-repeated="6"/>
        </table:table-row>
        <table:table-row table:style-name="ro1">
          <table:table-cell office:value-type="float" office:value="0.611201485" calcext:value-type="float">
            <text:p>0.611201485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33441782" calcext:value-type="float">
            <text:p>7.33441782</text:p>
          </table:table-cell>
          <table:table-cell table:number-columns-repeated="6"/>
        </table:table-row>
        <table:table-row table:style-name="ro1">
          <table:table-cell office:value-type="float" office:value="0.611162732" calcext:value-type="float">
            <text:p>0.611162732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333952784" calcext:value-type="float">
            <text:p>7.333952784</text:p>
          </table:table-cell>
          <table:table-cell table:number-columns-repeated="6"/>
        </table:table-row>
        <table:table-row table:style-name="ro1">
          <table:table-cell office:value-type="float" office:value="0.611998994" calcext:value-type="float">
            <text:p>0.611998994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343987928" calcext:value-type="float">
            <text:p>7.343987928</text:p>
          </table:table-cell>
          <table:table-cell table:number-columns-repeated="6"/>
        </table:table-row>
        <table:table-row table:style-name="ro1">
          <table:table-cell office:value-type="float" office:value="0.611231287" calcext:value-type="float">
            <text:p>0.611231287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334775444" calcext:value-type="float">
            <text:p>7.334775444</text:p>
          </table:table-cell>
          <table:table-cell table:number-columns-repeated="6"/>
        </table:table-row>
        <table:table-row table:style-name="ro1">
          <table:table-cell office:value-type="float" office:value="0.61342975" calcext:value-type="float">
            <text:p>0.61342975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361157" calcext:value-type="float">
            <text:p>7.361157</text:p>
          </table:table-cell>
          <table:table-cell table:number-columns-repeated="6"/>
        </table:table-row>
        <table:table-row table:style-name="ro1">
          <table:table-cell office:value-type="float" office:value="0.616512229" calcext:value-type="float">
            <text:p>0.616512229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398146748" calcext:value-type="float">
            <text:p>7.398146748</text:p>
          </table:table-cell>
          <table:table-cell table:number-columns-repeated="6"/>
        </table:table-row>
        <table:table-row table:style-name="ro1">
          <table:table-cell office:value-type="float" office:value="0.633474985" calcext:value-type="float">
            <text:p>0.633474985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60169982" calcext:value-type="float">
            <text:p>7.60169982</text:p>
          </table:table-cell>
          <table:table-cell table:number-columns-repeated="6"/>
        </table:table-row>
        <table:table-row table:style-name="ro1">
          <table:table-cell office:value-type="float" office:value="0.634040217" calcext:value-type="float">
            <text:p>0.634040217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608482604" calcext:value-type="float">
            <text:p>7.608482604</text:p>
          </table:table-cell>
          <table:table-cell table:number-columns-repeated="6"/>
        </table:table-row>
        <table:table-row table:style-name="ro1">
          <table:table-cell office:value-type="float" office:value="0.632936335" calcext:value-type="float">
            <text:p>0.632936335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59523602" calcext:value-type="float">
            <text:p>7.59523602</text:p>
          </table:table-cell>
          <table:table-cell table:number-columns-repeated="6"/>
        </table:table-row>
        <table:table-row table:style-name="ro1">
          <table:table-cell office:value-type="float" office:value="0.632934036" calcext:value-type="float">
            <text:p>0.632934036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595208432" calcext:value-type="float">
            <text:p>7.595208432</text:p>
          </table:table-cell>
          <table:table-cell table:number-columns-repeated="6"/>
        </table:table-row>
        <table:table-row table:style-name="ro1">
          <table:table-cell office:value-type="float" office:value="0.637229147" calcext:value-type="float">
            <text:p>0.637229147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646749764" calcext:value-type="float">
            <text:p>7.646749764</text:p>
          </table:table-cell>
          <table:table-cell table:number-columns-repeated="6"/>
        </table:table-row>
        <table:table-row table:style-name="ro1">
          <table:table-cell office:value-type="float" office:value="0.635963752" calcext:value-type="float">
            <text:p>0.635963752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631565024" calcext:value-type="float">
            <text:p>7.631565024</text:p>
          </table:table-cell>
          <table:table-cell table:number-columns-repeated="6"/>
        </table:table-row>
        <table:table-row table:style-name="ro1">
          <table:table-cell office:value-type="float" office:value="0.634189919" calcext:value-type="float">
            <text:p>0.634189919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610279028" calcext:value-type="float">
            <text:p>7.610279028</text:p>
          </table:table-cell>
          <table:table-cell table:number-columns-repeated="6"/>
        </table:table-row>
        <table:table-row table:style-name="ro1">
          <table:table-cell office:value-type="float" office:value="0.632344553" calcext:value-type="float">
            <text:p>0.632344553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588134636" calcext:value-type="float">
            <text:p>7.588134636</text:p>
          </table:table-cell>
          <table:table-cell table:number-columns-repeated="6"/>
        </table:table-row>
        <table:table-row table:style-name="ro1">
          <table:table-cell office:value-type="float" office:value="0.613212313" calcext:value-type="float">
            <text:p>0.613212313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358547756" calcext:value-type="float">
            <text:p>7.358547756</text:p>
          </table:table-cell>
          <table:table-cell table:number-columns-repeated="6"/>
        </table:table-row>
        <table:table-row table:style-name="ro1">
          <table:table-cell office:value-type="float" office:value="0.611986987" calcext:value-type="float">
            <text:p>0.611986987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343843844" calcext:value-type="float">
            <text:p>7.343843844</text:p>
          </table:table-cell>
          <table:table-cell table:number-columns-repeated="6"/>
        </table:table-row>
        <table:table-row table:style-name="ro1">
          <table:table-cell office:value-type="float" office:value="0.61145151" calcext:value-type="float">
            <text:p>0.61145151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33741812" calcext:value-type="float">
            <text:p>7.33741812</text:p>
          </table:table-cell>
          <table:table-cell table:number-columns-repeated="6"/>
        </table:table-row>
        <table:table-row table:style-name="ro1">
          <table:table-cell office:value-type="float" office:value="0.612678806" calcext:value-type="float">
            <text:p>0.612678806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352145672" calcext:value-type="float">
            <text:p>7.352145672</text:p>
          </table:table-cell>
          <table:table-cell table:number-columns-repeated="6"/>
        </table:table-row>
        <table:table-row table:style-name="ro1">
          <table:table-cell office:value-type="float" office:value="0.611165779" calcext:value-type="float">
            <text:p>0.611165779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333989348" calcext:value-type="float">
            <text:p>7.333989348</text:p>
          </table:table-cell>
          <table:table-cell table:number-columns-repeated="6"/>
        </table:table-row>
        <table:table-row table:style-name="ro1">
          <table:table-cell office:value-type="float" office:value="0.612485725" calcext:value-type="float">
            <text:p>0.612485725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3498287" calcext:value-type="float">
            <text:p>7.3498287</text:p>
          </table:table-cell>
          <table:table-cell table:number-columns-repeated="6"/>
        </table:table-row>
        <table:table-row table:style-name="ro1">
          <table:table-cell office:value-type="float" office:value="0.611765583" calcext:value-type="float">
            <text:p>0.611765583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341186996" calcext:value-type="float">
            <text:p>7.341186996</text:p>
          </table:table-cell>
          <table:table-cell table:number-columns-repeated="6"/>
        </table:table-row>
        <table:table-row table:style-name="ro1">
          <table:table-cell office:value-type="float" office:value="0.611744743" calcext:value-type="float">
            <text:p>0.611744743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340936916" calcext:value-type="float">
            <text:p>7.340936916</text:p>
          </table:table-cell>
          <table:table-cell table:number-columns-repeated="6"/>
        </table:table-row>
        <table:table-row table:style-name="ro1">
          <table:table-cell office:value-type="float" office:value="0.611359347" calcext:value-type="float">
            <text:p>0.611359347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336312164" calcext:value-type="float">
            <text:p>7.336312164</text:p>
          </table:table-cell>
          <table:table-cell table:number-columns-repeated="6"/>
        </table:table-row>
        <table:table-row table:style-name="ro1">
          <table:table-cell office:value-type="float" office:value="0.612166079" calcext:value-type="float">
            <text:p>0.612166079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345992948" calcext:value-type="float">
            <text:p>7.345992948</text:p>
          </table:table-cell>
          <table:table-cell table:number-columns-repeated="6"/>
        </table:table-row>
        <table:table-row table:style-name="ro1">
          <table:table-cell office:value-type="float" office:value="0.612176661" calcext:value-type="float">
            <text:p>0.612176661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346119932" calcext:value-type="float">
            <text:p>7.346119932</text:p>
          </table:table-cell>
          <table:table-cell table:number-columns-repeated="6"/>
        </table:table-row>
        <table:table-row table:style-name="ro1">
          <table:table-cell office:value-type="float" office:value="0.611628635" calcext:value-type="float">
            <text:p>0.611628635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33954362" calcext:value-type="float">
            <text:p>7.33954362</text:p>
          </table:table-cell>
          <table:table-cell table:number-columns-repeated="6"/>
        </table:table-row>
        <table:table-row table:style-name="ro1">
          <table:table-cell office:value-type="float" office:value="0.611487367" calcext:value-type="float">
            <text:p>0.611487367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337848404" calcext:value-type="float">
            <text:p>7.337848404</text:p>
          </table:table-cell>
          <table:table-cell table:number-columns-repeated="6"/>
        </table:table-row>
        <table:table-row table:style-name="ro1">
          <table:table-cell office:value-type="float" office:value="0.61265139" calcext:value-type="float">
            <text:p>0.61265139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35181668" calcext:value-type="float">
            <text:p>7.35181668</text:p>
          </table:table-cell>
          <table:table-cell table:number-columns-repeated="6"/>
        </table:table-row>
        <table:table-row table:style-name="ro1">
          <table:table-cell office:value-type="float" office:value="0.611254917" calcext:value-type="float">
            <text:p>0.611254917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335059004" calcext:value-type="float">
            <text:p>7.335059004</text:p>
          </table:table-cell>
          <table:table-cell table:number-columns-repeated="6"/>
        </table:table-row>
        <table:table-row table:style-name="ro1">
          <table:table-cell office:value-type="float" office:value="0.613266677" calcext:value-type="float">
            <text:p>0.613266677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359200124" calcext:value-type="float">
            <text:p>7.359200124</text:p>
          </table:table-cell>
          <table:table-cell table:number-columns-repeated="6"/>
        </table:table-row>
        <table:table-row table:style-name="ro1">
          <table:table-cell office:value-type="float" office:value="0.611010521" calcext:value-type="float">
            <text:p>0.611010521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332126252" calcext:value-type="float">
            <text:p>7.332126252</text:p>
          </table:table-cell>
          <table:table-cell table:number-columns-repeated="6"/>
        </table:table-row>
        <table:table-row table:style-name="ro1">
          <table:table-cell office:value-type="float" office:value="0.611506389" calcext:value-type="float">
            <text:p>0.611506389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338076668" calcext:value-type="float">
            <text:p>7.338076668</text:p>
          </table:table-cell>
          <table:table-cell table:number-columns-repeated="6"/>
        </table:table-row>
        <table:table-row table:style-name="ro1">
          <table:table-cell office:value-type="float" office:value="0.612414024" calcext:value-type="float">
            <text:p>0.612414024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348968288" calcext:value-type="float">
            <text:p>7.348968288</text:p>
          </table:table-cell>
          <table:table-cell table:number-columns-repeated="6"/>
        </table:table-row>
        <table:table-row table:style-name="ro1">
          <table:table-cell office:value-type="float" office:value="0.611537069" calcext:value-type="float">
            <text:p>0.611537069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338444828" calcext:value-type="float">
            <text:p>7.338444828</text:p>
          </table:table-cell>
          <table:table-cell table:number-columns-repeated="6"/>
        </table:table-row>
        <table:table-row table:style-name="ro1">
          <table:table-cell office:value-type="float" office:value="0.61185887" calcext:value-type="float">
            <text:p>0.61185887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34230644" calcext:value-type="float">
            <text:p>7.34230644</text:p>
          </table:table-cell>
          <table:table-cell table:number-columns-repeated="6"/>
        </table:table-row>
        <table:table-row table:style-name="ro1">
          <table:table-cell office:value-type="float" office:value="0.61164821" calcext:value-type="float">
            <text:p>0.61164821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33977852" calcext:value-type="float">
            <text:p>7.33977852</text:p>
          </table:table-cell>
          <table:table-cell table:number-columns-repeated="6"/>
        </table:table-row>
        <table:table-row table:style-name="ro1">
          <table:table-cell office:value-type="float" office:value="0.611816335" calcext:value-type="float">
            <text:p>0.611816335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34179602" calcext:value-type="float">
            <text:p>7.34179602</text:p>
          </table:table-cell>
          <table:table-cell table:number-columns-repeated="6"/>
        </table:table-row>
        <table:table-row table:style-name="ro1">
          <table:table-cell office:value-type="float" office:value="0.612085492" calcext:value-type="float">
            <text:p>0.612085492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345025904" calcext:value-type="float">
            <text:p>7.345025904</text:p>
          </table:table-cell>
          <table:table-cell table:number-columns-repeated="6"/>
        </table:table-row>
        <table:table-row table:style-name="ro1">
          <table:table-cell office:value-type="float" office:value="0.611714702" calcext:value-type="float">
            <text:p>0.611714702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340576424" calcext:value-type="float">
            <text:p>7.340576424</text:p>
          </table:table-cell>
          <table:table-cell table:number-columns-repeated="6"/>
        </table:table-row>
        <table:table-row table:style-name="ro1">
          <table:table-cell office:value-type="float" office:value="0.612487426" calcext:value-type="float">
            <text:p>0.612487426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349849112" calcext:value-type="float">
            <text:p>7.349849112</text:p>
          </table:table-cell>
          <table:table-cell table:number-columns-repeated="6"/>
        </table:table-row>
        <table:table-row table:style-name="ro1">
          <table:table-cell office:value-type="float" office:value="0.631733104" calcext:value-type="float">
            <text:p>0.631733104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580797248" calcext:value-type="float">
            <text:p>7.580797248</text:p>
          </table:table-cell>
          <table:table-cell table:number-columns-repeated="6"/>
        </table:table-row>
        <table:table-row table:style-name="ro1">
          <table:table-cell office:value-type="float" office:value="0.634144494" calcext:value-type="float">
            <text:p>0.634144494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609733928" calcext:value-type="float">
            <text:p>7.609733928</text:p>
          </table:table-cell>
          <table:table-cell table:number-columns-repeated="6"/>
        </table:table-row>
        <table:table-row table:style-name="ro1">
          <table:table-cell office:value-type="float" office:value="0.612162981" calcext:value-type="float">
            <text:p>0.612162981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345955772" calcext:value-type="float">
            <text:p>7.345955772</text:p>
          </table:table-cell>
          <table:table-cell table:number-columns-repeated="6"/>
        </table:table-row>
        <table:table-row table:style-name="ro1">
          <table:table-cell office:value-type="float" office:value="0.61126926" calcext:value-type="float">
            <text:p>0.61126926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33523112" calcext:value-type="float">
            <text:p>7.33523112</text:p>
          </table:table-cell>
          <table:table-cell table:number-columns-repeated="6"/>
        </table:table-row>
        <table:table-row table:style-name="ro1">
          <table:table-cell office:value-type="float" office:value="0.612030551" calcext:value-type="float">
            <text:p>0.612030551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344366612" calcext:value-type="float">
            <text:p>7.344366612</text:p>
          </table:table-cell>
          <table:table-cell table:number-columns-repeated="6"/>
        </table:table-row>
        <table:table-row table:style-name="ro1">
          <table:table-cell office:value-type="float" office:value="0.611695962" calcext:value-type="float">
            <text:p>0.611695962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340351544" calcext:value-type="float">
            <text:p>7.340351544</text:p>
          </table:table-cell>
          <table:table-cell table:number-columns-repeated="6"/>
        </table:table-row>
        <table:table-row table:style-name="ro1">
          <table:table-cell office:value-type="float" office:value="0.612378051" calcext:value-type="float">
            <text:p>0.612378051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348536612" calcext:value-type="float">
            <text:p>7.348536612</text:p>
          </table:table-cell>
          <table:table-cell table:number-columns-repeated="6"/>
        </table:table-row>
        <table:table-row table:style-name="ro1">
          <table:table-cell office:value-type="float" office:value="0.612005993" calcext:value-type="float">
            <text:p>0.612005993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344071916" calcext:value-type="float">
            <text:p>7.344071916</text:p>
          </table:table-cell>
          <table:table-cell table:number-columns-repeated="6"/>
        </table:table-row>
        <table:table-row table:style-name="ro1">
          <table:table-cell office:value-type="float" office:value="0.611935461" calcext:value-type="float">
            <text:p>0.611935461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343225532" calcext:value-type="float">
            <text:p>7.343225532</text:p>
          </table:table-cell>
          <table:table-cell table:number-columns-repeated="6"/>
        </table:table-row>
        <table:table-row table:style-name="ro1">
          <table:table-cell office:value-type="float" office:value="0.612800894" calcext:value-type="float">
            <text:p>0.612800894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353610728" calcext:value-type="float">
            <text:p>7.353610728</text:p>
          </table:table-cell>
          <table:table-cell table:number-columns-repeated="6"/>
        </table:table-row>
        <table:table-row table:style-name="ro1">
          <table:table-cell office:value-type="float" office:value="0.61184664" calcext:value-type="float">
            <text:p>0.61184664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34215968" calcext:value-type="float">
            <text:p>7.34215968</text:p>
          </table:table-cell>
          <table:table-cell table:number-columns-repeated="6"/>
        </table:table-row>
        <table:table-row table:style-name="ro1">
          <table:table-cell office:value-type="float" office:value="0.612835291" calcext:value-type="float">
            <text:p>0.612835291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354023492" calcext:value-type="float">
            <text:p>7.354023492</text:p>
          </table:table-cell>
          <table:table-cell table:number-columns-repeated="6"/>
        </table:table-row>
        <table:table-row table:style-name="ro1">
          <table:table-cell office:value-type="float" office:value="0.612293987" calcext:value-type="float">
            <text:p>0.612293987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347527844" calcext:value-type="float">
            <text:p>7.347527844</text:p>
          </table:table-cell>
          <table:table-cell table:number-columns-repeated="6"/>
        </table:table-row>
        <table:table-row table:style-name="ro1">
          <table:table-cell office:value-type="float" office:value="0.612119609" calcext:value-type="float">
            <text:p>0.612119609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345435308" calcext:value-type="float">
            <text:p>7.345435308</text:p>
          </table:table-cell>
          <table:table-cell table:number-columns-repeated="6"/>
        </table:table-row>
        <table:table-row table:style-name="ro1">
          <table:table-cell office:value-type="float" office:value="0.612553487" calcext:value-type="float">
            <text:p>0.612553487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350641844" calcext:value-type="float">
            <text:p>7.350641844</text:p>
          </table:table-cell>
          <table:table-cell table:number-columns-repeated="6"/>
        </table:table-row>
        <table:table-row table:style-name="ro1">
          <table:table-cell office:value-type="float" office:value="0.612975826" calcext:value-type="float">
            <text:p>0.612975826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355709912" calcext:value-type="float">
            <text:p>7.355709912</text:p>
          </table:table-cell>
          <table:table-cell table:number-columns-repeated="6"/>
        </table:table-row>
        <table:table-row table:style-name="ro1">
          <table:table-cell office:value-type="float" office:value="0.612174929" calcext:value-type="float">
            <text:p>0.612174929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346099148" calcext:value-type="float">
            <text:p>7.346099148</text:p>
          </table:table-cell>
          <table:table-cell table:number-columns-repeated="6"/>
        </table:table-row>
        <table:table-row table:style-name="ro1">
          <table:table-cell office:value-type="float" office:value="0.612723036" calcext:value-type="float">
            <text:p>0.612723036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352676432" calcext:value-type="float">
            <text:p>7.352676432</text:p>
          </table:table-cell>
          <table:table-cell table:number-columns-repeated="6"/>
        </table:table-row>
        <table:table-row table:style-name="ro1">
          <table:table-cell office:value-type="float" office:value="0.612007149" calcext:value-type="float">
            <text:p>0.612007149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344085788" calcext:value-type="float">
            <text:p>7.344085788</text:p>
          </table:table-cell>
          <table:table-cell table:number-columns-repeated="6"/>
        </table:table-row>
        <table:table-row table:style-name="ro1">
          <table:table-cell office:value-type="float" office:value="0.612479386" calcext:value-type="float">
            <text:p>0.612479386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349752632" calcext:value-type="float">
            <text:p>7.349752632</text:p>
          </table:table-cell>
          <table:table-cell table:number-columns-repeated="6"/>
        </table:table-row>
        <table:table-row table:style-name="ro1">
          <table:table-cell office:value-type="float" office:value="0.611409227" calcext:value-type="float">
            <text:p>0.611409227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336910724" calcext:value-type="float">
            <text:p>7.336910724</text:p>
          </table:table-cell>
          <table:table-cell table:number-columns-repeated="6"/>
        </table:table-row>
        <table:table-row table:style-name="ro1">
          <table:table-cell office:value-type="float" office:value="0.611869847" calcext:value-type="float">
            <text:p>0.611869847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342438164" calcext:value-type="float">
            <text:p>7.342438164</text:p>
          </table:table-cell>
          <table:table-cell table:number-columns-repeated="6"/>
        </table:table-row>
        <table:table-row table:style-name="ro1">
          <table:table-cell office:value-type="float" office:value="0.611634534" calcext:value-type="float">
            <text:p>0.611634534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339614408" calcext:value-type="float">
            <text:p>7.339614408</text:p>
          </table:table-cell>
          <table:table-cell table:number-columns-repeated="6"/>
        </table:table-row>
        <table:table-row table:style-name="ro1">
          <table:table-cell office:value-type="float" office:value="0.612116946" calcext:value-type="float">
            <text:p>0.612116946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345403352" calcext:value-type="float">
            <text:p>7.345403352</text:p>
          </table:table-cell>
          <table:table-cell table:number-columns-repeated="6"/>
        </table:table-row>
        <table:table-row table:style-name="ro1">
          <table:table-cell office:value-type="float" office:value="0.611562949" calcext:value-type="float">
            <text:p>0.611562949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338755388" calcext:value-type="float">
            <text:p>7.338755388</text:p>
          </table:table-cell>
          <table:table-cell table:number-columns-repeated="6"/>
        </table:table-row>
        <table:table-row table:style-name="ro1">
          <table:table-cell office:value-type="float" office:value="0.611996422" calcext:value-type="float">
            <text:p>0.611996422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343957064" calcext:value-type="float">
            <text:p>7.343957064</text:p>
          </table:table-cell>
          <table:table-cell table:number-columns-repeated="6"/>
        </table:table-row>
        <table:table-row table:style-name="ro1">
          <table:table-cell office:value-type="float" office:value="0.61215523" calcext:value-type="float">
            <text:p>0.61215523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34586276" calcext:value-type="float">
            <text:p>7.34586276</text:p>
          </table:table-cell>
          <table:table-cell table:number-columns-repeated="6"/>
        </table:table-row>
        <table:table-row table:style-name="ro1">
          <table:table-cell office:value-type="float" office:value="0.611583236" calcext:value-type="float">
            <text:p>0.611583236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338998832" calcext:value-type="float">
            <text:p>7.338998832</text:p>
          </table:table-cell>
          <table:table-cell table:number-columns-repeated="6"/>
        </table:table-row>
        <table:table-row table:style-name="ro1">
          <table:table-cell office:value-type="float" office:value="0.612009489" calcext:value-type="float">
            <text:p>0.612009489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344113868" calcext:value-type="float">
            <text:p>7.344113868</text:p>
          </table:table-cell>
          <table:table-cell table:number-columns-repeated="6"/>
        </table:table-row>
        <table:table-row table:style-name="ro1">
          <table:table-cell office:value-type="float" office:value="0.612391458" calcext:value-type="float">
            <text:p>0.612391458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348697496" calcext:value-type="float">
            <text:p>7.348697496</text:p>
          </table:table-cell>
          <table:table-cell table:number-columns-repeated="6"/>
        </table:table-row>
        <table:table-row table:style-name="ro1">
          <table:table-cell office:value-type="float" office:value="0.611774376" calcext:value-type="float">
            <text:p>0.611774376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341292512" calcext:value-type="float">
            <text:p>7.341292512</text:p>
          </table:table-cell>
          <table:table-cell table:number-columns-repeated="6"/>
        </table:table-row>
        <table:table-row table:style-name="ro1">
          <table:table-cell office:value-type="float" office:value="0.612545229" calcext:value-type="float">
            <text:p>0.612545229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350542748" calcext:value-type="float">
            <text:p>7.350542748</text:p>
          </table:table-cell>
          <table:table-cell table:number-columns-repeated="6"/>
        </table:table-row>
        <table:table-row table:style-name="ro1">
          <table:table-cell office:value-type="float" office:value="0.611667911" calcext:value-type="float">
            <text:p>0.611667911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340014932" calcext:value-type="float">
            <text:p>7.340014932</text:p>
          </table:table-cell>
          <table:table-cell table:number-columns-repeated="6"/>
        </table:table-row>
        <table:table-row table:style-name="ro1">
          <table:table-cell office:value-type="float" office:value="0.611788854" calcext:value-type="float">
            <text:p>0.611788854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341466248" calcext:value-type="float">
            <text:p>7.341466248</text:p>
          </table:table-cell>
          <table:table-cell table:number-columns-repeated="6"/>
        </table:table-row>
        <table:table-row table:style-name="ro1">
          <table:table-cell office:value-type="float" office:value="0.612871683" calcext:value-type="float">
            <text:p>0.612871683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354460196" calcext:value-type="float">
            <text:p>7.354460196</text:p>
          </table:table-cell>
          <table:table-cell table:number-columns-repeated="6"/>
        </table:table-row>
        <table:table-row table:style-name="ro1">
          <table:table-cell office:value-type="float" office:value="0.612077476" calcext:value-type="float">
            <text:p>0.612077476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344929712" calcext:value-type="float">
            <text:p>7.344929712</text:p>
          </table:table-cell>
          <table:table-cell table:number-columns-repeated="6"/>
        </table:table-row>
        <table:table-row table:style-name="ro1">
          <table:table-cell office:value-type="float" office:value="0.612229129" calcext:value-type="float">
            <text:p>0.612229129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346749548" calcext:value-type="float">
            <text:p>7.346749548</text:p>
          </table:table-cell>
          <table:table-cell table:number-columns-repeated="6"/>
        </table:table-row>
        <table:table-row table:style-name="ro1">
          <table:table-cell office:value-type="float" office:value="0.611042567" calcext:value-type="float">
            <text:p>0.611042567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332510804" calcext:value-type="float">
            <text:p>7.332510804</text:p>
          </table:table-cell>
          <table:table-cell table:number-columns-repeated="6"/>
        </table:table-row>
        <table:table-row table:style-name="ro1">
          <table:table-cell office:value-type="float" office:value="0.612406749" calcext:value-type="float">
            <text:p>0.612406749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348880988" calcext:value-type="float">
            <text:p>7.348880988</text:p>
          </table:table-cell>
          <table:table-cell table:number-columns-repeated="6"/>
        </table:table-row>
        <table:table-row table:style-name="ro1">
          <table:table-cell office:value-type="float" office:value="0.61242963" calcext:value-type="float">
            <text:p>0.61242963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34915556" calcext:value-type="float">
            <text:p>7.34915556</text:p>
          </table:table-cell>
          <table:table-cell table:number-columns-repeated="6"/>
        </table:table-row>
        <table:table-row table:style-name="ro1">
          <table:table-cell office:value-type="float" office:value="0.612453549" calcext:value-type="float">
            <text:p>0.612453549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349442588" calcext:value-type="float">
            <text:p>7.349442588</text:p>
          </table:table-cell>
          <table:table-cell table:number-columns-repeated="6"/>
        </table:table-row>
        <table:table-row table:style-name="ro1">
          <table:table-cell office:value-type="float" office:value="0.613044836" calcext:value-type="float">
            <text:p>0.613044836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356538032" calcext:value-type="float">
            <text:p>7.356538032</text:p>
          </table:table-cell>
          <table:table-cell table:number-columns-repeated="6"/>
        </table:table-row>
        <table:table-row table:style-name="ro1">
          <table:table-cell office:value-type="float" office:value="0.612903877" calcext:value-type="float">
            <text:p>0.612903877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354846524" calcext:value-type="float">
            <text:p>7.354846524</text:p>
          </table:table-cell>
          <table:table-cell table:number-columns-repeated="6"/>
        </table:table-row>
        <table:table-row table:style-name="ro1">
          <table:table-cell office:value-type="float" office:value="0.612160488" calcext:value-type="float">
            <text:p>0.612160488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345925856" calcext:value-type="float">
            <text:p>7.345925856</text:p>
          </table:table-cell>
          <table:table-cell table:number-columns-repeated="6"/>
        </table:table-row>
        <table:table-row table:style-name="ro1">
          <table:table-cell office:value-type="float" office:value="0.613509875" calcext:value-type="float">
            <text:p>0.613509875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3621185" calcext:value-type="float">
            <text:p>7.3621185</text:p>
          </table:table-cell>
          <table:table-cell table:number-columns-repeated="6"/>
        </table:table-row>
        <table:table-row table:style-name="ro1">
          <table:table-cell office:value-type="float" office:value="0.612640461" calcext:value-type="float">
            <text:p>0.612640461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351685532" calcext:value-type="float">
            <text:p>7.351685532</text:p>
          </table:table-cell>
          <table:table-cell table:number-columns-repeated="6"/>
        </table:table-row>
        <table:table-row table:style-name="ro1">
          <table:table-cell office:value-type="float" office:value="0.613146812" calcext:value-type="float">
            <text:p>0.613146812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357761744" calcext:value-type="float">
            <text:p>7.357761744</text:p>
          </table:table-cell>
          <table:table-cell table:number-columns-repeated="6"/>
        </table:table-row>
        <table:table-row table:style-name="ro1">
          <table:table-cell office:value-type="float" office:value="0.611917149" calcext:value-type="float">
            <text:p>0.611917149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343005788" calcext:value-type="float">
            <text:p>7.343005788</text:p>
          </table:table-cell>
          <table:table-cell table:number-columns-repeated="6"/>
        </table:table-row>
        <table:table-row table:style-name="ro1">
          <table:table-cell office:value-type="float" office:value="0.61199014" calcext:value-type="float">
            <text:p>0.61199014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34388168" calcext:value-type="float">
            <text:p>7.34388168</text:p>
          </table:table-cell>
          <table:table-cell table:number-columns-repeated="6"/>
        </table:table-row>
        <table:table-row table:style-name="ro1">
          <table:table-cell office:value-type="float" office:value="0.624218192" calcext:value-type="float">
            <text:p>0.624218192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490618304" calcext:value-type="float">
            <text:p>7.490618304</text:p>
          </table:table-cell>
          <table:table-cell table:number-columns-repeated="6"/>
        </table:table-row>
        <table:table-row table:style-name="ro1">
          <table:table-cell office:value-type="float" office:value="0.633603252" calcext:value-type="float">
            <text:p>0.633603252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603239024" calcext:value-type="float">
            <text:p>7.603239024</text:p>
          </table:table-cell>
          <table:table-cell table:number-columns-repeated="6"/>
        </table:table-row>
        <table:table-row table:style-name="ro1">
          <table:table-cell office:value-type="float" office:value="0.632807996" calcext:value-type="float">
            <text:p>0.632807996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593695952" calcext:value-type="float">
            <text:p>7.593695952</text:p>
          </table:table-cell>
          <table:table-cell table:number-columns-repeated="6"/>
        </table:table-row>
        <table:table-row table:style-name="ro1">
          <table:table-cell office:value-type="float" office:value="0.631393646" calcext:value-type="float">
            <text:p>0.631393646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576723752" calcext:value-type="float">
            <text:p>7.576723752</text:p>
          </table:table-cell>
          <table:table-cell table:number-columns-repeated="6"/>
        </table:table-row>
        <table:table-row table:style-name="ro1">
          <table:table-cell office:value-type="float" office:value="0.637187011" calcext:value-type="float">
            <text:p>0.637187011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646244132" calcext:value-type="float">
            <text:p>7.646244132</text:p>
          </table:table-cell>
          <table:table-cell table:number-columns-repeated="6"/>
        </table:table-row>
        <table:table-row table:style-name="ro1">
          <table:table-cell office:value-type="float" office:value="0.635720383" calcext:value-type="float">
            <text:p>0.635720383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628644596" calcext:value-type="float">
            <text:p>7.628644596</text:p>
          </table:table-cell>
          <table:table-cell table:number-columns-repeated="6"/>
        </table:table-row>
        <table:table-row table:style-name="ro1">
          <table:table-cell office:value-type="float" office:value="0.637217898" calcext:value-type="float">
            <text:p>0.637217898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646614776" calcext:value-type="float">
            <text:p>7.646614776</text:p>
          </table:table-cell>
          <table:table-cell table:number-columns-repeated="6"/>
        </table:table-row>
        <table:table-row table:style-name="ro1">
          <table:table-cell office:value-type="float" office:value="0.639410094" calcext:value-type="float">
            <text:p>0.639410094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672921128" calcext:value-type="float">
            <text:p>7.672921128</text:p>
          </table:table-cell>
          <table:table-cell table:number-columns-repeated="6"/>
        </table:table-row>
        <table:table-row table:style-name="ro1">
          <table:table-cell office:value-type="float" office:value="0.633142804" calcext:value-type="float">
            <text:p>0.633142804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597713648" calcext:value-type="float">
            <text:p>7.597713648</text:p>
          </table:table-cell>
          <table:table-cell table:number-columns-repeated="6"/>
        </table:table-row>
        <table:table-row table:style-name="ro1">
          <table:table-cell office:value-type="float" office:value="0.624386674" calcext:value-type="float">
            <text:p>0.624386674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492640088" calcext:value-type="float">
            <text:p>7.492640088</text:p>
          </table:table-cell>
          <table:table-cell table:number-columns-repeated="6"/>
        </table:table-row>
        <table:table-row table:style-name="ro1">
          <table:table-cell office:value-type="float" office:value="0.612014301" calcext:value-type="float">
            <text:p>0.612014301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344171612" calcext:value-type="float">
            <text:p>7.344171612</text:p>
          </table:table-cell>
          <table:table-cell table:number-columns-repeated="6"/>
        </table:table-row>
        <table:table-row table:style-name="ro1">
          <table:table-cell office:value-type="float" office:value="0.611724732" calcext:value-type="float">
            <text:p>0.611724732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340696784" calcext:value-type="float">
            <text:p>7.340696784</text:p>
          </table:table-cell>
          <table:table-cell table:number-columns-repeated="6"/>
        </table:table-row>
        <table:table-row table:style-name="ro1">
          <table:table-cell office:value-type="float" office:value="0.603555041" calcext:value-type="float">
            <text:p>0.603555041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242660492" calcext:value-type="float">
            <text:p>7.242660492</text:p>
          </table:table-cell>
          <table:table-cell table:number-columns-repeated="6"/>
        </table:table-row>
        <table:table-row table:style-name="ro1">
          <table:table-cell office:value-type="float" office:value="0.599414357" calcext:value-type="float">
            <text:p>0.599414357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192972284" calcext:value-type="float">
            <text:p>7.192972284</text:p>
          </table:table-cell>
          <table:table-cell table:number-columns-repeated="6"/>
        </table:table-row>
        <table:table-row table:style-name="ro1">
          <table:table-cell office:value-type="float" office:value="0.60477373" calcext:value-type="float">
            <text:p>0.60477373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25728476" calcext:value-type="float">
            <text:p>7.25728476</text:p>
          </table:table-cell>
          <table:table-cell table:number-columns-repeated="6"/>
        </table:table-row>
        <table:table-row table:style-name="ro1">
          <table:table-cell office:value-type="float" office:value="0.600946346" calcext:value-type="float">
            <text:p>0.600946346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211356152" calcext:value-type="float">
            <text:p>7.211356152</text:p>
          </table:table-cell>
          <table:table-cell table:number-columns-repeated="6"/>
        </table:table-row>
        <table:table-row table:style-name="ro1">
          <table:table-cell office:value-type="float" office:value="0.599261513" calcext:value-type="float">
            <text:p>0.599261513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191138156" calcext:value-type="float">
            <text:p>7.191138156</text:p>
          </table:table-cell>
          <table:table-cell table:number-columns-repeated="6"/>
        </table:table-row>
        <table:table-row table:style-name="ro1">
          <table:table-cell office:value-type="float" office:value="0.602839725" calcext:value-type="float">
            <text:p>0.602839725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2340767" calcext:value-type="float">
            <text:p>7.2340767</text:p>
          </table:table-cell>
          <table:table-cell table:number-columns-repeated="6"/>
        </table:table-row>
        <table:table-row table:style-name="ro1">
          <table:table-cell office:value-type="float" office:value="0.59916374" calcext:value-type="float">
            <text:p>0.59916374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18996488" calcext:value-type="float">
            <text:p>7.18996488</text:p>
          </table:table-cell>
          <table:table-cell table:number-columns-repeated="6"/>
        </table:table-row>
        <table:table-row table:style-name="ro1">
          <table:table-cell office:value-type="float" office:value="0.599108529" calcext:value-type="float">
            <text:p>0.599108529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189302348" calcext:value-type="float">
            <text:p>7.189302348</text:p>
          </table:table-cell>
          <table:table-cell table:number-columns-repeated="6"/>
        </table:table-row>
        <table:table-row table:style-name="ro1">
          <table:table-cell office:value-type="float" office:value="0.599018297" calcext:value-type="float">
            <text:p>0.599018297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188219564" calcext:value-type="float">
            <text:p>7.188219564</text:p>
          </table:table-cell>
          <table:table-cell table:number-columns-repeated="6"/>
        </table:table-row>
        <table:table-row table:style-name="ro1">
          <table:table-cell office:value-type="float" office:value="0.599238678" calcext:value-type="float">
            <text:p>0.599238678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190864136" calcext:value-type="float">
            <text:p>7.190864136</text:p>
          </table:table-cell>
          <table:table-cell table:number-columns-repeated="6"/>
        </table:table-row>
        <table:table-row table:style-name="ro1">
          <table:table-cell office:value-type="float" office:value="0.59910764" calcext:value-type="float">
            <text:p>0.59910764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18929168" calcext:value-type="float">
            <text:p>7.18929168</text:p>
          </table:table-cell>
          <table:table-cell table:number-columns-repeated="6"/>
        </table:table-row>
        <table:table-row table:style-name="ro1">
          <table:table-cell office:value-type="float" office:value="0.599967906" calcext:value-type="float">
            <text:p>0.599967906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199614872" calcext:value-type="float">
            <text:p>7.199614872</text:p>
          </table:table-cell>
          <table:table-cell table:number-columns-repeated="6"/>
        </table:table-row>
        <table:table-row table:style-name="ro1">
          <table:table-cell office:value-type="float" office:value="0.600226656" calcext:value-type="float">
            <text:p>0.600226656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202719872" calcext:value-type="float">
            <text:p>7.202719872</text:p>
          </table:table-cell>
          <table:table-cell table:number-columns-repeated="6"/>
        </table:table-row>
        <table:table-row table:style-name="ro1">
          <table:table-cell office:value-type="float" office:value="0.599042665" calcext:value-type="float">
            <text:p>0.599042665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18851198" calcext:value-type="float">
            <text:p>7.18851198</text:p>
          </table:table-cell>
          <table:table-cell table:number-columns-repeated="6"/>
        </table:table-row>
        <table:table-row table:style-name="ro1">
          <table:table-cell office:value-type="float" office:value="0.599275844" calcext:value-type="float">
            <text:p>0.599275844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191310128" calcext:value-type="float">
            <text:p>7.191310128</text:p>
          </table:table-cell>
          <table:table-cell table:number-columns-repeated="6"/>
        </table:table-row>
        <table:table-row table:style-name="ro1">
          <table:table-cell office:value-type="float" office:value="0.600840985" calcext:value-type="float">
            <text:p>0.600840985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7.21009182" calcext:value-type="float">
            <text:p>7.21009182</text:p>
          </table:table-cell>
          <table:table-cell table:number-columns-repeated="6"/>
        </table:table-row>
        <table:table-row table:style-name="ro1">
          <table:table-cell office:value-type="float" office:value="0.599458202" calcext:value-type="float">
            <text:p>0.599458202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7.193498424" calcext:value-type="float">
            <text:p>7.193498424</text:p>
          </table:table-cell>
          <table:table-cell table:number-columns-repeated="6"/>
        </table:table-row>
        <table:table-row table:style-name="ro1">
          <table:table-cell office:value-type="float" office:value="0.59880287" calcext:value-type="float">
            <text:p>0.59880287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18563444" calcext:value-type="float">
            <text:p>7.18563444</text:p>
          </table:table-cell>
          <table:table-cell table:number-columns-repeated="6"/>
        </table:table-row>
        <table:table-row table:style-name="ro1">
          <table:table-cell office:value-type="float" office:value="0.59991838" calcext:value-type="float">
            <text:p>0.59991838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7.19902056" calcext:value-type="float">
            <text:p>7.19902056</text:p>
          </table:table-cell>
          <table:table-cell table:number-columns-repeated="6"/>
        </table:table-row>
        <table:table-row table:style-name="ro1">
          <table:table-cell office:value-type="float" office:value="0.59935598" calcext:value-type="float">
            <text:p>0.59935598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19227176" calcext:value-type="float">
            <text:p>7.19227176</text:p>
          </table:table-cell>
          <table:table-cell table:number-columns-repeated="6"/>
        </table:table-row>
        <table:table-row table:style-name="ro1">
          <table:table-cell office:value-type="float" office:value="0.599650259" calcext:value-type="float">
            <text:p>0.599650259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7.195803108" calcext:value-type="float">
            <text:p>7.195803108</text:p>
          </table:table-cell>
          <table:table-cell table:number-columns-repeated="6"/>
        </table:table-row>
        <table:table-row table:style-name="ro1">
          <table:table-cell office:value-type="float" office:value="0.599122777" calcext:value-type="float">
            <text:p>0.599122777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7.189473324" calcext:value-type="float">
            <text:p>7.189473324</text:p>
          </table:table-cell>
          <table:table-cell table:number-columns-repeated="6"/>
        </table:table-row>
        <table:table-row table:style-name="ro1">
          <table:table-cell office:value-type="float" office:value="0.599139511" calcext:value-type="float">
            <text:p>0.599139511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7.189674132" calcext:value-type="float">
            <text:p>7.189674132</text:p>
          </table:table-cell>
          <table:table-cell table:number-columns-repeated="6"/>
        </table:table-row>
        <table:table-row table:style-name="ro1">
          <table:table-cell office:value-type="float" office:value="0.59917573" calcext:value-type="float">
            <text:p>0.59917573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7.19010876" calcext:value-type="float">
            <text:p>7.19010876</text:p>
          </table:table-cell>
          <table:table-cell table:number-columns-repeated="6"/>
        </table:table-row>
        <table:table-row table:style-name="ro1">
          <table:table-cell office:value-type="float" office:value="0.599192457" calcext:value-type="float">
            <text:p>0.599192457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7.190309484" calcext:value-type="float">
            <text:p>7.190309484</text:p>
          </table:table-cell>
          <table:table-cell table:number-columns-repeated="6"/>
        </table:table-row>
        <table:table-row table:style-name="ro1">
          <table:table-cell office:value-type="float" office:value="0.60023977" calcext:value-type="float">
            <text:p>0.60023977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7.20287724" calcext:value-type="float">
            <text:p>7.20287724</text:p>
          </table:table-cell>
          <table:table-cell table:number-columns-repeated="6"/>
        </table:table-row>
        <table:table-row table:style-name="ro1">
          <table:table-cell office:value-type="float" office:value="0.598883843" calcext:value-type="float">
            <text:p>0.598883843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7.186606116" calcext:value-type="float">
            <text:p>7.186606116</text:p>
          </table:table-cell>
          <table:table-cell table:number-columns-repeated="6"/>
        </table:table-row>
        <table:table-row table:style-name="ro1">
          <table:table-cell office:value-type="float" office:value="0.601883344" calcext:value-type="float">
            <text:p>0.601883344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7.222600128" calcext:value-type="float">
            <text:p>7.222600128</text:p>
          </table:table-cell>
          <table:table-cell table:number-columns-repeated="6"/>
        </table:table-row>
        <table:table-row table:style-name="ro1">
          <table:table-cell office:value-type="float" office:value="0.599552735" calcext:value-type="float">
            <text:p>0.599552735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7.19463282" calcext:value-type="float">
            <text:p>7.19463282</text:p>
          </table:table-cell>
          <table:table-cell table:number-columns-repeated="6"/>
        </table:table-row>
        <table:table-row table:style-name="ro1">
          <table:table-cell office:value-type="float" office:value="0.599439391" calcext:value-type="float">
            <text:p>0.599439391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7.193272692" calcext:value-type="float">
            <text:p>7.193272692</text:p>
          </table:table-cell>
          <table:table-cell table:number-columns-repeated="6"/>
        </table:table-row>
        <table:table-row table:style-name="ro1">
          <table:table-cell office:value-type="float" office:value="0.599716717" calcext:value-type="float">
            <text:p>0.599716717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7.196600604" calcext:value-type="float">
            <text:p>7.196600604</text:p>
          </table:table-cell>
          <table:table-cell table:number-columns-repeated="6"/>
        </table:table-row>
        <table:table-row table:style-name="ro1">
          <table:table-cell office:value-type="float" office:value="0.599289143" calcext:value-type="float">
            <text:p>0.599289143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7.191469716" calcext:value-type="float">
            <text:p>7.191469716</text:p>
          </table:table-cell>
          <table:table-cell table:number-columns-repeated="6"/>
        </table:table-row>
        <table:table-row table:style-name="ro1">
          <table:table-cell office:value-type="float" office:value="0.599205491" calcext:value-type="float">
            <text:p>0.599205491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7.190465892" calcext:value-type="float">
            <text:p>7.190465892</text:p>
          </table:table-cell>
          <table:table-cell table:number-columns-repeated="6"/>
        </table:table-row>
        <table:table-row table:style-name="ro1">
          <table:table-cell office:value-type="float" office:value="0.599126023" calcext:value-type="float">
            <text:p>0.599126023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7.189512276" calcext:value-type="float">
            <text:p>7.189512276</text:p>
          </table:table-cell>
          <table:table-cell table:number-columns-repeated="6"/>
        </table:table-row>
        <table:table-row table:style-name="ro1">
          <table:table-cell office:value-type="float" office:value="0.598988976" calcext:value-type="float">
            <text:p>0.598988976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7.187867712" calcext:value-type="float">
            <text:p>7.187867712</text:p>
          </table:table-cell>
          <table:table-cell table:number-columns-repeated="6"/>
        </table:table-row>
        <table:table-row table:style-name="ro1">
          <table:table-cell office:value-type="float" office:value="0.599239868" calcext:value-type="float">
            <text:p>0.599239868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7.190878416" calcext:value-type="float">
            <text:p>7.190878416</text:p>
          </table:table-cell>
          <table:table-cell table:number-columns-repeated="6"/>
        </table:table-row>
        <table:table-row table:style-name="ro1">
          <table:table-cell office:value-type="float" office:value="0.599611749" calcext:value-type="float">
            <text:p>0.599611749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7.195340988" calcext:value-type="float">
            <text:p>7.195340988</text:p>
          </table:table-cell>
          <table:table-cell table:number-columns-repeated="6"/>
        </table:table-row>
        <table:table-row table:style-name="ro1">
          <table:table-cell office:value-type="float" office:value="0.599430265" calcext:value-type="float">
            <text:p>0.599430265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7.19316318" calcext:value-type="float">
            <text:p>7.19316318</text:p>
          </table:table-cell>
          <table:table-cell table:number-columns-repeated="6"/>
        </table:table-row>
        <table:table-row table:style-name="ro1">
          <table:table-cell office:value-type="float" office:value="0.599337488" calcext:value-type="float">
            <text:p>0.599337488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7.192049856" calcext:value-type="float">
            <text:p>7.192049856</text:p>
          </table:table-cell>
          <table:table-cell table:number-columns-repeated="6"/>
        </table:table-row>
        <table:table-row table:style-name="ro1">
          <table:table-cell office:value-type="float" office:value="0.5990909" calcext:value-type="float">
            <text:p>0.5990909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7.1890908" calcext:value-type="float">
            <text:p>7.1890908</text:p>
          </table:table-cell>
          <table:table-cell table:number-columns-repeated="6"/>
        </table:table-row>
        <table:table-row table:style-name="ro1">
          <table:table-cell office:value-type="float" office:value="0.600819071" calcext:value-type="float">
            <text:p>0.600819071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7.209828852" calcext:value-type="float">
            <text:p>7.209828852</text:p>
          </table:table-cell>
          <table:table-cell table:number-columns-repeated="6"/>
        </table:table-row>
        <table:table-row table:style-name="ro1">
          <table:table-cell office:value-type="float" office:value="0.598705339" calcext:value-type="float">
            <text:p>0.598705339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7.184464068" calcext:value-type="float">
            <text:p>7.184464068</text:p>
          </table:table-cell>
          <table:table-cell table:number-columns-repeated="6"/>
        </table:table-row>
        <table:table-row table:style-name="ro1">
          <table:table-cell office:value-type="float" office:value="0.599106047" calcext:value-type="float">
            <text:p>0.599106047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7.189272564" calcext:value-type="float">
            <text:p>7.189272564</text:p>
          </table:table-cell>
          <table:table-cell table:number-columns-repeated="6"/>
        </table:table-row>
        <table:table-row table:style-name="ro1">
          <table:table-cell office:value-type="float" office:value="0.598759308" calcext:value-type="float">
            <text:p>0.598759308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7.185111696" calcext:value-type="float">
            <text:p>7.185111696</text:p>
          </table:table-cell>
          <table:table-cell table:number-columns-repeated="6"/>
        </table:table-row>
        <table:table-row table:style-name="ro1">
          <table:table-cell office:value-type="float" office:value="0.599551189" calcext:value-type="float">
            <text:p>0.599551189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7.194614268" calcext:value-type="float">
            <text:p>7.194614268</text:p>
          </table:table-cell>
          <table:table-cell table:number-columns-repeated="6"/>
        </table:table-row>
        <table:table-row table:style-name="ro1">
          <table:table-cell office:value-type="float" office:value="0.599840977" calcext:value-type="float">
            <text:p>0.599840977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7.198091724" calcext:value-type="float">
            <text:p>7.198091724</text:p>
          </table:table-cell>
          <table:table-cell table:number-columns-repeated="6"/>
        </table:table-row>
        <table:table-row table:style-name="ro1">
          <table:table-cell office:value-type="float" office:value="0.599583005" calcext:value-type="float">
            <text:p>0.599583005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7.19499606" calcext:value-type="float">
            <text:p>7.19499606</text:p>
          </table:table-cell>
          <table:table-cell table:number-columns-repeated="6"/>
        </table:table-row>
        <table:table-row table:style-name="ro1">
          <table:table-cell office:value-type="float" office:value="0.60040496" calcext:value-type="float">
            <text:p>0.60040496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7.20485952" calcext:value-type="float">
            <text:p>7.20485952</text:p>
          </table:table-cell>
          <table:table-cell table:number-columns-repeated="6"/>
        </table:table-row>
        <table:table-row table:style-name="ro1">
          <table:table-cell office:value-type="float" office:value="0.598774443" calcext:value-type="float">
            <text:p>0.598774443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185293316" calcext:value-type="float">
            <text:p>7.185293316</text:p>
          </table:table-cell>
          <table:table-cell table:number-columns-repeated="6"/>
        </table:table-row>
        <table:table-row table:style-name="ro1">
          <table:table-cell office:value-type="float" office:value="0.59863841" calcext:value-type="float">
            <text:p>0.59863841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7.18366092" calcext:value-type="float">
            <text:p>7.18366092</text:p>
          </table:table-cell>
          <table:table-cell table:number-columns-repeated="6"/>
        </table:table-row>
        <table:table-row table:style-name="ro1">
          <table:table-cell office:value-type="float" office:value="0.59924088" calcext:value-type="float">
            <text:p>0.59924088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19089056" calcext:value-type="float">
            <text:p>7.19089056</text:p>
          </table:table-cell>
          <table:table-cell table:number-columns-repeated="6"/>
        </table:table-row>
        <table:table-row table:style-name="ro1">
          <table:table-cell office:value-type="float" office:value="0.598717543" calcext:value-type="float">
            <text:p>0.598717543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184610516" calcext:value-type="float">
            <text:p>7.184610516</text:p>
          </table:table-cell>
          <table:table-cell table:number-columns-repeated="6"/>
        </table:table-row>
        <table:table-row table:style-name="ro1">
          <table:table-cell office:value-type="float" office:value="0.599545645" calcext:value-type="float">
            <text:p>0.599545645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19454774" calcext:value-type="float">
            <text:p>7.19454774</text:p>
          </table:table-cell>
          <table:table-cell table:number-columns-repeated="6"/>
        </table:table-row>
        <table:table-row table:style-name="ro1">
          <table:table-cell office:value-type="float" office:value="0.599211522" calcext:value-type="float">
            <text:p>0.599211522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190538264" calcext:value-type="float">
            <text:p>7.190538264</text:p>
          </table:table-cell>
          <table:table-cell table:number-columns-repeated="6"/>
        </table:table-row>
        <table:table-row table:style-name="ro1">
          <table:table-cell office:value-type="float" office:value="0.598971597" calcext:value-type="float">
            <text:p>0.598971597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7.187659164" calcext:value-type="float">
            <text:p>7.187659164</text:p>
          </table:table-cell>
          <table:table-cell table:number-columns-repeated="6"/>
        </table:table-row>
        <table:table-row table:style-name="ro1">
          <table:table-cell office:value-type="float" office:value="0.599117002" calcext:value-type="float">
            <text:p>0.599117002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7.189404024" calcext:value-type="float">
            <text:p>7.189404024</text:p>
          </table:table-cell>
          <table:table-cell table:number-columns-repeated="6"/>
        </table:table-row>
        <table:table-row table:style-name="ro1">
          <table:table-cell office:value-type="float" office:value="0.598532882" calcext:value-type="float">
            <text:p>0.598532882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7.182394584" calcext:value-type="float">
            <text:p>7.182394584</text:p>
          </table:table-cell>
          <table:table-cell table:number-columns-repeated="6"/>
        </table:table-row>
        <table:table-row table:style-name="ro1">
          <table:table-cell office:value-type="float" office:value="0.599599412" calcext:value-type="float">
            <text:p>0.599599412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7.195192944" calcext:value-type="float">
            <text:p>7.195192944</text:p>
          </table:table-cell>
          <table:table-cell table:number-columns-repeated="6"/>
        </table:table-row>
        <table:table-row table:style-name="ro1">
          <table:table-cell office:value-type="float" office:value="0.599024934" calcext:value-type="float">
            <text:p>0.599024934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7.188299208" calcext:value-type="float">
            <text:p>7.188299208</text:p>
          </table:table-cell>
          <table:table-cell table:number-columns-repeated="6"/>
        </table:table-row>
        <table:table-row table:style-name="ro1">
          <table:table-cell office:value-type="float" office:value="0.600267382" calcext:value-type="float">
            <text:p>0.600267382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7.203208584" calcext:value-type="float">
            <text:p>7.203208584</text:p>
          </table:table-cell>
          <table:table-cell table:number-columns-repeated="6"/>
        </table:table-row>
        <table:table-row table:style-name="ro1">
          <table:table-cell office:value-type="float" office:value="0.599546347" calcext:value-type="float">
            <text:p>0.599546347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7.194556164" calcext:value-type="float">
            <text:p>7.194556164</text:p>
          </table:table-cell>
          <table:table-cell table:number-columns-repeated="6"/>
        </table:table-row>
        <table:table-row table:style-name="ro1">
          <table:table-cell office:value-type="float" office:value="0.600610402" calcext:value-type="float">
            <text:p>0.600610402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7.207324824" calcext:value-type="float">
            <text:p>7.207324824</text:p>
          </table:table-cell>
          <table:table-cell table:number-columns-repeated="6"/>
        </table:table-row>
        <table:table-row table:style-name="ro1">
          <table:table-cell office:value-type="float" office:value="0.599707807" calcext:value-type="float">
            <text:p>0.599707807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7.196493684" calcext:value-type="float">
            <text:p>7.196493684</text:p>
          </table:table-cell>
          <table:table-cell table:number-columns-repeated="6"/>
        </table:table-row>
        <table:table-row table:style-name="ro1">
          <table:table-cell office:value-type="float" office:value="0.600133775" calcext:value-type="float">
            <text:p>0.600133775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7.2016053" calcext:value-type="float">
            <text:p>7.2016053</text:p>
          </table:table-cell>
          <table:table-cell table:number-columns-repeated="6"/>
        </table:table-row>
        <table:table-row table:style-name="ro1">
          <table:table-cell office:value-type="float" office:value="0.599363819" calcext:value-type="float">
            <text:p>0.599363819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7.192365828" calcext:value-type="float">
            <text:p>7.192365828</text:p>
          </table:table-cell>
          <table:table-cell table:number-columns-repeated="6"/>
        </table:table-row>
        <table:table-row table:style-name="ro1">
          <table:table-cell office:value-type="float" office:value="0.599534173" calcext:value-type="float">
            <text:p>0.599534173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7.194410076" calcext:value-type="float">
            <text:p>7.194410076</text:p>
          </table:table-cell>
          <table:table-cell table:number-columns-repeated="6"/>
        </table:table-row>
        <table:table-row table:style-name="ro1">
          <table:table-cell office:value-type="float" office:value="0.5992293" calcext:value-type="float">
            <text:p>0.5992293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7.1907516" calcext:value-type="float">
            <text:p>7.1907516</text:p>
          </table:table-cell>
          <table:table-cell table:number-columns-repeated="6"/>
        </table:table-row>
        <table:table-row table:style-name="ro1">
          <table:table-cell office:value-type="float" office:value="0.599258128" calcext:value-type="float">
            <text:p>0.599258128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7.191097536" calcext:value-type="float">
            <text:p>7.191097536</text:p>
          </table:table-cell>
          <table:table-cell table:number-columns-repeated="6"/>
        </table:table-row>
        <table:table-row table:style-name="ro1">
          <table:table-cell office:value-type="float" office:value="0.598484855" calcext:value-type="float">
            <text:p>0.598484855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7.18181826" calcext:value-type="float">
            <text:p>7.18181826</text:p>
          </table:table-cell>
          <table:table-cell table:number-columns-repeated="6"/>
        </table:table-row>
        <table:table-row table:style-name="ro1">
          <table:table-cell office:value-type="float" office:value="0.599341409" calcext:value-type="float">
            <text:p>0.599341409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7.192096908" calcext:value-type="float">
            <text:p>7.192096908</text:p>
          </table:table-cell>
          <table:table-cell table:number-columns-repeated="6"/>
        </table:table-row>
        <table:table-row table:style-name="ro1">
          <table:table-cell office:value-type="float" office:value="0.599286576" calcext:value-type="float">
            <text:p>0.599286576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7.191438912" calcext:value-type="float">
            <text:p>7.191438912</text:p>
          </table:table-cell>
          <table:table-cell table:number-columns-repeated="6"/>
        </table:table-row>
        <table:table-row table:style-name="ro1">
          <table:table-cell office:value-type="float" office:value="0.599055356" calcext:value-type="float">
            <text:p>0.599055356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7.188664272" calcext:value-type="float">
            <text:p>7.188664272</text:p>
          </table:table-cell>
          <table:table-cell table:number-columns-repeated="6"/>
        </table:table-row>
        <table:table-row table:style-name="ro1">
          <table:table-cell office:value-type="float" office:value="0.599167117" calcext:value-type="float">
            <text:p>0.599167117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7.190005404" calcext:value-type="float">
            <text:p>7.190005404</text:p>
          </table:table-cell>
          <table:table-cell table:number-columns-repeated="6"/>
        </table:table-row>
        <table:table-row table:style-name="ro1">
          <table:table-cell office:value-type="float" office:value="0.612022547" calcext:value-type="float">
            <text:p>0.612022547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7.344270564" calcext:value-type="float">
            <text:p>7.344270564</text:p>
          </table:table-cell>
          <table:table-cell table:number-columns-repeated="6"/>
        </table:table-row>
        <table:table-row table:style-name="ro1">
          <table:table-cell office:value-type="float" office:value="0.620585746" calcext:value-type="float">
            <text:p>0.620585746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7.447028952" calcext:value-type="float">
            <text:p>7.447028952</text:p>
          </table:table-cell>
          <table:table-cell table:number-columns-repeated="6"/>
        </table:table-row>
        <table:table-row table:style-name="ro1">
          <table:table-cell office:value-type="float" office:value="0.611748763" calcext:value-type="float">
            <text:p>0.611748763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7.340985156" calcext:value-type="float">
            <text:p>7.340985156</text:p>
          </table:table-cell>
          <table:table-cell table:number-columns-repeated="6"/>
        </table:table-row>
        <table:table-row table:style-name="ro1">
          <table:table-cell office:value-type="float" office:value="0.604171151" calcext:value-type="float">
            <text:p>0.604171151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7.250053812" calcext:value-type="float">
            <text:p>7.250053812</text:p>
          </table:table-cell>
          <table:table-cell table:number-columns-repeated="6"/>
        </table:table-row>
        <table:table-row table:style-name="ro1">
          <table:table-cell office:value-type="float" office:value="0.599322729" calcext:value-type="float">
            <text:p>0.599322729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7.191872748" calcext:value-type="float">
            <text:p>7.191872748</text:p>
          </table:table-cell>
          <table:table-cell table:number-columns-repeated="6"/>
        </table:table-row>
        <table:table-row table:style-name="ro1">
          <table:table-cell office:value-type="float" office:value="0.604215149" calcext:value-type="float">
            <text:p>0.604215149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7.250581788" calcext:value-type="float">
            <text:p>7.250581788</text:p>
          </table:table-cell>
          <table:table-cell table:number-columns-repeated="6"/>
        </table:table-row>
        <table:table-row table:style-name="ro1">
          <table:table-cell office:value-type="float" office:value="0.598951759" calcext:value-type="float">
            <text:p>0.598951759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187421108" calcext:value-type="float">
            <text:p>7.187421108</text:p>
          </table:table-cell>
          <table:table-cell table:number-columns-repeated="6"/>
        </table:table-row>
        <table:table-row table:style-name="ro1">
          <table:table-cell office:value-type="float" office:value="0.600276629" calcext:value-type="float">
            <text:p>0.600276629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7.203319548" calcext:value-type="float">
            <text:p>7.203319548</text:p>
          </table:table-cell>
          <table:table-cell table:number-columns-repeated="6"/>
        </table:table-row>
        <table:table-row table:style-name="ro1">
          <table:table-cell office:value-type="float" office:value="0.598277766" calcext:value-type="float">
            <text:p>0.598277766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179333192" calcext:value-type="float">
            <text:p>7.179333192</text:p>
          </table:table-cell>
          <table:table-cell table:number-columns-repeated="6"/>
        </table:table-row>
        <table:table-row table:style-name="ro1">
          <table:table-cell office:value-type="float" office:value="0.599466017" calcext:value-type="float">
            <text:p>0.599466017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7.193592204" calcext:value-type="float">
            <text:p>7.193592204</text:p>
          </table:table-cell>
          <table:table-cell table:number-columns-repeated="6"/>
        </table:table-row>
        <table:table-row table:style-name="ro1">
          <table:table-cell office:value-type="float" office:value="0.598258105" calcext:value-type="float">
            <text:p>0.598258105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7.17909726" calcext:value-type="float">
            <text:p>7.17909726</text:p>
          </table:table-cell>
          <table:table-cell table:number-columns-repeated="6"/>
        </table:table-row>
        <table:table-row table:style-name="ro1">
          <table:table-cell office:value-type="float" office:value="0.598944418" calcext:value-type="float">
            <text:p>0.598944418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7.187333016" calcext:value-type="float">
            <text:p>7.187333016</text:p>
          </table:table-cell>
          <table:table-cell table:number-columns-repeated="6"/>
        </table:table-row>
        <table:table-row table:style-name="ro1">
          <table:table-cell office:value-type="float" office:value="0.598381901" calcext:value-type="float">
            <text:p>0.598381901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7.180582812" calcext:value-type="float">
            <text:p>7.180582812</text:p>
          </table:table-cell>
          <table:table-cell table:number-columns-repeated="6"/>
        </table:table-row>
        <table:table-row table:style-name="ro1">
          <table:table-cell office:value-type="float" office:value="0.600057634" calcext:value-type="float">
            <text:p>0.600057634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7.200691608" calcext:value-type="float">
            <text:p>7.200691608</text:p>
          </table:table-cell>
          <table:table-cell table:number-columns-repeated="6"/>
        </table:table-row>
        <table:table-row table:style-name="ro1">
          <table:table-cell office:value-type="float" office:value="0.598823519" calcext:value-type="float">
            <text:p>0.598823519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7.185882228" calcext:value-type="float">
            <text:p>7.185882228</text:p>
          </table:table-cell>
          <table:table-cell table:number-columns-repeated="6"/>
        </table:table-row>
        <table:table-row table:style-name="ro1">
          <table:table-cell office:value-type="float" office:value="0.598596915" calcext:value-type="float">
            <text:p>0.598596915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7.18316298" calcext:value-type="float">
            <text:p>7.18316298</text:p>
          </table:table-cell>
          <table:table-cell table:number-columns-repeated="6"/>
        </table:table-row>
        <table:table-row table:style-name="ro1">
          <table:table-cell office:value-type="float" office:value="0.598476838" calcext:value-type="float">
            <text:p>0.598476838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7.181722056" calcext:value-type="float">
            <text:p>7.181722056</text:p>
          </table:table-cell>
          <table:table-cell table:number-columns-repeated="6"/>
        </table:table-row>
        <table:table-row table:style-name="ro1">
          <table:table-cell office:value-type="float" office:value="0.603764495" calcext:value-type="float">
            <text:p>0.603764495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7.24517394" calcext:value-type="float">
            <text:p>7.24517394</text:p>
          </table:table-cell>
          <table:table-cell table:number-columns-repeated="6"/>
        </table:table-row>
        <table:table-row table:style-name="ro1">
          <table:table-cell office:value-type="float" office:value="0.598008577" calcext:value-type="float">
            <text:p>0.598008577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7.176102924" calcext:value-type="float">
            <text:p>7.176102924</text:p>
          </table:table-cell>
          <table:table-cell table:number-columns-repeated="6"/>
        </table:table-row>
        <table:table-row table:style-name="ro1">
          <table:table-cell office:value-type="float" office:value="0.599467944" calcext:value-type="float">
            <text:p>0.599467944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7.193615328" calcext:value-type="float">
            <text:p>7.193615328</text:p>
          </table:table-cell>
          <table:table-cell table:number-columns-repeated="6"/>
        </table:table-row>
        <table:table-row table:style-name="ro1">
          <table:table-cell office:value-type="float" office:value="0.599191632" calcext:value-type="float">
            <text:p>0.599191632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7.190299584" calcext:value-type="float">
            <text:p>7.190299584</text:p>
          </table:table-cell>
          <table:table-cell table:number-columns-repeated="6"/>
        </table:table-row>
        <table:table-row table:style-name="ro1">
          <table:table-cell office:value-type="float" office:value="0.599353802" calcext:value-type="float">
            <text:p>0.599353802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192245624" calcext:value-type="float">
            <text:p>7.192245624</text:p>
          </table:table-cell>
          <table:table-cell table:number-columns-repeated="6"/>
        </table:table-row>
        <table:table-row table:style-name="ro1">
          <table:table-cell office:value-type="float" office:value="0.61719308" calcext:value-type="float">
            <text:p>0.61719308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7.40631696" calcext:value-type="float">
            <text:p>7.40631696</text:p>
          </table:table-cell>
          <table:table-cell table:number-columns-repeated="6"/>
        </table:table-row>
        <table:table-row table:style-name="ro1">
          <table:table-cell office:value-type="float" office:value="0.624123534" calcext:value-type="float">
            <text:p>0.624123534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7.489482408" calcext:value-type="float">
            <text:p>7.489482408</text:p>
          </table:table-cell>
          <table:table-cell table:number-columns-repeated="6"/>
        </table:table-row>
        <table:table-row table:style-name="ro1">
          <table:table-cell office:value-type="float" office:value="0.60003646" calcext:value-type="float">
            <text:p>0.60003646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20043752" calcext:value-type="float">
            <text:p>7.20043752</text:p>
          </table:table-cell>
          <table:table-cell table:number-columns-repeated="6"/>
        </table:table-row>
        <table:table-row table:style-name="ro1">
          <table:table-cell office:value-type="float" office:value="0.60005957" calcext:value-type="float">
            <text:p>0.60005957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20071484" calcext:value-type="float">
            <text:p>7.20071484</text:p>
          </table:table-cell>
          <table:table-cell table:number-columns-repeated="6"/>
        </table:table-row>
        <table:table-row table:style-name="ro1">
          <table:table-cell office:value-type="float" office:value="0.599556808" calcext:value-type="float">
            <text:p>0.599556808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7.194681696" calcext:value-type="float">
            <text:p>7.194681696</text:p>
          </table:table-cell>
          <table:table-cell table:number-columns-repeated="6"/>
        </table:table-row>
        <table:table-row table:style-name="ro1">
          <table:table-cell office:value-type="float" office:value="0.599611324" calcext:value-type="float">
            <text:p>0.599611324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7.195335888" calcext:value-type="float">
            <text:p>7.195335888</text:p>
          </table:table-cell>
          <table:table-cell table:number-columns-repeated="6"/>
        </table:table-row>
        <table:table-row table:style-name="ro1">
          <table:table-cell office:value-type="float" office:value="0.598856137" calcext:value-type="float">
            <text:p>0.598856137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7.186273644" calcext:value-type="float">
            <text:p>7.186273644</text:p>
          </table:table-cell>
          <table:table-cell table:number-columns-repeated="6"/>
        </table:table-row>
        <table:table-row table:style-name="ro1">
          <table:table-cell office:value-type="float" office:value="0.612739634" calcext:value-type="float">
            <text:p>0.612739634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7.352875608" calcext:value-type="float">
            <text:p>7.352875608</text:p>
          </table:table-cell>
          <table:table-cell table:number-columns-repeated="6"/>
        </table:table-row>
        <table:table-row table:style-name="ro1">
          <table:table-cell office:value-type="float" office:value="0.60055378" calcext:value-type="float">
            <text:p>0.60055378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7.20664536" calcext:value-type="float">
            <text:p>7.20664536</text:p>
          </table:table-cell>
          <table:table-cell table:number-columns-repeated="6"/>
        </table:table-row>
        <table:table-row table:style-name="ro1">
          <table:table-cell office:value-type="float" office:value="0.60244704" calcext:value-type="float">
            <text:p>0.60244704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7.22936448" calcext:value-type="float">
            <text:p>7.22936448</text:p>
          </table:table-cell>
          <table:table-cell table:number-columns-repeated="6"/>
        </table:table-row>
        <table:table-row table:style-name="ro1">
          <table:table-cell office:value-type="float" office:value="0.598148432" calcext:value-type="float">
            <text:p>0.598148432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7.177781184" calcext:value-type="float">
            <text:p>7.177781184</text:p>
          </table:table-cell>
          <table:table-cell table:number-columns-repeated="6"/>
        </table:table-row>
        <table:table-row table:style-name="ro1">
          <table:table-cell office:value-type="float" office:value="0.59901608" calcext:value-type="float">
            <text:p>0.59901608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7.18819296" calcext:value-type="float">
            <text:p>7.18819296</text:p>
          </table:table-cell>
          <table:table-cell table:number-columns-repeated="6"/>
        </table:table-row>
        <table:table-row table:style-name="ro1">
          <table:table-cell office:value-type="float" office:value="0.603059864" calcext:value-type="float">
            <text:p>0.603059864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7.236718368" calcext:value-type="float">
            <text:p>7.236718368</text:p>
          </table:table-cell>
          <table:table-cell table:number-columns-repeated="6"/>
        </table:table-row>
        <table:table-row table:style-name="ro1">
          <table:table-cell office:value-type="float" office:value="0.608477737" calcext:value-type="float">
            <text:p>0.608477737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7.301732844" calcext:value-type="float">
            <text:p>7.301732844</text:p>
          </table:table-cell>
          <table:table-cell table:number-columns-repeated="6"/>
        </table:table-row>
        <table:table-row table:style-name="ro1">
          <table:table-cell office:value-type="float" office:value="0.600551678" calcext:value-type="float">
            <text:p>0.600551678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7.206620136" calcext:value-type="float">
            <text:p>7.206620136</text:p>
          </table:table-cell>
          <table:table-cell table:number-columns-repeated="6"/>
        </table:table-row>
        <table:table-row table:style-name="ro1">
          <table:table-cell office:value-type="float" office:value="0.599942222" calcext:value-type="float">
            <text:p>0.599942222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7.199306664" calcext:value-type="float">
            <text:p>7.199306664</text:p>
          </table:table-cell>
          <table:table-cell table:number-columns-repeated="6"/>
        </table:table-row>
        <table:table-row table:style-name="ro1">
          <table:table-cell office:value-type="float" office:value="0.598845897" calcext:value-type="float">
            <text:p>0.598845897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7.186150764" calcext:value-type="float">
            <text:p>7.186150764</text:p>
          </table:table-cell>
          <table:table-cell table:number-columns-repeated="6"/>
        </table:table-row>
        <table:table-row table:style-name="ro1">
          <table:table-cell office:value-type="float" office:value="0.59887007" calcext:value-type="float">
            <text:p>0.59887007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7.18644084" calcext:value-type="float">
            <text:p>7.18644084</text:p>
          </table:table-cell>
          <table:table-cell table:number-columns-repeated="6"/>
        </table:table-row>
        <table:table-row table:style-name="ro1">
          <table:table-cell office:value-type="float" office:value="0.599550041" calcext:value-type="float">
            <text:p>0.599550041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7.194600492" calcext:value-type="float">
            <text:p>7.194600492</text:p>
          </table:table-cell>
          <table:table-cell table:number-columns-repeated="6"/>
        </table:table-row>
        <table:table-row table:style-name="ro1">
          <table:table-cell office:value-type="float" office:value="0.601617344" calcext:value-type="float">
            <text:p>0.601617344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7.219408128" calcext:value-type="float">
            <text:p>7.219408128</text:p>
          </table:table-cell>
          <table:table-cell table:number-columns-repeated="6"/>
        </table:table-row>
        <table:table-row table:style-name="ro1">
          <table:table-cell office:value-type="float" office:value="0.599592863" calcext:value-type="float">
            <text:p>0.599592863</text:p>
          </table:table-cell>
          <table:table-cell office:value-type="float" office:value="342" calcext:value-type="float">
            <text:p>342</text:p>
          </table:table-cell>
          <table:table-cell table:formula="of:=[.A343]*12" office:value-type="float" office:value="7.195114356" calcext:value-type="float">
            <text:p>7.195114356</text:p>
          </table:table-cell>
          <table:table-cell table:number-columns-repeated="6"/>
        </table:table-row>
        <table:table-row table:style-name="ro1">
          <table:table-cell office:value-type="float" office:value="0.605811921" calcext:value-type="float">
            <text:p>0.605811921</text:p>
          </table:table-cell>
          <table:table-cell office:value-type="float" office:value="343" calcext:value-type="float">
            <text:p>343</text:p>
          </table:table-cell>
          <table:table-cell table:formula="of:=[.A344]*12" office:value-type="float" office:value="7.269743052" calcext:value-type="float">
            <text:p>7.269743052</text:p>
          </table:table-cell>
          <table:table-cell table:number-columns-repeated="6"/>
        </table:table-row>
        <table:table-row table:style-name="ro1">
          <table:table-cell office:value-type="float" office:value="0.59954262" calcext:value-type="float">
            <text:p>0.59954262</text:p>
          </table:table-cell>
          <table:table-cell office:value-type="float" office:value="344" calcext:value-type="float">
            <text:p>344</text:p>
          </table:table-cell>
          <table:table-cell table:formula="of:=[.A345]*12" office:value-type="float" office:value="7.19451144" calcext:value-type="float">
            <text:p>7.19451144</text:p>
          </table:table-cell>
          <table:table-cell table:number-columns-repeated="6"/>
        </table:table-row>
        <table:table-row table:style-name="ro1">
          <table:table-cell office:value-type="float" office:value="0.603976716" calcext:value-type="float">
            <text:p>0.603976716</text:p>
          </table:table-cell>
          <table:table-cell office:value-type="float" office:value="345" calcext:value-type="float">
            <text:p>345</text:p>
          </table:table-cell>
          <table:table-cell table:formula="of:=[.A346]*12" office:value-type="float" office:value="7.247720592" calcext:value-type="float">
            <text:p>7.247720592</text:p>
          </table:table-cell>
          <table:table-cell table:number-columns-repeated="6"/>
        </table:table-row>
        <table:table-row table:style-name="ro1">
          <table:table-cell office:value-type="float" office:value="0.606122592" calcext:value-type="float">
            <text:p>0.606122592</text:p>
          </table:table-cell>
          <table:table-cell office:value-type="float" office:value="346" calcext:value-type="float">
            <text:p>346</text:p>
          </table:table-cell>
          <table:table-cell table:formula="of:=[.A347]*12" office:value-type="float" office:value="7.273471104" calcext:value-type="float">
            <text:p>7.273471104</text:p>
          </table:table-cell>
          <table:table-cell table:number-columns-repeated="6"/>
        </table:table-row>
        <table:table-row table:style-name="ro1">
          <table:table-cell office:value-type="float" office:value="0.599088486" calcext:value-type="float">
            <text:p>0.599088486</text:p>
          </table:table-cell>
          <table:table-cell office:value-type="float" office:value="347" calcext:value-type="float">
            <text:p>347</text:p>
          </table:table-cell>
          <table:table-cell table:formula="of:=[.A348]*12" office:value-type="float" office:value="7.189061832" calcext:value-type="float">
            <text:p>7.189061832</text:p>
          </table:table-cell>
          <table:table-cell table:number-columns-repeated="6"/>
        </table:table-row>
        <table:table-row table:style-name="ro1">
          <table:table-cell office:value-type="float" office:value="0.599893841" calcext:value-type="float">
            <text:p>0.599893841</text:p>
          </table:table-cell>
          <table:table-cell office:value-type="float" office:value="348" calcext:value-type="float">
            <text:p>348</text:p>
          </table:table-cell>
          <table:table-cell table:formula="of:=[.A349]*12" office:value-type="float" office:value="7.198726092" calcext:value-type="float">
            <text:p>7.198726092</text:p>
          </table:table-cell>
          <table:table-cell table:number-columns-repeated="6"/>
        </table:table-row>
        <table:table-row table:style-name="ro1">
          <table:table-cell office:value-type="float" office:value="0.599186478" calcext:value-type="float">
            <text:p>0.599186478</text:p>
          </table:table-cell>
          <table:table-cell office:value-type="float" office:value="349" calcext:value-type="float">
            <text:p>349</text:p>
          </table:table-cell>
          <table:table-cell table:formula="of:=[.A350]*12" office:value-type="float" office:value="7.190237736" calcext:value-type="float">
            <text:p>7.190237736</text:p>
          </table:table-cell>
          <table:table-cell table:number-columns-repeated="6"/>
        </table:table-row>
        <table:table-row table:style-name="ro1">
          <table:table-cell office:value-type="float" office:value="0.598950267" calcext:value-type="float">
            <text:p>0.598950267</text:p>
          </table:table-cell>
          <table:table-cell office:value-type="float" office:value="350" calcext:value-type="float">
            <text:p>350</text:p>
          </table:table-cell>
          <table:table-cell table:formula="of:=[.A351]*12" office:value-type="float" office:value="7.187403204" calcext:value-type="float">
            <text:p>7.187403204</text:p>
          </table:table-cell>
          <table:table-cell table:number-columns-repeated="6"/>
        </table:table-row>
        <table:table-row table:style-name="ro1">
          <table:table-cell office:value-type="float" office:value="0.599519288" calcext:value-type="float">
            <text:p>0.599519288</text:p>
          </table:table-cell>
          <table:table-cell office:value-type="float" office:value="351" calcext:value-type="float">
            <text:p>351</text:p>
          </table:table-cell>
          <table:table-cell table:formula="of:=[.A352]*12" office:value-type="float" office:value="7.194231456" calcext:value-type="float">
            <text:p>7.194231456</text:p>
          </table:table-cell>
          <table:table-cell table:number-columns-repeated="6"/>
        </table:table-row>
        <table:table-row table:style-name="ro1">
          <table:table-cell office:value-type="float" office:value="0.602081275" calcext:value-type="float">
            <text:p>0.602081275</text:p>
          </table:table-cell>
          <table:table-cell office:value-type="float" office:value="352" calcext:value-type="float">
            <text:p>352</text:p>
          </table:table-cell>
          <table:table-cell table:formula="of:=[.A353]*12" office:value-type="float" office:value="7.2249753" calcext:value-type="float">
            <text:p>7.2249753</text:p>
          </table:table-cell>
          <table:table-cell table:number-columns-repeated="6"/>
        </table:table-row>
        <table:table-row table:style-name="ro1">
          <table:table-cell office:value-type="float" office:value="0.600070924" calcext:value-type="float">
            <text:p>0.600070924</text:p>
          </table:table-cell>
          <table:table-cell office:value-type="float" office:value="353" calcext:value-type="float">
            <text:p>353</text:p>
          </table:table-cell>
          <table:table-cell table:formula="of:=[.A354]*12" office:value-type="float" office:value="7.200851088" calcext:value-type="float">
            <text:p>7.200851088</text:p>
          </table:table-cell>
          <table:table-cell table:number-columns-repeated="6"/>
        </table:table-row>
        <table:table-row table:style-name="ro1">
          <table:table-cell office:value-type="float" office:value="0.610398571" calcext:value-type="float">
            <text:p>0.610398571</text:p>
          </table:table-cell>
          <table:table-cell office:value-type="float" office:value="354" calcext:value-type="float">
            <text:p>354</text:p>
          </table:table-cell>
          <table:table-cell table:formula="of:=[.A355]*12" office:value-type="float" office:value="7.324782852" calcext:value-type="float">
            <text:p>7.324782852</text:p>
          </table:table-cell>
          <table:table-cell table:number-columns-repeated="6"/>
        </table:table-row>
        <table:table-row table:style-name="ro1">
          <table:table-cell office:value-type="float" office:value="0.601400043" calcext:value-type="float">
            <text:p>0.601400043</text:p>
          </table:table-cell>
          <table:table-cell office:value-type="float" office:value="355" calcext:value-type="float">
            <text:p>355</text:p>
          </table:table-cell>
          <table:table-cell table:formula="of:=[.A356]*12" office:value-type="float" office:value="7.216800516" calcext:value-type="float">
            <text:p>7.216800516</text:p>
          </table:table-cell>
          <table:table-cell table:number-columns-repeated="6"/>
        </table:table-row>
        <table:table-row table:style-name="ro1">
          <table:table-cell office:value-type="float" office:value="0.599668346" calcext:value-type="float">
            <text:p>0.599668346</text:p>
          </table:table-cell>
          <table:table-cell office:value-type="float" office:value="356" calcext:value-type="float">
            <text:p>356</text:p>
          </table:table-cell>
          <table:table-cell table:formula="of:=[.A357]*12" office:value-type="float" office:value="7.196020152" calcext:value-type="float">
            <text:p>7.196020152</text:p>
          </table:table-cell>
          <table:table-cell table:number-columns-repeated="6"/>
        </table:table-row>
        <table:table-row table:style-name="ro1">
          <table:table-cell office:value-type="float" office:value="0.599508993" calcext:value-type="float">
            <text:p>0.599508993</text:p>
          </table:table-cell>
          <table:table-cell office:value-type="float" office:value="357" calcext:value-type="float">
            <text:p>357</text:p>
          </table:table-cell>
          <table:table-cell table:formula="of:=[.A358]*12" office:value-type="float" office:value="7.194107916" calcext:value-type="float">
            <text:p>7.194107916</text:p>
          </table:table-cell>
          <table:table-cell table:number-columns-repeated="6"/>
        </table:table-row>
        <table:table-row table:style-name="ro1">
          <table:table-cell office:value-type="float" office:value="0.600255748" calcext:value-type="float">
            <text:p>0.600255748</text:p>
          </table:table-cell>
          <table:table-cell office:value-type="float" office:value="358" calcext:value-type="float">
            <text:p>358</text:p>
          </table:table-cell>
          <table:table-cell table:formula="of:=[.A359]*12" office:value-type="float" office:value="7.203068976" calcext:value-type="float">
            <text:p>7.203068976</text:p>
          </table:table-cell>
          <table:table-cell table:number-columns-repeated="6"/>
        </table:table-row>
        <table:table-row table:style-name="ro1">
          <table:table-cell office:value-type="float" office:value="0.601943364" calcext:value-type="float">
            <text:p>0.601943364</text:p>
          </table:table-cell>
          <table:table-cell office:value-type="float" office:value="359" calcext:value-type="float">
            <text:p>359</text:p>
          </table:table-cell>
          <table:table-cell table:formula="of:=[.A360]*12" office:value-type="float" office:value="7.223320368" calcext:value-type="float">
            <text:p>7.223320368</text:p>
          </table:table-cell>
          <table:table-cell table:number-columns-repeated="6"/>
        </table:table-row>
        <table:table-row table:style-name="ro1">
          <table:table-cell office:value-type="float" office:value="0.599234804" calcext:value-type="float">
            <text:p>0.599234804</text:p>
          </table:table-cell>
          <table:table-cell office:value-type="float" office:value="360" calcext:value-type="float">
            <text:p>360</text:p>
          </table:table-cell>
          <table:table-cell table:formula="of:=[.A361]*12" office:value-type="float" office:value="7.190817648" calcext:value-type="float">
            <text:p>7.190817648</text:p>
          </table:table-cell>
          <table:table-cell table:number-columns-repeated="6"/>
        </table:table-row>
        <table:table-row table:style-name="ro1">
          <table:table-cell office:value-type="float" office:value="0.599537697" calcext:value-type="float">
            <text:p>0.599537697</text:p>
          </table:table-cell>
          <table:table-cell office:value-type="float" office:value="361" calcext:value-type="float">
            <text:p>361</text:p>
          </table:table-cell>
          <table:table-cell table:formula="of:=[.A362]*12" office:value-type="float" office:value="7.194452364" calcext:value-type="float">
            <text:p>7.194452364</text:p>
          </table:table-cell>
          <table:table-cell table:number-columns-repeated="6"/>
        </table:table-row>
        <table:table-row table:style-name="ro1">
          <table:table-cell office:value-type="float" office:value="0.620711631" calcext:value-type="float">
            <text:p>0.620711631</text:p>
          </table:table-cell>
          <table:table-cell office:value-type="float" office:value="362" calcext:value-type="float">
            <text:p>362</text:p>
          </table:table-cell>
          <table:table-cell table:formula="of:=[.A363]*12" office:value-type="float" office:value="7.448539572" calcext:value-type="float">
            <text:p>7.448539572</text:p>
          </table:table-cell>
          <table:table-cell table:number-columns-repeated="6"/>
        </table:table-row>
        <table:table-row table:style-name="ro1">
          <table:table-cell office:value-type="float" office:value="0.60053149" calcext:value-type="float">
            <text:p>0.60053149</text:p>
          </table:table-cell>
          <table:table-cell office:value-type="float" office:value="363" calcext:value-type="float">
            <text:p>363</text:p>
          </table:table-cell>
          <table:table-cell table:formula="of:=[.A364]*12" office:value-type="float" office:value="7.20637788" calcext:value-type="float">
            <text:p>7.20637788</text:p>
          </table:table-cell>
          <table:table-cell table:number-columns-repeated="6"/>
        </table:table-row>
        <table:table-row table:style-name="ro1">
          <table:table-cell office:value-type="float" office:value="0.598516297" calcext:value-type="float">
            <text:p>0.598516297</text:p>
          </table:table-cell>
          <table:table-cell office:value-type="float" office:value="364" calcext:value-type="float">
            <text:p>364</text:p>
          </table:table-cell>
          <table:table-cell table:formula="of:=[.A365]*12" office:value-type="float" office:value="7.182195564" calcext:value-type="float">
            <text:p>7.182195564</text:p>
          </table:table-cell>
          <table:table-cell table:number-columns-repeated="6"/>
        </table:table-row>
        <table:table-row table:style-name="ro1">
          <table:table-cell office:value-type="float" office:value="0.600868545" calcext:value-type="float">
            <text:p>0.600868545</text:p>
          </table:table-cell>
          <table:table-cell office:value-type="float" office:value="365" calcext:value-type="float">
            <text:p>365</text:p>
          </table:table-cell>
          <table:table-cell table:formula="of:=[.A366]*12" office:value-type="float" office:value="7.21042254" calcext:value-type="float">
            <text:p>7.21042254</text:p>
          </table:table-cell>
          <table:table-cell table:number-columns-repeated="6"/>
        </table:table-row>
        <table:table-row table:style-name="ro1">
          <table:table-cell office:value-type="float" office:value="0.599901485" calcext:value-type="float">
            <text:p>0.599901485</text:p>
          </table:table-cell>
          <table:table-cell office:value-type="float" office:value="366" calcext:value-type="float">
            <text:p>366</text:p>
          </table:table-cell>
          <table:table-cell table:formula="of:=[.A367]*12" office:value-type="float" office:value="7.19881782" calcext:value-type="float">
            <text:p>7.19881782</text:p>
          </table:table-cell>
          <table:table-cell table:number-columns-repeated="6"/>
        </table:table-row>
        <table:table-row table:style-name="ro1">
          <table:table-cell office:value-type="float" office:value="0.599316245" calcext:value-type="float">
            <text:p>0.599316245</text:p>
          </table:table-cell>
          <table:table-cell office:value-type="float" office:value="367" calcext:value-type="float">
            <text:p>367</text:p>
          </table:table-cell>
          <table:table-cell table:formula="of:=[.A368]*12" office:value-type="float" office:value="7.19179494" calcext:value-type="float">
            <text:p>7.19179494</text:p>
          </table:table-cell>
          <table:table-cell table:number-columns-repeated="6"/>
        </table:table-row>
        <table:table-row table:style-name="ro1">
          <table:table-cell office:value-type="float" office:value="0.59962054" calcext:value-type="float">
            <text:p>0.59962054</text:p>
          </table:table-cell>
          <table:table-cell office:value-type="float" office:value="368" calcext:value-type="float">
            <text:p>368</text:p>
          </table:table-cell>
          <table:table-cell table:formula="of:=[.A369]*12" office:value-type="float" office:value="7.19544648" calcext:value-type="float">
            <text:p>7.19544648</text:p>
          </table:table-cell>
          <table:table-cell table:number-columns-repeated="6"/>
        </table:table-row>
        <table:table-row table:style-name="ro1">
          <table:table-cell office:value-type="float" office:value="0.599301269" calcext:value-type="float">
            <text:p>0.599301269</text:p>
          </table:table-cell>
          <table:table-cell office:value-type="float" office:value="369" calcext:value-type="float">
            <text:p>369</text:p>
          </table:table-cell>
          <table:table-cell table:formula="of:=[.A370]*12" office:value-type="float" office:value="7.191615228" calcext:value-type="float">
            <text:p>7.191615228</text:p>
          </table:table-cell>
          <table:table-cell table:number-columns-repeated="6"/>
        </table:table-row>
        <table:table-row table:style-name="ro1">
          <table:table-cell office:value-type="float" office:value="0.598934809" calcext:value-type="float">
            <text:p>0.598934809</text:p>
          </table:table-cell>
          <table:table-cell office:value-type="float" office:value="370" calcext:value-type="float">
            <text:p>370</text:p>
          </table:table-cell>
          <table:table-cell table:formula="of:=[.A371]*12" office:value-type="float" office:value="7.187217708" calcext:value-type="float">
            <text:p>7.187217708</text:p>
          </table:table-cell>
          <table:table-cell table:number-columns-repeated="6"/>
        </table:table-row>
        <table:table-row table:style-name="ro1">
          <table:table-cell office:value-type="float" office:value="0.599087065" calcext:value-type="float">
            <text:p>0.599087065</text:p>
          </table:table-cell>
          <table:table-cell office:value-type="float" office:value="371" calcext:value-type="float">
            <text:p>371</text:p>
          </table:table-cell>
          <table:table-cell table:formula="of:=[.A372]*12" office:value-type="float" office:value="7.18904478" calcext:value-type="float">
            <text:p>7.18904478</text:p>
          </table:table-cell>
          <table:table-cell table:number-columns-repeated="6"/>
        </table:table-row>
        <table:table-row table:style-name="ro1">
          <table:table-cell office:value-type="float" office:value="0.598440736" calcext:value-type="float">
            <text:p>0.598440736</text:p>
          </table:table-cell>
          <table:table-cell office:value-type="float" office:value="372" calcext:value-type="float">
            <text:p>372</text:p>
          </table:table-cell>
          <table:table-cell table:formula="of:=[.A373]*12" office:value-type="float" office:value="7.181288832" calcext:value-type="float">
            <text:p>7.181288832</text:p>
          </table:table-cell>
          <table:table-cell table:number-columns-repeated="6"/>
        </table:table-row>
        <table:table-row table:style-name="ro1">
          <table:table-cell office:value-type="float" office:value="0.601480846" calcext:value-type="float">
            <text:p>0.601480846</text:p>
          </table:table-cell>
          <table:table-cell office:value-type="float" office:value="373" calcext:value-type="float">
            <text:p>373</text:p>
          </table:table-cell>
          <table:table-cell table:formula="of:=[.A374]*12" office:value-type="float" office:value="7.217770152" calcext:value-type="float">
            <text:p>7.217770152</text:p>
          </table:table-cell>
          <table:table-cell table:number-columns-repeated="6"/>
        </table:table-row>
        <table:table-row table:style-name="ro1">
          <table:table-cell office:value-type="float" office:value="0.599345229" calcext:value-type="float">
            <text:p>0.599345229</text:p>
          </table:table-cell>
          <table:table-cell office:value-type="float" office:value="374" calcext:value-type="float">
            <text:p>374</text:p>
          </table:table-cell>
          <table:table-cell table:formula="of:=[.A375]*12" office:value-type="float" office:value="7.192142748" calcext:value-type="float">
            <text:p>7.192142748</text:p>
          </table:table-cell>
          <table:table-cell table:number-columns-repeated="6"/>
        </table:table-row>
        <table:table-row table:style-name="ro1">
          <table:table-cell office:value-type="float" office:value="0.599269509" calcext:value-type="float">
            <text:p>0.599269509</text:p>
          </table:table-cell>
          <table:table-cell office:value-type="float" office:value="375" calcext:value-type="float">
            <text:p>375</text:p>
          </table:table-cell>
          <table:table-cell table:formula="of:=[.A376]*12" office:value-type="float" office:value="7.191234108" calcext:value-type="float">
            <text:p>7.191234108</text:p>
          </table:table-cell>
          <table:table-cell table:number-columns-repeated="6"/>
        </table:table-row>
        <table:table-row table:style-name="ro1">
          <table:table-cell office:value-type="float" office:value="0.599034313" calcext:value-type="float">
            <text:p>0.599034313</text:p>
          </table:table-cell>
          <table:table-cell office:value-type="float" office:value="376" calcext:value-type="float">
            <text:p>376</text:p>
          </table:table-cell>
          <table:table-cell table:formula="of:=[.A377]*12" office:value-type="float" office:value="7.188411756" calcext:value-type="float">
            <text:p>7.188411756</text:p>
          </table:table-cell>
          <table:table-cell table:number-columns-repeated="6"/>
        </table:table-row>
        <table:table-row table:style-name="ro1">
          <table:table-cell office:value-type="float" office:value="0.598674293" calcext:value-type="float">
            <text:p>0.598674293</text:p>
          </table:table-cell>
          <table:table-cell office:value-type="float" office:value="377" calcext:value-type="float">
            <text:p>377</text:p>
          </table:table-cell>
          <table:table-cell table:formula="of:=[.A378]*12" office:value-type="float" office:value="7.184091516" calcext:value-type="float">
            <text:p>7.184091516</text:p>
          </table:table-cell>
          <table:table-cell table:number-columns-repeated="6"/>
        </table:table-row>
        <table:table-row table:style-name="ro1">
          <table:table-cell office:value-type="float" office:value="0.59939039" calcext:value-type="float">
            <text:p>0.59939039</text:p>
          </table:table-cell>
          <table:table-cell office:value-type="float" office:value="378" calcext:value-type="float">
            <text:p>378</text:p>
          </table:table-cell>
          <table:table-cell table:formula="of:=[.A379]*12" office:value-type="float" office:value="7.19268468" calcext:value-type="float">
            <text:p>7.19268468</text:p>
          </table:table-cell>
          <table:table-cell table:number-columns-repeated="6"/>
        </table:table-row>
        <table:table-row table:style-name="ro1">
          <table:table-cell office:value-type="float" office:value="0.599476428" calcext:value-type="float">
            <text:p>0.599476428</text:p>
          </table:table-cell>
          <table:table-cell office:value-type="float" office:value="379" calcext:value-type="float">
            <text:p>379</text:p>
          </table:table-cell>
          <table:table-cell table:formula="of:=[.A380]*12" office:value-type="float" office:value="7.193717136" calcext:value-type="float">
            <text:p>7.193717136</text:p>
          </table:table-cell>
          <table:table-cell table:number-columns-repeated="6"/>
        </table:table-row>
        <table:table-row table:style-name="ro1">
          <table:table-cell office:value-type="float" office:value="0.598644406" calcext:value-type="float">
            <text:p>0.598644406</text:p>
          </table:table-cell>
          <table:table-cell office:value-type="float" office:value="380" calcext:value-type="float">
            <text:p>380</text:p>
          </table:table-cell>
          <table:table-cell table:formula="of:=[.A381]*12" office:value-type="float" office:value="7.183732872" calcext:value-type="float">
            <text:p>7.183732872</text:p>
          </table:table-cell>
          <table:table-cell table:number-columns-repeated="6"/>
        </table:table-row>
        <table:table-row table:style-name="ro1">
          <table:table-cell office:value-type="float" office:value="0.600625937" calcext:value-type="float">
            <text:p>0.600625937</text:p>
          </table:table-cell>
          <table:table-cell office:value-type="float" office:value="381" calcext:value-type="float">
            <text:p>381</text:p>
          </table:table-cell>
          <table:table-cell table:formula="of:=[.A382]*12" office:value-type="float" office:value="7.207511244" calcext:value-type="float">
            <text:p>7.207511244</text:p>
          </table:table-cell>
          <table:table-cell table:number-columns-repeated="6"/>
        </table:table-row>
        <table:table-row table:style-name="ro1">
          <table:table-cell office:value-type="float" office:value="0.598694993" calcext:value-type="float">
            <text:p>0.598694993</text:p>
          </table:table-cell>
          <table:table-cell office:value-type="float" office:value="382" calcext:value-type="float">
            <text:p>382</text:p>
          </table:table-cell>
          <table:table-cell table:formula="of:=[.A383]*12" office:value-type="float" office:value="7.184339916" calcext:value-type="float">
            <text:p>7.184339916</text:p>
          </table:table-cell>
          <table:table-cell table:number-columns-repeated="6"/>
        </table:table-row>
        <table:table-row table:style-name="ro1">
          <table:table-cell office:value-type="float" office:value="0.59972462" calcext:value-type="float">
            <text:p>0.59972462</text:p>
          </table:table-cell>
          <table:table-cell office:value-type="float" office:value="383" calcext:value-type="float">
            <text:p>383</text:p>
          </table:table-cell>
          <table:table-cell table:formula="of:=[.A384]*12" office:value-type="float" office:value="7.19669544" calcext:value-type="float">
            <text:p>7.19669544</text:p>
          </table:table-cell>
          <table:table-cell table:number-columns-repeated="6"/>
        </table:table-row>
        <table:table-row table:style-name="ro1">
          <table:table-cell office:value-type="float" office:value="0.598809628" calcext:value-type="float">
            <text:p>0.598809628</text:p>
          </table:table-cell>
          <table:table-cell office:value-type="float" office:value="384" calcext:value-type="float">
            <text:p>384</text:p>
          </table:table-cell>
          <table:table-cell table:formula="of:=[.A385]*12" office:value-type="float" office:value="7.185715536" calcext:value-type="float">
            <text:p>7.185715536</text:p>
          </table:table-cell>
          <table:table-cell table:number-columns-repeated="6"/>
        </table:table-row>
        <table:table-row table:style-name="ro1">
          <table:table-cell office:value-type="float" office:value="0.598911558" calcext:value-type="float">
            <text:p>0.598911558</text:p>
          </table:table-cell>
          <table:table-cell office:value-type="float" office:value="385" calcext:value-type="float">
            <text:p>385</text:p>
          </table:table-cell>
          <table:table-cell table:formula="of:=[.A386]*12" office:value-type="float" office:value="7.186938696" calcext:value-type="float">
            <text:p>7.186938696</text:p>
          </table:table-cell>
          <table:table-cell table:number-columns-repeated="6"/>
        </table:table-row>
        <table:table-row table:style-name="ro1">
          <table:table-cell office:value-type="float" office:value="0.599491691" calcext:value-type="float">
            <text:p>0.599491691</text:p>
          </table:table-cell>
          <table:table-cell office:value-type="float" office:value="386" calcext:value-type="float">
            <text:p>386</text:p>
          </table:table-cell>
          <table:table-cell table:formula="of:=[.A387]*12" office:value-type="float" office:value="7.193900292" calcext:value-type="float">
            <text:p>7.193900292</text:p>
          </table:table-cell>
          <table:table-cell table:number-columns-repeated="6"/>
        </table:table-row>
        <table:table-row table:style-name="ro1">
          <table:table-cell office:value-type="float" office:value="0.598861752" calcext:value-type="float">
            <text:p>0.598861752</text:p>
          </table:table-cell>
          <table:table-cell office:value-type="float" office:value="387" calcext:value-type="float">
            <text:p>387</text:p>
          </table:table-cell>
          <table:table-cell table:formula="of:=[.A388]*12" office:value-type="float" office:value="7.186341024" calcext:value-type="float">
            <text:p>7.186341024</text:p>
          </table:table-cell>
          <table:table-cell table:number-columns-repeated="6"/>
        </table:table-row>
        <table:table-row table:style-name="ro1">
          <table:table-cell office:value-type="float" office:value="0.598833096" calcext:value-type="float">
            <text:p>0.598833096</text:p>
          </table:table-cell>
          <table:table-cell office:value-type="float" office:value="388" calcext:value-type="float">
            <text:p>388</text:p>
          </table:table-cell>
          <table:table-cell table:formula="of:=[.A389]*12" office:value-type="float" office:value="7.185997152" calcext:value-type="float">
            <text:p>7.185997152</text:p>
          </table:table-cell>
          <table:table-cell table:number-columns-repeated="6"/>
        </table:table-row>
        <table:table-row table:style-name="ro1">
          <table:table-cell office:value-type="float" office:value="0.598734216" calcext:value-type="float">
            <text:p>0.598734216</text:p>
          </table:table-cell>
          <table:table-cell office:value-type="float" office:value="389" calcext:value-type="float">
            <text:p>389</text:p>
          </table:table-cell>
          <table:table-cell table:formula="of:=[.A390]*12" office:value-type="float" office:value="7.184810592" calcext:value-type="float">
            <text:p>7.184810592</text:p>
          </table:table-cell>
          <table:table-cell table:number-columns-repeated="6"/>
        </table:table-row>
        <table:table-row table:style-name="ro1">
          <table:table-cell office:value-type="float" office:value="0.598665037" calcext:value-type="float">
            <text:p>0.598665037</text:p>
          </table:table-cell>
          <table:table-cell office:value-type="float" office:value="390" calcext:value-type="float">
            <text:p>390</text:p>
          </table:table-cell>
          <table:table-cell table:formula="of:=[.A391]*12" office:value-type="float" office:value="7.183980444" calcext:value-type="float">
            <text:p>7.183980444</text:p>
          </table:table-cell>
          <table:table-cell table:number-columns-repeated="6"/>
        </table:table-row>
        <table:table-row table:style-name="ro1">
          <table:table-cell office:value-type="float" office:value="0.600931985" calcext:value-type="float">
            <text:p>0.600931985</text:p>
          </table:table-cell>
          <table:table-cell office:value-type="float" office:value="391" calcext:value-type="float">
            <text:p>391</text:p>
          </table:table-cell>
          <table:table-cell table:formula="of:=[.A392]*12" office:value-type="float" office:value="7.21118382" calcext:value-type="float">
            <text:p>7.21118382</text:p>
          </table:table-cell>
          <table:table-cell table:number-columns-repeated="6"/>
        </table:table-row>
        <table:table-row table:style-name="ro1">
          <table:table-cell office:value-type="float" office:value="0.598304428" calcext:value-type="float">
            <text:p>0.598304428</text:p>
          </table:table-cell>
          <table:table-cell office:value-type="float" office:value="392" calcext:value-type="float">
            <text:p>392</text:p>
          </table:table-cell>
          <table:table-cell table:formula="of:=[.A393]*12" office:value-type="float" office:value="7.179653136" calcext:value-type="float">
            <text:p>7.179653136</text:p>
          </table:table-cell>
          <table:table-cell table:number-columns-repeated="6"/>
        </table:table-row>
        <table:table-row table:style-name="ro1">
          <table:table-cell office:value-type="float" office:value="0.599936004" calcext:value-type="float">
            <text:p>0.599936004</text:p>
          </table:table-cell>
          <table:table-cell office:value-type="float" office:value="393" calcext:value-type="float">
            <text:p>393</text:p>
          </table:table-cell>
          <table:table-cell table:formula="of:=[.A394]*12" office:value-type="float" office:value="7.199232048" calcext:value-type="float">
            <text:p>7.199232048</text:p>
          </table:table-cell>
          <table:table-cell table:number-columns-repeated="6"/>
        </table:table-row>
        <table:table-row table:style-name="ro1">
          <table:table-cell office:value-type="float" office:value="0.598172353" calcext:value-type="float">
            <text:p>0.598172353</text:p>
          </table:table-cell>
          <table:table-cell office:value-type="float" office:value="394" calcext:value-type="float">
            <text:p>394</text:p>
          </table:table-cell>
          <table:table-cell table:formula="of:=[.A395]*12" office:value-type="float" office:value="7.178068236" calcext:value-type="float">
            <text:p>7.178068236</text:p>
          </table:table-cell>
          <table:table-cell table:number-columns-repeated="6"/>
        </table:table-row>
        <table:table-row table:style-name="ro1">
          <table:table-cell office:value-type="float" office:value="0.59908128" calcext:value-type="float">
            <text:p>0.59908128</text:p>
          </table:table-cell>
          <table:table-cell office:value-type="float" office:value="395" calcext:value-type="float">
            <text:p>395</text:p>
          </table:table-cell>
          <table:table-cell table:formula="of:=[.A396]*12" office:value-type="float" office:value="7.18897536" calcext:value-type="float">
            <text:p>7.18897536</text:p>
          </table:table-cell>
          <table:table-cell table:number-columns-repeated="6"/>
        </table:table-row>
        <table:table-row table:style-name="ro1">
          <table:table-cell office:value-type="float" office:value="0.598824792" calcext:value-type="float">
            <text:p>0.598824792</text:p>
          </table:table-cell>
          <table:table-cell office:value-type="float" office:value="396" calcext:value-type="float">
            <text:p>396</text:p>
          </table:table-cell>
          <table:table-cell table:formula="of:=[.A397]*12" office:value-type="float" office:value="7.185897504" calcext:value-type="float">
            <text:p>7.185897504</text:p>
          </table:table-cell>
          <table:table-cell table:number-columns-repeated="6"/>
        </table:table-row>
        <table:table-row table:style-name="ro1">
          <table:table-cell office:value-type="float" office:value="0.598852723" calcext:value-type="float">
            <text:p>0.598852723</text:p>
          </table:table-cell>
          <table:table-cell office:value-type="float" office:value="397" calcext:value-type="float">
            <text:p>397</text:p>
          </table:table-cell>
          <table:table-cell table:formula="of:=[.A398]*12" office:value-type="float" office:value="7.186232676" calcext:value-type="float">
            <text:p>7.186232676</text:p>
          </table:table-cell>
          <table:table-cell table:number-columns-repeated="6"/>
        </table:table-row>
        <table:table-row table:style-name="ro1">
          <table:table-cell office:value-type="float" office:value="0.599237029" calcext:value-type="float">
            <text:p>0.599237029</text:p>
          </table:table-cell>
          <table:table-cell office:value-type="float" office:value="398" calcext:value-type="float">
            <text:p>398</text:p>
          </table:table-cell>
          <table:table-cell table:formula="of:=[.A399]*12" office:value-type="float" office:value="7.190844348" calcext:value-type="float">
            <text:p>7.190844348</text:p>
          </table:table-cell>
          <table:table-cell table:number-columns-repeated="6"/>
        </table:table-row>
        <table:table-row table:style-name="ro1">
          <table:table-cell office:value-type="float" office:value="0.598344201" calcext:value-type="float">
            <text:p>0.598344201</text:p>
          </table:table-cell>
          <table:table-cell office:value-type="float" office:value="399" calcext:value-type="float">
            <text:p>399</text:p>
          </table:table-cell>
          <table:table-cell table:formula="of:=[.A400]*12" office:value-type="float" office:value="7.180130412" calcext:value-type="float">
            <text:p>7.180130412</text:p>
          </table:table-cell>
          <table:table-cell table:number-columns-repeated="6"/>
        </table:table-row>
        <table:table-row table:style-name="ro1">
          <table:table-cell office:value-type="float" office:value="0.598921344" calcext:value-type="float">
            <text:p>0.598921344</text:p>
          </table:table-cell>
          <table:table-cell office:value-type="float" office:value="400" calcext:value-type="float">
            <text:p>400</text:p>
          </table:table-cell>
          <table:table-cell table:formula="of:=[.A401]*12" office:value-type="float" office:value="7.187056128" calcext:value-type="float">
            <text:p>7.187056128</text:p>
          </table:table-cell>
          <table:table-cell table:number-columns-repeated="6"/>
        </table:table-row>
        <table:table-row table:style-name="ro1">
          <table:table-cell office:value-type="float" office:value="0.611191907" calcext:value-type="float">
            <text:p>0.611191907</text:p>
          </table:table-cell>
          <table:table-cell office:value-type="float" office:value="401" calcext:value-type="float">
            <text:p>401</text:p>
          </table:table-cell>
          <table:table-cell table:formula="of:=[.A402]*12" office:value-type="float" office:value="7.334302884" calcext:value-type="float">
            <text:p>7.334302884</text:p>
          </table:table-cell>
          <table:table-cell table:number-columns-repeated="6"/>
        </table:table-row>
        <table:table-row table:style-name="ro1">
          <table:table-cell office:value-type="float" office:value="0.600379351" calcext:value-type="float">
            <text:p>0.600379351</text:p>
          </table:table-cell>
          <table:table-cell office:value-type="float" office:value="402" calcext:value-type="float">
            <text:p>402</text:p>
          </table:table-cell>
          <table:table-cell table:formula="of:=[.A403]*12" office:value-type="float" office:value="7.204552212" calcext:value-type="float">
            <text:p>7.204552212</text:p>
          </table:table-cell>
          <table:table-cell table:number-columns-repeated="6"/>
        </table:table-row>
        <table:table-row table:style-name="ro1">
          <table:table-cell office:value-type="float" office:value="0.599367914" calcext:value-type="float">
            <text:p>0.599367914</text:p>
          </table:table-cell>
          <table:table-cell office:value-type="float" office:value="403" calcext:value-type="float">
            <text:p>403</text:p>
          </table:table-cell>
          <table:table-cell table:formula="of:=[.A404]*12" office:value-type="float" office:value="7.192414968" calcext:value-type="float">
            <text:p>7.192414968</text:p>
          </table:table-cell>
          <table:table-cell table:number-columns-repeated="6"/>
        </table:table-row>
        <table:table-row table:style-name="ro1">
          <table:table-cell office:value-type="float" office:value="0.599365444" calcext:value-type="float">
            <text:p>0.599365444</text:p>
          </table:table-cell>
          <table:table-cell office:value-type="float" office:value="404" calcext:value-type="float">
            <text:p>404</text:p>
          </table:table-cell>
          <table:table-cell table:formula="of:=[.A405]*12" office:value-type="float" office:value="7.192385328" calcext:value-type="float">
            <text:p>7.192385328</text:p>
          </table:table-cell>
          <table:table-cell table:number-columns-repeated="6"/>
        </table:table-row>
        <table:table-row table:style-name="ro1">
          <table:table-cell office:value-type="float" office:value="0.601334053" calcext:value-type="float">
            <text:p>0.601334053</text:p>
          </table:table-cell>
          <table:table-cell office:value-type="float" office:value="405" calcext:value-type="float">
            <text:p>405</text:p>
          </table:table-cell>
          <table:table-cell table:formula="of:=[.A406]*12" office:value-type="float" office:value="7.216008636" calcext:value-type="float">
            <text:p>7.216008636</text:p>
          </table:table-cell>
          <table:table-cell table:number-columns-repeated="6"/>
        </table:table-row>
        <table:table-row table:style-name="ro1">
          <table:table-cell office:value-type="float" office:value="0.600618844" calcext:value-type="float">
            <text:p>0.600618844</text:p>
          </table:table-cell>
          <table:table-cell office:value-type="float" office:value="406" calcext:value-type="float">
            <text:p>406</text:p>
          </table:table-cell>
          <table:table-cell table:formula="of:=[.A407]*12" office:value-type="float" office:value="7.207426128" calcext:value-type="float">
            <text:p>7.207426128</text:p>
          </table:table-cell>
          <table:table-cell table:number-columns-repeated="6"/>
        </table:table-row>
        <table:table-row table:style-name="ro1">
          <table:table-cell office:value-type="float" office:value="0.609912973" calcext:value-type="float">
            <text:p>0.609912973</text:p>
          </table:table-cell>
          <table:table-cell office:value-type="float" office:value="407" calcext:value-type="float">
            <text:p>407</text:p>
          </table:table-cell>
          <table:table-cell table:formula="of:=[.A408]*12" office:value-type="float" office:value="7.318955676" calcext:value-type="float">
            <text:p>7.318955676</text:p>
          </table:table-cell>
          <table:table-cell table:number-columns-repeated="6"/>
        </table:table-row>
        <table:table-row table:style-name="ro1">
          <table:table-cell office:value-type="float" office:value="0.600321676" calcext:value-type="float">
            <text:p>0.600321676</text:p>
          </table:table-cell>
          <table:table-cell office:value-type="float" office:value="408" calcext:value-type="float">
            <text:p>408</text:p>
          </table:table-cell>
          <table:table-cell table:formula="of:=[.A409]*12" office:value-type="float" office:value="7.203860112" calcext:value-type="float">
            <text:p>7.203860112</text:p>
          </table:table-cell>
          <table:table-cell table:number-columns-repeated="6"/>
        </table:table-row>
        <table:table-row table:style-name="ro1">
          <table:table-cell office:value-type="float" office:value="0.599285666" calcext:value-type="float">
            <text:p>0.599285666</text:p>
          </table:table-cell>
          <table:table-cell office:value-type="float" office:value="409" calcext:value-type="float">
            <text:p>409</text:p>
          </table:table-cell>
          <table:table-cell table:formula="of:=[.A410]*12" office:value-type="float" office:value="7.191427992" calcext:value-type="float">
            <text:p>7.191427992</text:p>
          </table:table-cell>
          <table:table-cell table:number-columns-repeated="6"/>
        </table:table-row>
        <table:table-row table:style-name="ro1">
          <table:table-cell office:value-type="float" office:value="0.598701781" calcext:value-type="float">
            <text:p>0.598701781</text:p>
          </table:table-cell>
          <table:table-cell office:value-type="float" office:value="410" calcext:value-type="float">
            <text:p>410</text:p>
          </table:table-cell>
          <table:table-cell table:formula="of:=[.A411]*12" office:value-type="float" office:value="7.184421372" calcext:value-type="float">
            <text:p>7.184421372</text:p>
          </table:table-cell>
          <table:table-cell table:number-columns-repeated="6"/>
        </table:table-row>
        <table:table-row table:style-name="ro1">
          <table:table-cell office:value-type="float" office:value="0.598619008" calcext:value-type="float">
            <text:p>0.598619008</text:p>
          </table:table-cell>
          <table:table-cell office:value-type="float" office:value="411" calcext:value-type="float">
            <text:p>411</text:p>
          </table:table-cell>
          <table:table-cell table:formula="of:=[.A412]*12" office:value-type="float" office:value="7.183428096" calcext:value-type="float">
            <text:p>7.183428096</text:p>
          </table:table-cell>
          <table:table-cell table:number-columns-repeated="6"/>
        </table:table-row>
        <table:table-row table:style-name="ro1">
          <table:table-cell office:value-type="float" office:value="0.600904545" calcext:value-type="float">
            <text:p>0.600904545</text:p>
          </table:table-cell>
          <table:table-cell office:value-type="float" office:value="412" calcext:value-type="float">
            <text:p>412</text:p>
          </table:table-cell>
          <table:table-cell table:formula="of:=[.A413]*12" office:value-type="float" office:value="7.21085454" calcext:value-type="float">
            <text:p>7.21085454</text:p>
          </table:table-cell>
          <table:table-cell table:number-columns-repeated="6"/>
        </table:table-row>
        <table:table-row table:style-name="ro1">
          <table:table-cell office:value-type="float" office:value="0.598873453" calcext:value-type="float">
            <text:p>0.598873453</text:p>
          </table:table-cell>
          <table:table-cell office:value-type="float" office:value="413" calcext:value-type="float">
            <text:p>413</text:p>
          </table:table-cell>
          <table:table-cell table:formula="of:=[.A414]*12" office:value-type="float" office:value="7.186481436" calcext:value-type="float">
            <text:p>7.186481436</text:p>
          </table:table-cell>
          <table:table-cell table:number-columns-repeated="6"/>
        </table:table-row>
        <table:table-row table:style-name="ro1">
          <table:table-cell office:value-type="float" office:value="0.599375888" calcext:value-type="float">
            <text:p>0.599375888</text:p>
          </table:table-cell>
          <table:table-cell office:value-type="float" office:value="414" calcext:value-type="float">
            <text:p>414</text:p>
          </table:table-cell>
          <table:table-cell table:formula="of:=[.A415]*12" office:value-type="float" office:value="7.192510656" calcext:value-type="float">
            <text:p>7.192510656</text:p>
          </table:table-cell>
          <table:table-cell table:number-columns-repeated="6"/>
        </table:table-row>
        <table:table-row table:style-name="ro1">
          <table:table-cell office:value-type="float" office:value="0.599969211" calcext:value-type="float">
            <text:p>0.599969211</text:p>
          </table:table-cell>
          <table:table-cell office:value-type="float" office:value="415" calcext:value-type="float">
            <text:p>415</text:p>
          </table:table-cell>
          <table:table-cell table:formula="of:=[.A416]*12" office:value-type="float" office:value="7.199630532" calcext:value-type="float">
            <text:p>7.199630532</text:p>
          </table:table-cell>
          <table:table-cell table:number-columns-repeated="6"/>
        </table:table-row>
        <table:table-row table:style-name="ro1">
          <table:table-cell office:value-type="float" office:value="0.599440294" calcext:value-type="float">
            <text:p>0.599440294</text:p>
          </table:table-cell>
          <table:table-cell office:value-type="float" office:value="416" calcext:value-type="float">
            <text:p>416</text:p>
          </table:table-cell>
          <table:table-cell table:formula="of:=[.A417]*12" office:value-type="float" office:value="7.193283528" calcext:value-type="float">
            <text:p>7.193283528</text:p>
          </table:table-cell>
          <table:table-cell table:number-columns-repeated="6"/>
        </table:table-row>
        <table:table-row table:style-name="ro1">
          <table:table-cell office:value-type="float" office:value="0.609630607" calcext:value-type="float">
            <text:p>0.609630607</text:p>
          </table:table-cell>
          <table:table-cell office:value-type="float" office:value="417" calcext:value-type="float">
            <text:p>417</text:p>
          </table:table-cell>
          <table:table-cell table:formula="of:=[.A418]*12" office:value-type="float" office:value="7.315567284" calcext:value-type="float">
            <text:p>7.315567284</text:p>
          </table:table-cell>
          <table:table-cell table:number-columns-repeated="6"/>
        </table:table-row>
        <table:table-row table:style-name="ro1">
          <table:table-cell office:value-type="float" office:value="0.600483887" calcext:value-type="float">
            <text:p>0.600483887</text:p>
          </table:table-cell>
          <table:table-cell office:value-type="float" office:value="418" calcext:value-type="float">
            <text:p>418</text:p>
          </table:table-cell>
          <table:table-cell table:formula="of:=[.A419]*12" office:value-type="float" office:value="7.205806644" calcext:value-type="float">
            <text:p>7.205806644</text:p>
          </table:table-cell>
          <table:table-cell table:number-columns-repeated="6"/>
        </table:table-row>
        <table:table-row table:style-name="ro1">
          <table:table-cell office:value-type="float" office:value="0.599343407" calcext:value-type="float">
            <text:p>0.599343407</text:p>
          </table:table-cell>
          <table:table-cell office:value-type="float" office:value="419" calcext:value-type="float">
            <text:p>419</text:p>
          </table:table-cell>
          <table:table-cell table:formula="of:=[.A420]*12" office:value-type="float" office:value="7.192120884" calcext:value-type="float">
            <text:p>7.192120884</text:p>
          </table:table-cell>
          <table:table-cell table:number-columns-repeated="6"/>
        </table:table-row>
        <table:table-row table:style-name="ro1">
          <table:table-cell office:value-type="float" office:value="0.599195525" calcext:value-type="float">
            <text:p>0.599195525</text:p>
          </table:table-cell>
          <table:table-cell office:value-type="float" office:value="420" calcext:value-type="float">
            <text:p>420</text:p>
          </table:table-cell>
          <table:table-cell table:formula="of:=[.A421]*12" office:value-type="float" office:value="7.1903463" calcext:value-type="float">
            <text:p>7.1903463</text:p>
          </table:table-cell>
          <table:table-cell table:number-columns-repeated="6"/>
        </table:table-row>
        <table:table-row table:style-name="ro1">
          <table:table-cell office:value-type="float" office:value="0.598837441" calcext:value-type="float">
            <text:p>0.598837441</text:p>
          </table:table-cell>
          <table:table-cell office:value-type="float" office:value="421" calcext:value-type="float">
            <text:p>421</text:p>
          </table:table-cell>
          <table:table-cell table:formula="of:=[.A422]*12" office:value-type="float" office:value="7.186049292" calcext:value-type="float">
            <text:p>7.186049292</text:p>
          </table:table-cell>
          <table:table-cell table:number-columns-repeated="6"/>
        </table:table-row>
        <table:table-row table:style-name="ro1">
          <table:table-cell office:value-type="float" office:value="0.599373306" calcext:value-type="float">
            <text:p>0.599373306</text:p>
          </table:table-cell>
          <table:table-cell office:value-type="float" office:value="422" calcext:value-type="float">
            <text:p>422</text:p>
          </table:table-cell>
          <table:table-cell table:formula="of:=[.A423]*12" office:value-type="float" office:value="7.192479672" calcext:value-type="float">
            <text:p>7.192479672</text:p>
          </table:table-cell>
          <table:table-cell table:number-columns-repeated="6"/>
        </table:table-row>
        <table:table-row table:style-name="ro1">
          <table:table-cell office:value-type="float" office:value="0.599743704" calcext:value-type="float">
            <text:p>0.599743704</text:p>
          </table:table-cell>
          <table:table-cell office:value-type="float" office:value="423" calcext:value-type="float">
            <text:p>423</text:p>
          </table:table-cell>
          <table:table-cell table:formula="of:=[.A424]*12" office:value-type="float" office:value="7.196924448" calcext:value-type="float">
            <text:p>7.19692444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4:15:02.857168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2T15:12:31.742041440</dc:date>
    <meta:editing-duration>PT1H14S</meta:editing-duration>
    <meta:editing-cycles>8</meta:editing-cycles>
    <meta:generator>LibreOffice/6.4.7.2$Linux_X86_64 LibreOffice_project/40$Build-2</meta:generator>
    <meta:document-statistic meta:table-count="1" meta:cell-count="132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99cm" xlink:href=".." xlink:type="simple" chart:class="chart:line" chart:style-name="ch1">
        <chart:legend chart:legend-position="end" svg:x="13.14cm" svg:y="4.2cm" style:legend-expansion="high" chart:style-name="ch2"/>
        <chart:plot-area chart:style-name="ch3" table:cell-range-address="DATA_A.A2:DATA_A.A424" svg:x="0.319cm" svg:y="0.179cm" svg:width="12.502cm" svg:height="8.641cm">
          <chartooo:coordinate-region svg:x="1.231cm" svg:y="0.3cm" svg:width="11.504cm" svg:height="7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A.A2:DATA_A.A424" chart:class="chart:line"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020861">
                <text:p>0.599020861</text:p>
                <draw:g>
                  <svg:desc>DATA_A.A2:DATA_A.A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0347">
                <text:p>0.59870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9398995">
                <text:p>0.599398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61967">
                <text:p>0.59961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9648376">
                <text:p>0.599648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0002115">
                <text:p>0.600002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065006">
                <text:p>0.60106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8460624">
                <text:p>0.598460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544266">
                <text:p>0.600544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4392535">
                <text:p>0.614392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681224">
                <text:p>0.62681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913384">
                <text:p>0.59913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584704">
                <text:p>0.598584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8695342">
                <text:p>0.598695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8509498">
                <text:p>0.598509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9617724">
                <text:p>0.59961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64467">
                <text:p>0.598664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916849">
                <text:p>0.598916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9037677">
                <text:p>0.599037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3452639">
                <text:p>0.603452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319771">
                <text:p>0.599319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212904">
                <text:p>0.599212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918912">
                <text:p>0.59918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8812738">
                <text:p>0.598812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864256">
                <text:p>0.59864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8913956">
                <text:p>0.598913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9001023">
                <text:p>0.599001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8140919">
                <text:p>0.598140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9489698">
                <text:p>0.599489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8180176">
                <text:p>0.598180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0044117">
                <text:p>0.600044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8832607">
                <text:p>0.598832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9225475">
                <text:p>0.599225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9540477">
                <text:p>0.599540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8745773">
                <text:p>0.598745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8600692">
                <text:p>0.598600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8595412">
                <text:p>0.598595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9192265">
                <text:p>0.599192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9478398">
                <text:p>0.599478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9395197">
                <text:p>0.599395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0020843">
                <text:p>0.600020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9807459">
                <text:p>0.599807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9076187">
                <text:p>0.599076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0410069">
                <text:p>0.600410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929846">
                <text:p>0.59929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9750555">
                <text:p>0.599750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8819597">
                <text:p>0.598819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824851">
                <text:p>0.59824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9082863">
                <text:p>0.599082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8531348">
                <text:p>0.598531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943715">
                <text:p>0.59943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1443004">
                <text:p>0.601443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9616385">
                <text:p>0.619616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0573116">
                <text:p>0.620573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6317463">
                <text:p>0.626317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1836783">
                <text:p>0.621836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5567922">
                <text:p>0.615567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3293976">
                <text:p>0.613293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0893953">
                <text:p>0.610893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1370175">
                <text:p>0.611370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985722">
                <text:p>0.6109857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1534228">
                <text:p>0.611534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2155469">
                <text:p>0.612155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12061498">
                <text:p>0.612061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1357566">
                <text:p>0.611357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1150096">
                <text:p>0.61150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5305937">
                <text:p>0.615305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3174745">
                <text:p>0.6131747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1825648">
                <text:p>0.611825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3343039">
                <text:p>0.613343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2081357">
                <text:p>0.612081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0734022">
                <text:p>0.610734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234807">
                <text:p>0.612348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1922989">
                <text:p>0.611922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2191982">
                <text:p>0.612191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1786721">
                <text:p>0.611786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1432051">
                <text:p>0.611432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0648433">
                <text:p>0.6106484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1882804">
                <text:p>0.611882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2424301">
                <text:p>0.612424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2427086">
                <text:p>0.612427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1657003">
                <text:p>0.611657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12667715">
                <text:p>0.612667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2910253">
                <text:p>0.612910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1363495">
                <text:p>0.611363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2435847">
                <text:p>0.612435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161224">
                <text:p>0.61161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2385466">
                <text:p>0.612385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1920591">
                <text:p>0.6119205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2455497">
                <text:p>0.612455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2153975">
                <text:p>0.612153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1968829">
                <text:p>0.611968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2968277">
                <text:p>0.612968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185167">
                <text:p>0.61185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1933539">
                <text:p>0.6119335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12168529">
                <text:p>0.6121685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1610266">
                <text:p>0.611610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2803662">
                <text:p>0.6128036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1747981">
                <text:p>0.611747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1205844">
                <text:p>0.61205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2714211">
                <text:p>0.6127142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1822507">
                <text:p>0.6118225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0962171">
                <text:p>0.6109621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192486">
                <text:p>0.61192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2190873">
                <text:p>0.6121908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1247859">
                <text:p>0.612478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0837709">
                <text:p>0.6108377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12886311">
                <text:p>0.6128863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1003432">
                <text:p>0.6110034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2164495">
                <text:p>0.612164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11906756">
                <text:p>0.611906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2411528">
                <text:p>0.612411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1979854">
                <text:p>0.6119798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12209399">
                <text:p>0.612209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1789096">
                <text:p>0.6117890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1145384">
                <text:p>0.61145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1715613">
                <text:p>0.6117156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4431218">
                <text:p>0.6144312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10954821">
                <text:p>0.6109548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12743091">
                <text:p>0.612743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2488086">
                <text:p>0.6124880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1570202">
                <text:p>0.611570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1524193">
                <text:p>0.61152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1648787">
                <text:p>0.6116487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0729583">
                <text:p>0.6107295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1201485">
                <text:p>0.6112014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1162732">
                <text:p>0.611162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1998994">
                <text:p>0.611998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1231287">
                <text:p>0.611231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342975">
                <text:p>0.613429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6512229">
                <text:p>0.6165122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33474985">
                <text:p>0.633474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34040217">
                <text:p>0.6340402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2936335">
                <text:p>0.6329363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2934036">
                <text:p>0.632934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7229147">
                <text:p>0.637229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5963752">
                <text:p>0.635963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34189919">
                <text:p>0.6341899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32344553">
                <text:p>0.6323445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13212313">
                <text:p>0.613212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11986987">
                <text:p>0.6119869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1145151">
                <text:p>0.61145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2678806">
                <text:p>0.6126788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1165779">
                <text:p>0.6111657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2485725">
                <text:p>0.61248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1765583">
                <text:p>0.611765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1744743">
                <text:p>0.6117447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1359347">
                <text:p>0.6113593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2166079">
                <text:p>0.6121660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2176661">
                <text:p>0.612176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1628635">
                <text:p>0.6116286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1487367">
                <text:p>0.611487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1265139">
                <text:p>0.612651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11254917">
                <text:p>0.611254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3266677">
                <text:p>0.6132666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1010521">
                <text:p>0.6110105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506389">
                <text:p>0.6115063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2414024">
                <text:p>0.6124140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1537069">
                <text:p>0.611537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185887">
                <text:p>0.611858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164821">
                <text:p>0.611648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1816335">
                <text:p>0.611816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2085492">
                <text:p>0.6120854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1714702">
                <text:p>0.6117147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487426">
                <text:p>0.612487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1733104">
                <text:p>0.6317331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4144494">
                <text:p>0.6341444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2162981">
                <text:p>0.6121629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1126926">
                <text:p>0.61126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2030551">
                <text:p>0.6120305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1695962">
                <text:p>0.611695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2378051">
                <text:p>0.6123780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2005993">
                <text:p>0.6120059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1935461">
                <text:p>0.6119354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12800894">
                <text:p>0.6128008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1184664">
                <text:p>0.611846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2835291">
                <text:p>0.6128352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12293987">
                <text:p>0.6122939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2119609">
                <text:p>0.6121196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2553487">
                <text:p>0.6125534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2975826">
                <text:p>0.6129758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12174929">
                <text:p>0.612174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12723036">
                <text:p>0.6127230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2007149">
                <text:p>0.6120071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2479386">
                <text:p>0.6124793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11409227">
                <text:p>0.6114092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11869847">
                <text:p>0.6118698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1634534">
                <text:p>0.6116345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2116946">
                <text:p>0.612116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11562949">
                <text:p>0.6115629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1996422">
                <text:p>0.6119964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1215523">
                <text:p>0.61215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11583236">
                <text:p>0.611583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12009489">
                <text:p>0.6120094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2391458">
                <text:p>0.6123914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11774376">
                <text:p>0.611774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12545229">
                <text:p>0.612545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1667911">
                <text:p>0.6116679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11788854">
                <text:p>0.6117888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12871683">
                <text:p>0.6128716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12077476">
                <text:p>0.612077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2229129">
                <text:p>0.612229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1042567">
                <text:p>0.611042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12406749">
                <text:p>0.6124067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242963">
                <text:p>0.61242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2453549">
                <text:p>0.6124535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3044836">
                <text:p>0.6130448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12903877">
                <text:p>0.6129038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2160488">
                <text:p>0.612160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3509875">
                <text:p>0.613509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2640461">
                <text:p>0.612640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3146812">
                <text:p>0.613146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11917149">
                <text:p>0.6119171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199014">
                <text:p>0.611990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24218192">
                <text:p>0.6242181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3603252">
                <text:p>0.6336032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32807996">
                <text:p>0.6328079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1393646">
                <text:p>0.6313936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7187011">
                <text:p>0.637187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35720383">
                <text:p>0.6357203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37217898">
                <text:p>0.6372178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39410094">
                <text:p>0.639410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33142804">
                <text:p>0.6331428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24386674">
                <text:p>0.624386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12014301">
                <text:p>0.6120143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11724732">
                <text:p>0.6117247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03555041">
                <text:p>0.6035550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9414357">
                <text:p>0.5994143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0477373">
                <text:p>0.604773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00946346">
                <text:p>0.6009463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99261513">
                <text:p>0.5992615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02839725">
                <text:p>0.602839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916374">
                <text:p>0.599163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99108529">
                <text:p>0.5991085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99018297">
                <text:p>0.599018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99238678">
                <text:p>0.5992386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910764">
                <text:p>0.599107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9967906">
                <text:p>0.599967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00226656">
                <text:p>0.600226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9042665">
                <text:p>0.5990426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99275844">
                <text:p>0.599275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0840985">
                <text:p>0.6008409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99458202">
                <text:p>0.599458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9880287">
                <text:p>0.598802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991838">
                <text:p>0.599918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9935598">
                <text:p>0.599355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99650259">
                <text:p>0.5996502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99122777">
                <text:p>0.5991227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99139511">
                <text:p>0.5991395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917573">
                <text:p>0.599175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9192457">
                <text:p>0.5991924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0023977">
                <text:p>0.600239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8883843">
                <text:p>0.5988838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01883344">
                <text:p>0.601883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99552735">
                <text:p>0.599552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99439391">
                <text:p>0.5994393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99716717">
                <text:p>0.5997167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99289143">
                <text:p>0.5992891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99205491">
                <text:p>0.5992054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9126023">
                <text:p>0.5991260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98988976">
                <text:p>0.5989889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99239868">
                <text:p>0.599239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99611749">
                <text:p>0.5996117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99430265">
                <text:p>0.5994302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99337488">
                <text:p>0.5993374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990909">
                <text:p>0.59909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00819071">
                <text:p>0.600819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98705339">
                <text:p>0.5987053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9106047">
                <text:p>0.5991060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98759308">
                <text:p>0.5987593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99551189">
                <text:p>0.5995511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99840977">
                <text:p>0.5998409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9583005">
                <text:p>0.599583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0040496">
                <text:p>0.60040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98774443">
                <text:p>0.5987744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9863841">
                <text:p>0.598638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9924088">
                <text:p>0.599240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98717543">
                <text:p>0.5987175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99545645">
                <text:p>0.5995456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99211522">
                <text:p>0.5992115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8971597">
                <text:p>0.5989715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99117002">
                <text:p>0.5991170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98532882">
                <text:p>0.5985328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99599412">
                <text:p>0.5995994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99024934">
                <text:p>0.5990249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00267382">
                <text:p>0.6002673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99546347">
                <text:p>0.5995463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00610402">
                <text:p>0.600610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99707807">
                <text:p>0.5997078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00133775">
                <text:p>0.6001337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9363819">
                <text:p>0.5993638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99534173">
                <text:p>0.5995341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992293">
                <text:p>0.59922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99258128">
                <text:p>0.599258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98484855">
                <text:p>0.5984848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9341409">
                <text:p>0.5993414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9286576">
                <text:p>0.5992865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9055356">
                <text:p>0.599055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9167117">
                <text:p>0.599167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12022547">
                <text:p>0.612022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20585746">
                <text:p>0.620585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11748763">
                <text:p>0.6117487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171151">
                <text:p>0.6041711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99322729">
                <text:p>0.5993227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4215149">
                <text:p>0.6042151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8951759">
                <text:p>0.5989517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00276629">
                <text:p>0.6002766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98277766">
                <text:p>0.5982777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99466017">
                <text:p>0.5994660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98258105">
                <text:p>0.5982581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98944418">
                <text:p>0.5989444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98381901">
                <text:p>0.5983819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00057634">
                <text:p>0.6000576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98823519">
                <text:p>0.5988235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98596915">
                <text:p>0.5985969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98476838">
                <text:p>0.5984768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03764495">
                <text:p>0.6037644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98008577">
                <text:p>0.598008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99467944">
                <text:p>0.5994679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9191632">
                <text:p>0.599191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99353802">
                <text:p>0.5993538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719308">
                <text:p>0.617193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4123534">
                <text:p>0.6241235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0003646">
                <text:p>0.600036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0005957">
                <text:p>0.600059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99556808">
                <text:p>0.5995568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99611324">
                <text:p>0.5996113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98856137">
                <text:p>0.5988561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12739634">
                <text:p>0.6127396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0055378">
                <text:p>0.600553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0244704">
                <text:p>0.60244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98148432">
                <text:p>0.5981484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901608">
                <text:p>0.599016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03059864">
                <text:p>0.6030598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08477737">
                <text:p>0.6084777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00551678">
                <text:p>0.6005516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9942222">
                <text:p>0.599942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98845897">
                <text:p>0.5988458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887007">
                <text:p>0.598870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99550041">
                <text:p>0.599550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01617344">
                <text:p>0.6016173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99592863">
                <text:p>0.5995928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05811921">
                <text:p>0.6058119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9954262">
                <text:p>0.599542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03976716">
                <text:p>0.6039767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06122592">
                <text:p>0.6061225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99088486">
                <text:p>0.5990884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99893841">
                <text:p>0.5998938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99186478">
                <text:p>0.5991864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98950267">
                <text:p>0.5989502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99519288">
                <text:p>0.5995192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02081275">
                <text:p>0.6020812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00070924">
                <text:p>0.6000709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10398571">
                <text:p>0.6103985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01400043">
                <text:p>0.6014000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99668346">
                <text:p>0.5996683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99508993">
                <text:p>0.5995089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00255748">
                <text:p>0.6002557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01943364">
                <text:p>0.601943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99234804">
                <text:p>0.5992348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99537697">
                <text:p>0.5995376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20711631">
                <text:p>0.6207116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0053149">
                <text:p>0.600531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98516297">
                <text:p>0.5985162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0868545">
                <text:p>0.6008685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99901485">
                <text:p>0.5999014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99316245">
                <text:p>0.5993162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9962054">
                <text:p>0.599620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99301269">
                <text:p>0.5993012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98934809">
                <text:p>0.5989348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99087065">
                <text:p>0.599087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98440736">
                <text:p>0.5984407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01480846">
                <text:p>0.6014808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99345229">
                <text:p>0.5993452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99269509">
                <text:p>0.5992695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99034313">
                <text:p>0.5990343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98674293">
                <text:p>0.5986742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9939039">
                <text:p>0.599390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99476428">
                <text:p>0.5994764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8644406">
                <text:p>0.5986444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0625937">
                <text:p>0.6006259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98694993">
                <text:p>0.5986949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9972462">
                <text:p>0.599724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98809628">
                <text:p>0.5988096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98911558">
                <text:p>0.5989115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99491691">
                <text:p>0.599491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98861752">
                <text:p>0.5988617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98833096">
                <text:p>0.5988330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98734216">
                <text:p>0.5987342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98665037">
                <text:p>0.5986650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00931985">
                <text:p>0.6009319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98304428">
                <text:p>0.5983044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99936004">
                <text:p>0.5999360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98172353">
                <text:p>0.5981723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9908128">
                <text:p>0.599081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98824792">
                <text:p>0.598824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98852723">
                <text:p>0.598852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99237029">
                <text:p>0.5992370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98344201">
                <text:p>0.5983442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98921344">
                <text:p>0.5989213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1191907">
                <text:p>0.6111919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00379351">
                <text:p>0.6003793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99367914">
                <text:p>0.5993679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99365444">
                <text:p>0.5993654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1334053">
                <text:p>0.6013340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00618844">
                <text:p>0.6006188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09912973">
                <text:p>0.6099129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00321676">
                <text:p>0.6003216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99285666">
                <text:p>0.5992856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98701781">
                <text:p>0.5987017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98619008">
                <text:p>0.5986190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00904545">
                <text:p>0.6009045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98873453">
                <text:p>0.5988734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99375888">
                <text:p>0.5993758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99969211">
                <text:p>0.5999692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99440294">
                <text:p>0.5994402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09630607">
                <text:p>0.6096306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00483887">
                <text:p>0.6004838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99343407">
                <text:p>0.5993434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99195525">
                <text:p>0.5991955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98837441">
                <text:p>0.5988374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99373306">
                <text:p>0.599373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99743704">
                <text:p>0.599743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8.999cm" xlink:href=".." xlink:type="simple" chart:class="chart:line" chart:style-name="ch1">
        <chart:legend chart:legend-position="end" svg:x="12.321cm" svg:y="4.2cm" style:legend-expansion="high" chart:style-name="ch2"/>
        <chart:plot-area chart:style-name="ch3" table:cell-range-address="DATA_A.C1:DATA_A.C424" chart:data-source-has-labels="row" svg:x="0.319cm" svg:y="0.179cm" svg:width="11.683cm" svg:height="8.641cm">
          <chartooo:coordinate-region svg:x="1.046cm" svg:y="0.299cm" svg:width="10.91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A.C2:DATA_A.C424" chart:label-cell-address="DATA_A.C1:DATA_A.C1" chart:class="chart:line"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A.C1:DATA_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88250332">
                <text:p>7.188250332</text:p>
                <draw:g>
                  <svg:desc>DATA_A.C2:DATA_A.C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8444164">
                <text:p>7.1844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9278794">
                <text:p>7.19278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543604">
                <text:p>7.19543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95780512">
                <text:p>7.19578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0002538">
                <text:p>7.2000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2780072">
                <text:p>7.21278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1527488">
                <text:p>7.181527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6531192">
                <text:p>7.206531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7271042">
                <text:p>7.37271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2174688">
                <text:p>7.5217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960608">
                <text:p>7.18960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3016448">
                <text:p>7.183016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4344104">
                <text:p>7.18434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82113976">
                <text:p>7.182113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95412688">
                <text:p>7.195412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3973604">
                <text:p>7.183973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87002188">
                <text:p>7.18700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88452124">
                <text:p>7.188452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41431668">
                <text:p>7.241431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91837252">
                <text:p>7.191837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0554848">
                <text:p>7.190554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9026944">
                <text:p>7.19026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5752856">
                <text:p>7.185752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371072">
                <text:p>7.18371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6967472">
                <text:p>7.186967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88012276">
                <text:p>7.188012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7691028">
                <text:p>7.177691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93876376">
                <text:p>7.193876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78162112">
                <text:p>7.178162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00529404">
                <text:p>7.200529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85991284">
                <text:p>7.185991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907057">
                <text:p>7.1907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94485724">
                <text:p>7.194485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84949276">
                <text:p>7.184949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83208304">
                <text:p>7.183208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83144944">
                <text:p>7.183144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9030718">
                <text:p>7.19030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740776">
                <text:p>7.193740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2742364">
                <text:p>7.192742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0250116">
                <text:p>7.200250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97689508">
                <text:p>7.197689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8914244">
                <text:p>7.188914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04920828">
                <text:p>7.204920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9158152">
                <text:p>7.19158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9700666">
                <text:p>7.197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5835164">
                <text:p>7.185835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7898212">
                <text:p>7.17898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8994356">
                <text:p>7.188994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2376176">
                <text:p>7.182376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932458">
                <text:p>7.1932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17316048">
                <text:p>7.217316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43539662">
                <text:p>7.4353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46877392">
                <text:p>7.446877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15809556">
                <text:p>7.515809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462041396">
                <text:p>7.462041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386815064">
                <text:p>7.386815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59527712">
                <text:p>7.359527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30727436">
                <text:p>7.330727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64421">
                <text:p>7.3364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331828664">
                <text:p>7.331828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38410736">
                <text:p>7.338410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45865628">
                <text:p>7.345865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4737976">
                <text:p>7.344737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36290792">
                <text:p>7.336290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3801152">
                <text:p>7.33801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83671244">
                <text:p>7.38367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5809694">
                <text:p>7.35809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1907776">
                <text:p>7.341907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60116468">
                <text:p>7.360116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44976284">
                <text:p>7.344976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28808264">
                <text:p>7.3288082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4817684">
                <text:p>7.3481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3075868">
                <text:p>7.343075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46303784">
                <text:p>7.346303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41440652">
                <text:p>7.341440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7184612">
                <text:p>7.337184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7781196">
                <text:p>7.327781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42593648">
                <text:p>7.3425936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49091612">
                <text:p>7.3490916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9125032">
                <text:p>7.349125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9884036">
                <text:p>7.339884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5201258">
                <text:p>7.3520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54923036">
                <text:p>7.354923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636194">
                <text:p>7.33636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49230164">
                <text:p>7.349230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3934688">
                <text:p>7.33934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48625592">
                <text:p>7.348625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43047092">
                <text:p>7.343047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9465964">
                <text:p>7.3494659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458477">
                <text:p>7.34584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3625948">
                <text:p>7.343625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55619324">
                <text:p>7.355619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222004">
                <text:p>7.34222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43202468">
                <text:p>7.343202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6022348">
                <text:p>7.346022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39323192">
                <text:p>7.339323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53643944">
                <text:p>7.353643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40975772">
                <text:p>7.340975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4470128">
                <text:p>7.34470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52570532">
                <text:p>7.3525705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41870084">
                <text:p>7.3418700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546052">
                <text:p>7.331546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4309832">
                <text:p>7.34309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6290476">
                <text:p>7.346290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4974308">
                <text:p>7.34974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30052508">
                <text:p>7.330052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54635732">
                <text:p>7.3546357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32041184">
                <text:p>7.332041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4597394">
                <text:p>7.34597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42881072">
                <text:p>7.342881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48938336">
                <text:p>7.348938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43758248">
                <text:p>7.3437582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46512788">
                <text:p>7.3465127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41469152">
                <text:p>7.341469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3744608">
                <text:p>7.33744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40587356">
                <text:p>7.340587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3174616">
                <text:p>7.373174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31457852">
                <text:p>7.331457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52917092">
                <text:p>7.352917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49857032">
                <text:p>7.349857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8842424">
                <text:p>7.3388424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38290316">
                <text:p>7.338290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9785444">
                <text:p>7.339785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8754996">
                <text:p>7.328754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3441782">
                <text:p>7.33441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952784">
                <text:p>7.333952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43987928">
                <text:p>7.343987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34775444">
                <text:p>7.334775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61157">
                <text:p>7.361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98146748">
                <text:p>7.398146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0169982">
                <text:p>7.60169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08482604">
                <text:p>7.608482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9523602">
                <text:p>7.59523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95208432">
                <text:p>7.595208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46749764">
                <text:p>7.646749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31565024">
                <text:p>7.631565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610279028">
                <text:p>7.610279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88134636">
                <text:p>7.5881346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58547756">
                <text:p>7.358547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43843844">
                <text:p>7.343843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3741812">
                <text:p>7.337418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2145672">
                <text:p>7.3521456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33989348">
                <text:p>7.333989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498287">
                <text:p>7.3498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41186996">
                <text:p>7.341186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0936916">
                <text:p>7.340936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6312164">
                <text:p>7.336312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45992948">
                <text:p>7.345992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46119932">
                <text:p>7.346119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954362">
                <text:p>7.339543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37848404">
                <text:p>7.3378484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5181668">
                <text:p>7.351816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35059004">
                <text:p>7.335059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59200124">
                <text:p>7.359200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2126252">
                <text:p>7.332126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38076668">
                <text:p>7.338076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48968288">
                <text:p>7.3489682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38444828">
                <text:p>7.338444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4230644">
                <text:p>7.34230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3977852">
                <text:p>7.33977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4179602">
                <text:p>7.34179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45025904">
                <text:p>7.3450259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40576424">
                <text:p>7.340576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49849112">
                <text:p>7.349849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80797248">
                <text:p>7.580797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09733928">
                <text:p>7.6097339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45955772">
                <text:p>7.345955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523112">
                <text:p>7.33523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4366612">
                <text:p>7.344366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40351544">
                <text:p>7.3403515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48536612">
                <text:p>7.3485366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44071916">
                <text:p>7.3440719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43225532">
                <text:p>7.343225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53610728">
                <text:p>7.3536107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4215968">
                <text:p>7.34215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54023492">
                <text:p>7.354023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47527844">
                <text:p>7.3475278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45435308">
                <text:p>7.3454353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50641844">
                <text:p>7.350641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55709912">
                <text:p>7.3557099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46099148">
                <text:p>7.346099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52676432">
                <text:p>7.352676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4085788">
                <text:p>7.3440857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49752632">
                <text:p>7.349752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6910724">
                <text:p>7.336910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42438164">
                <text:p>7.3424381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9614408">
                <text:p>7.339614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45403352">
                <text:p>7.3454033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8755388">
                <text:p>7.3387553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43957064">
                <text:p>7.343957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586276">
                <text:p>7.34586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38998832">
                <text:p>7.338998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44113868">
                <text:p>7.344113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48697496">
                <text:p>7.3486974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41292512">
                <text:p>7.341292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50542748">
                <text:p>7.3505427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0014932">
                <text:p>7.3400149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41466248">
                <text:p>7.341466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54460196">
                <text:p>7.354460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44929712">
                <text:p>7.344929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46749548">
                <text:p>7.346749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32510804">
                <text:p>7.332510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48880988">
                <text:p>7.348880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915556">
                <text:p>7.34915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49442588">
                <text:p>7.349442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56538032">
                <text:p>7.356538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54846524">
                <text:p>7.354846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45925856">
                <text:p>7.345925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621185">
                <text:p>7.3621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51685532">
                <text:p>7.3516855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57761744">
                <text:p>7.357761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43005788">
                <text:p>7.3430057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388168">
                <text:p>7.343881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490618304">
                <text:p>7.490618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03239024">
                <text:p>7.6032390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593695952">
                <text:p>7.593695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76723752">
                <text:p>7.5767237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46244132">
                <text:p>7.646244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28644596">
                <text:p>7.628644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46614776">
                <text:p>7.64661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72921128">
                <text:p>7.6729211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97713648">
                <text:p>7.597713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92640088">
                <text:p>7.492640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44171612">
                <text:p>7.3441716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40696784">
                <text:p>7.3406967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42660492">
                <text:p>7.2426604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92972284">
                <text:p>7.192972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25728476">
                <text:p>7.257284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11356152">
                <text:p>7.211356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1138156">
                <text:p>7.1911381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2340767">
                <text:p>7.2340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18996488">
                <text:p>7.189964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89302348">
                <text:p>7.1893023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88219564">
                <text:p>7.1882195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90864136">
                <text:p>7.190864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8929168">
                <text:p>7.18929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99614872">
                <text:p>7.1996148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202719872">
                <text:p>7.202719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8851198">
                <text:p>7.18851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91310128">
                <text:p>7.191310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21009182">
                <text:p>7.21009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93498424">
                <text:p>7.193498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8563444">
                <text:p>7.185634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9902056">
                <text:p>7.19902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19227176">
                <text:p>7.19227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95803108">
                <text:p>7.1958031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89473324">
                <text:p>7.189473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189674132">
                <text:p>7.189674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9010876">
                <text:p>7.190108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90309484">
                <text:p>7.1903094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20287724">
                <text:p>7.202877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86606116">
                <text:p>7.1866061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222600128">
                <text:p>7.222600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9463282">
                <text:p>7.194632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93272692">
                <text:p>7.1932726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6600604">
                <text:p>7.196600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91469716">
                <text:p>7.191469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90465892">
                <text:p>7.1904658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89512276">
                <text:p>7.1895122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187867712">
                <text:p>7.187867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90878416">
                <text:p>7.190878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95340988">
                <text:p>7.195340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9316318">
                <text:p>7.193163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92049856">
                <text:p>7.1920498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908">
                <text:p>7.1890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09828852">
                <text:p>7.209828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4464068">
                <text:p>7.184464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9272564">
                <text:p>7.1892725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5111696">
                <text:p>7.185111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94614268">
                <text:p>7.1946142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98091724">
                <text:p>7.198091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9499606">
                <text:p>7.194996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20485952">
                <text:p>7.204859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5293316">
                <text:p>7.185293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8366092">
                <text:p>7.183660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9089056">
                <text:p>7.19089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84610516">
                <text:p>7.184610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9454774">
                <text:p>7.194547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90538264">
                <text:p>7.190538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87659164">
                <text:p>7.187659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89404024">
                <text:p>7.189404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2394584">
                <text:p>7.1823945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95192944">
                <text:p>7.195192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88299208">
                <text:p>7.1882992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03208584">
                <text:p>7.2032085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94556164">
                <text:p>7.1945561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07324824">
                <text:p>7.2073248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96493684">
                <text:p>7.1964936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016053">
                <text:p>7.2016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92365828">
                <text:p>7.1923658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94410076">
                <text:p>7.1944100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907516">
                <text:p>7.1907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91097536">
                <text:p>7.191097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18181826">
                <text:p>7.18181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92096908">
                <text:p>7.1920969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91438912">
                <text:p>7.1914389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88664272">
                <text:p>7.1886642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90005404">
                <text:p>7.1900054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44270564">
                <text:p>7.3442705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47028952">
                <text:p>7.4470289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40985156">
                <text:p>7.340985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50053812">
                <text:p>7.250053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872748">
                <text:p>7.1918727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50581788">
                <text:p>7.250581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87421108">
                <text:p>7.187421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03319548">
                <text:p>7.2033195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9333192">
                <text:p>7.1793331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93592204">
                <text:p>7.1935922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7909726">
                <text:p>7.179097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7333016">
                <text:p>7.187333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0582812">
                <text:p>7.1805828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200691608">
                <text:p>7.2006916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5882228">
                <text:p>7.1858822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316298">
                <text:p>7.18316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1722056">
                <text:p>7.181722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4517394">
                <text:p>7.245173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76102924">
                <text:p>7.1761029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3615328">
                <text:p>7.1936153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90299584">
                <text:p>7.1902995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92245624">
                <text:p>7.1922456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40631696">
                <text:p>7.40631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89482408">
                <text:p>7.4894824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20043752">
                <text:p>7.200437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20071484">
                <text:p>7.200714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94681696">
                <text:p>7.1946816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95335888">
                <text:p>7.1953358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86273644">
                <text:p>7.1862736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52875608">
                <text:p>7.352875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20664536">
                <text:p>7.206645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22936448">
                <text:p>7.22936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7781184">
                <text:p>7.177781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8819296">
                <text:p>7.188192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36718368">
                <text:p>7.236718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301732844">
                <text:p>7.301732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06620136">
                <text:p>7.2066201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99306664">
                <text:p>7.199306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6150764">
                <text:p>7.1861507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8644084">
                <text:p>7.186440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94600492">
                <text:p>7.1946004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19408128">
                <text:p>7.219408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195114356">
                <text:p>7.195114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69743052">
                <text:p>7.2697430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9451144">
                <text:p>7.19451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720592">
                <text:p>7.247720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73471104">
                <text:p>7.2734711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189061832">
                <text:p>7.1890618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198726092">
                <text:p>7.1987260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190237736">
                <text:p>7.19023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187403204">
                <text:p>7.1874032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194231456">
                <text:p>7.194231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249753">
                <text:p>7.2249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00851088">
                <text:p>7.2008510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324782852">
                <text:p>7.3247828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16800516">
                <text:p>7.2168005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96020152">
                <text:p>7.1960201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94107916">
                <text:p>7.1941079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203068976">
                <text:p>7.2030689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23320368">
                <text:p>7.2233203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90817648">
                <text:p>7.1908176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4452364">
                <text:p>7.1944523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48539572">
                <text:p>7.4485395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0637788">
                <text:p>7.20637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82195564">
                <text:p>7.1821955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1042254">
                <text:p>7.210422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9881782">
                <text:p>7.198817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9179494">
                <text:p>7.191794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9544648">
                <text:p>7.195446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91615228">
                <text:p>7.1916152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87217708">
                <text:p>7.1872177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8904478">
                <text:p>7.18904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81288832">
                <text:p>7.181288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17770152">
                <text:p>7.2177701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92142748">
                <text:p>7.1921427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91234108">
                <text:p>7.1912341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88411756">
                <text:p>7.1884117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84091516">
                <text:p>7.184091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19268468">
                <text:p>7.192684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193717136">
                <text:p>7.193717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183732872">
                <text:p>7.1837328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207511244">
                <text:p>7.2075112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184339916">
                <text:p>7.1843399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19669544">
                <text:p>7.196695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85715536">
                <text:p>7.1857155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86938696">
                <text:p>7.186938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93900292">
                <text:p>7.193900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86341024">
                <text:p>7.186341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85997152">
                <text:p>7.1859971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184810592">
                <text:p>7.1848105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183980444">
                <text:p>7.183980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21118382">
                <text:p>7.211183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179653136">
                <text:p>7.1796531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199232048">
                <text:p>7.1992320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78068236">
                <text:p>7.1780682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18897536">
                <text:p>7.188975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85897504">
                <text:p>7.1858975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186232676">
                <text:p>7.1862326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190844348">
                <text:p>7.1908443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180130412">
                <text:p>7.1801304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187056128">
                <text:p>7.187056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334302884">
                <text:p>7.3343028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204552212">
                <text:p>7.204552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192414968">
                <text:p>7.1924149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192385328">
                <text:p>7.1923853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216008636">
                <text:p>7.216008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207426128">
                <text:p>7.207426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318955676">
                <text:p>7.3189556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203860112">
                <text:p>7.203860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191427992">
                <text:p>7.1914279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184421372">
                <text:p>7.184421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183428096">
                <text:p>7.1834280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21085454">
                <text:p>7.210854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186481436">
                <text:p>7.186481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192510656">
                <text:p>7.1925106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199630532">
                <text:p>7.1996305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193283528">
                <text:p>7.193283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315567284">
                <text:p>7.3155672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05806644">
                <text:p>7.2058066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192120884">
                <text:p>7.1921208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1903463">
                <text:p>7.19034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186049292">
                <text:p>7.1860492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192479672">
                <text:p>7.192479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96924448">
                <text:p>7.196924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A.C1:DATA_A.C424" chart:data-source-has-labels="row" svg:x="0.32cm" svg:y="0.18cm" svg:width="11.688cm" svg:height="8.64cm">
          <chartooo:coordinate-region svg:x="1.047cm" svg:y="0.3cm" svg:width="10.92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A.C2:DATA_A.C424" chart:label-cell-address="DATA_A.C1:DATA_A.C1" chart:class="chart:line"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A.C1:DATA_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88250332">
                <text:p>7.188250332</text:p>
                <draw:g>
                  <svg:desc>DATA_A.C2:DATA_A.C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8444164">
                <text:p>7.1844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9278794">
                <text:p>7.19278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543604">
                <text:p>7.19543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95780512">
                <text:p>7.19578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0002538">
                <text:p>7.2000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2780072">
                <text:p>7.21278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1527488">
                <text:p>7.181527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6531192">
                <text:p>7.206531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7271042">
                <text:p>7.37271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2174688">
                <text:p>7.5217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960608">
                <text:p>7.18960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3016448">
                <text:p>7.183016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4344104">
                <text:p>7.18434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82113976">
                <text:p>7.182113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95412688">
                <text:p>7.195412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3973604">
                <text:p>7.183973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87002188">
                <text:p>7.18700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88452124">
                <text:p>7.188452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41431668">
                <text:p>7.241431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91837252">
                <text:p>7.191837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0554848">
                <text:p>7.190554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9026944">
                <text:p>7.19026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5752856">
                <text:p>7.185752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371072">
                <text:p>7.18371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6967472">
                <text:p>7.186967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88012276">
                <text:p>7.188012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7691028">
                <text:p>7.177691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93876376">
                <text:p>7.193876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78162112">
                <text:p>7.178162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00529404">
                <text:p>7.200529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85991284">
                <text:p>7.185991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907057">
                <text:p>7.1907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94485724">
                <text:p>7.194485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84949276">
                <text:p>7.184949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83208304">
                <text:p>7.183208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83144944">
                <text:p>7.183144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9030718">
                <text:p>7.19030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740776">
                <text:p>7.193740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2742364">
                <text:p>7.192742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0250116">
                <text:p>7.200250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97689508">
                <text:p>7.197689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8914244">
                <text:p>7.188914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04920828">
                <text:p>7.204920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9158152">
                <text:p>7.19158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9700666">
                <text:p>7.197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5835164">
                <text:p>7.185835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7898212">
                <text:p>7.17898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8994356">
                <text:p>7.188994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2376176">
                <text:p>7.182376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932458">
                <text:p>7.1932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17316048">
                <text:p>7.217316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43539662">
                <text:p>7.4353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46877392">
                <text:p>7.446877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15809556">
                <text:p>7.515809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462041396">
                <text:p>7.462041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386815064">
                <text:p>7.386815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59527712">
                <text:p>7.359527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30727436">
                <text:p>7.330727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64421">
                <text:p>7.3364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331828664">
                <text:p>7.331828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38410736">
                <text:p>7.338410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45865628">
                <text:p>7.345865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4737976">
                <text:p>7.344737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36290792">
                <text:p>7.336290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3801152">
                <text:p>7.33801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83671244">
                <text:p>7.38367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5809694">
                <text:p>7.35809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1907776">
                <text:p>7.341907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60116468">
                <text:p>7.360116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44976284">
                <text:p>7.344976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28808264">
                <text:p>7.3288082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4817684">
                <text:p>7.3481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3075868">
                <text:p>7.343075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46303784">
                <text:p>7.346303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41440652">
                <text:p>7.341440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7184612">
                <text:p>7.337184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7781196">
                <text:p>7.327781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42593648">
                <text:p>7.3425936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49091612">
                <text:p>7.3490916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9125032">
                <text:p>7.349125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9884036">
                <text:p>7.339884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5201258">
                <text:p>7.3520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54923036">
                <text:p>7.354923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636194">
                <text:p>7.33636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49230164">
                <text:p>7.349230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3934688">
                <text:p>7.33934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48625592">
                <text:p>7.348625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43047092">
                <text:p>7.343047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9465964">
                <text:p>7.3494659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458477">
                <text:p>7.34584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3625948">
                <text:p>7.343625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55619324">
                <text:p>7.355619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222004">
                <text:p>7.34222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43202468">
                <text:p>7.343202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6022348">
                <text:p>7.346022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39323192">
                <text:p>7.339323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53643944">
                <text:p>7.353643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40975772">
                <text:p>7.340975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4470128">
                <text:p>7.34470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52570532">
                <text:p>7.3525705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41870084">
                <text:p>7.3418700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546052">
                <text:p>7.331546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4309832">
                <text:p>7.34309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6290476">
                <text:p>7.346290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4974308">
                <text:p>7.34974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30052508">
                <text:p>7.330052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54635732">
                <text:p>7.3546357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32041184">
                <text:p>7.332041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4597394">
                <text:p>7.34597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42881072">
                <text:p>7.342881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48938336">
                <text:p>7.348938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43758248">
                <text:p>7.3437582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46512788">
                <text:p>7.3465127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41469152">
                <text:p>7.341469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3744608">
                <text:p>7.33744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40587356">
                <text:p>7.340587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3174616">
                <text:p>7.373174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31457852">
                <text:p>7.331457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52917092">
                <text:p>7.352917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49857032">
                <text:p>7.349857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8842424">
                <text:p>7.3388424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38290316">
                <text:p>7.338290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9785444">
                <text:p>7.339785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8754996">
                <text:p>7.328754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3441782">
                <text:p>7.33441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952784">
                <text:p>7.333952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43987928">
                <text:p>7.343987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34775444">
                <text:p>7.334775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61157">
                <text:p>7.361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98146748">
                <text:p>7.398146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0169982">
                <text:p>7.60169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08482604">
                <text:p>7.608482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9523602">
                <text:p>7.59523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95208432">
                <text:p>7.595208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46749764">
                <text:p>7.646749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31565024">
                <text:p>7.631565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610279028">
                <text:p>7.610279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88134636">
                <text:p>7.5881346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58547756">
                <text:p>7.358547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43843844">
                <text:p>7.343843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3741812">
                <text:p>7.337418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2145672">
                <text:p>7.3521456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33989348">
                <text:p>7.333989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498287">
                <text:p>7.3498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41186996">
                <text:p>7.341186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0936916">
                <text:p>7.340936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6312164">
                <text:p>7.336312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45992948">
                <text:p>7.345992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46119932">
                <text:p>7.346119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954362">
                <text:p>7.339543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37848404">
                <text:p>7.3378484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5181668">
                <text:p>7.351816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35059004">
                <text:p>7.335059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59200124">
                <text:p>7.359200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2126252">
                <text:p>7.332126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38076668">
                <text:p>7.338076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48968288">
                <text:p>7.3489682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38444828">
                <text:p>7.338444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4230644">
                <text:p>7.34230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3977852">
                <text:p>7.33977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4179602">
                <text:p>7.34179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45025904">
                <text:p>7.3450259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40576424">
                <text:p>7.340576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49849112">
                <text:p>7.349849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80797248">
                <text:p>7.580797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09733928">
                <text:p>7.6097339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45955772">
                <text:p>7.345955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523112">
                <text:p>7.33523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4366612">
                <text:p>7.344366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40351544">
                <text:p>7.3403515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48536612">
                <text:p>7.3485366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44071916">
                <text:p>7.3440719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43225532">
                <text:p>7.343225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53610728">
                <text:p>7.3536107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4215968">
                <text:p>7.34215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54023492">
                <text:p>7.354023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47527844">
                <text:p>7.3475278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45435308">
                <text:p>7.3454353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50641844">
                <text:p>7.350641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55709912">
                <text:p>7.3557099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46099148">
                <text:p>7.346099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52676432">
                <text:p>7.352676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4085788">
                <text:p>7.3440857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49752632">
                <text:p>7.349752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6910724">
                <text:p>7.336910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42438164">
                <text:p>7.3424381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9614408">
                <text:p>7.339614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45403352">
                <text:p>7.3454033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8755388">
                <text:p>7.3387553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43957064">
                <text:p>7.343957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586276">
                <text:p>7.34586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38998832">
                <text:p>7.338998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44113868">
                <text:p>7.344113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48697496">
                <text:p>7.3486974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41292512">
                <text:p>7.341292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50542748">
                <text:p>7.3505427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0014932">
                <text:p>7.3400149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41466248">
                <text:p>7.341466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54460196">
                <text:p>7.354460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44929712">
                <text:p>7.344929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46749548">
                <text:p>7.346749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32510804">
                <text:p>7.332510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48880988">
                <text:p>7.348880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915556">
                <text:p>7.34915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49442588">
                <text:p>7.349442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56538032">
                <text:p>7.356538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54846524">
                <text:p>7.354846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45925856">
                <text:p>7.345925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621185">
                <text:p>7.3621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51685532">
                <text:p>7.3516855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57761744">
                <text:p>7.357761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43005788">
                <text:p>7.3430057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388168">
                <text:p>7.343881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490618304">
                <text:p>7.490618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03239024">
                <text:p>7.6032390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593695952">
                <text:p>7.593695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76723752">
                <text:p>7.5767237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46244132">
                <text:p>7.646244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28644596">
                <text:p>7.628644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46614776">
                <text:p>7.64661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72921128">
                <text:p>7.6729211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97713648">
                <text:p>7.597713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92640088">
                <text:p>7.492640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44171612">
                <text:p>7.3441716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40696784">
                <text:p>7.3406967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42660492">
                <text:p>7.2426604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92972284">
                <text:p>7.192972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25728476">
                <text:p>7.257284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11356152">
                <text:p>7.211356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1138156">
                <text:p>7.1911381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2340767">
                <text:p>7.2340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18996488">
                <text:p>7.189964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89302348">
                <text:p>7.1893023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88219564">
                <text:p>7.1882195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90864136">
                <text:p>7.190864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8929168">
                <text:p>7.18929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99614872">
                <text:p>7.1996148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202719872">
                <text:p>7.202719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8851198">
                <text:p>7.18851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91310128">
                <text:p>7.191310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21009182">
                <text:p>7.21009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93498424">
                <text:p>7.193498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8563444">
                <text:p>7.185634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9902056">
                <text:p>7.19902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19227176">
                <text:p>7.19227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95803108">
                <text:p>7.1958031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89473324">
                <text:p>7.189473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189674132">
                <text:p>7.189674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9010876">
                <text:p>7.190108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90309484">
                <text:p>7.1903094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20287724">
                <text:p>7.202877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86606116">
                <text:p>7.1866061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222600128">
                <text:p>7.222600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9463282">
                <text:p>7.194632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93272692">
                <text:p>7.1932726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6600604">
                <text:p>7.196600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91469716">
                <text:p>7.191469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90465892">
                <text:p>7.1904658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89512276">
                <text:p>7.1895122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187867712">
                <text:p>7.187867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90878416">
                <text:p>7.190878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95340988">
                <text:p>7.195340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9316318">
                <text:p>7.193163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92049856">
                <text:p>7.1920498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908">
                <text:p>7.1890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09828852">
                <text:p>7.209828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4464068">
                <text:p>7.184464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9272564">
                <text:p>7.1892725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5111696">
                <text:p>7.185111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94614268">
                <text:p>7.1946142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98091724">
                <text:p>7.198091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9499606">
                <text:p>7.194996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20485952">
                <text:p>7.204859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5293316">
                <text:p>7.185293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8366092">
                <text:p>7.183660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9089056">
                <text:p>7.19089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84610516">
                <text:p>7.184610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9454774">
                <text:p>7.194547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90538264">
                <text:p>7.190538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87659164">
                <text:p>7.187659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89404024">
                <text:p>7.189404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2394584">
                <text:p>7.1823945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95192944">
                <text:p>7.195192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88299208">
                <text:p>7.1882992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03208584">
                <text:p>7.2032085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94556164">
                <text:p>7.1945561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07324824">
                <text:p>7.2073248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96493684">
                <text:p>7.1964936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016053">
                <text:p>7.2016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92365828">
                <text:p>7.1923658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94410076">
                <text:p>7.1944100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907516">
                <text:p>7.1907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91097536">
                <text:p>7.191097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18181826">
                <text:p>7.18181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92096908">
                <text:p>7.1920969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91438912">
                <text:p>7.1914389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88664272">
                <text:p>7.1886642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90005404">
                <text:p>7.1900054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44270564">
                <text:p>7.3442705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47028952">
                <text:p>7.4470289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40985156">
                <text:p>7.340985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50053812">
                <text:p>7.250053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872748">
                <text:p>7.1918727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50581788">
                <text:p>7.250581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87421108">
                <text:p>7.187421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03319548">
                <text:p>7.2033195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9333192">
                <text:p>7.1793331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93592204">
                <text:p>7.1935922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7909726">
                <text:p>7.179097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7333016">
                <text:p>7.187333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0582812">
                <text:p>7.1805828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200691608">
                <text:p>7.2006916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5882228">
                <text:p>7.1858822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316298">
                <text:p>7.18316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1722056">
                <text:p>7.181722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4517394">
                <text:p>7.245173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76102924">
                <text:p>7.1761029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3615328">
                <text:p>7.1936153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90299584">
                <text:p>7.1902995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92245624">
                <text:p>7.1922456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40631696">
                <text:p>7.40631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89482408">
                <text:p>7.4894824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20043752">
                <text:p>7.200437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20071484">
                <text:p>7.200714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94681696">
                <text:p>7.1946816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95335888">
                <text:p>7.1953358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86273644">
                <text:p>7.1862736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52875608">
                <text:p>7.352875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20664536">
                <text:p>7.206645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22936448">
                <text:p>7.22936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7781184">
                <text:p>7.177781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8819296">
                <text:p>7.188192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36718368">
                <text:p>7.236718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301732844">
                <text:p>7.301732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06620136">
                <text:p>7.2066201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99306664">
                <text:p>7.199306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6150764">
                <text:p>7.1861507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8644084">
                <text:p>7.186440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94600492">
                <text:p>7.1946004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19408128">
                <text:p>7.219408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195114356">
                <text:p>7.195114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69743052">
                <text:p>7.2697430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9451144">
                <text:p>7.19451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720592">
                <text:p>7.247720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73471104">
                <text:p>7.2734711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189061832">
                <text:p>7.1890618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198726092">
                <text:p>7.1987260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190237736">
                <text:p>7.19023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187403204">
                <text:p>7.1874032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194231456">
                <text:p>7.194231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249753">
                <text:p>7.2249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00851088">
                <text:p>7.2008510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324782852">
                <text:p>7.3247828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16800516">
                <text:p>7.2168005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96020152">
                <text:p>7.1960201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94107916">
                <text:p>7.1941079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203068976">
                <text:p>7.2030689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23320368">
                <text:p>7.2233203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90817648">
                <text:p>7.1908176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4452364">
                <text:p>7.1944523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48539572">
                <text:p>7.4485395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0637788">
                <text:p>7.20637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82195564">
                <text:p>7.1821955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1042254">
                <text:p>7.210422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9881782">
                <text:p>7.198817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9179494">
                <text:p>7.191794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9544648">
                <text:p>7.195446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91615228">
                <text:p>7.1916152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87217708">
                <text:p>7.1872177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8904478">
                <text:p>7.18904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81288832">
                <text:p>7.181288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17770152">
                <text:p>7.2177701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92142748">
                <text:p>7.1921427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91234108">
                <text:p>7.1912341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88411756">
                <text:p>7.1884117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84091516">
                <text:p>7.184091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19268468">
                <text:p>7.192684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193717136">
                <text:p>7.193717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183732872">
                <text:p>7.1837328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207511244">
                <text:p>7.2075112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184339916">
                <text:p>7.1843399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19669544">
                <text:p>7.196695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85715536">
                <text:p>7.1857155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86938696">
                <text:p>7.186938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93900292">
                <text:p>7.193900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86341024">
                <text:p>7.186341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85997152">
                <text:p>7.1859971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184810592">
                <text:p>7.1848105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183980444">
                <text:p>7.183980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21118382">
                <text:p>7.211183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179653136">
                <text:p>7.1796531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199232048">
                <text:p>7.1992320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78068236">
                <text:p>7.1780682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18897536">
                <text:p>7.188975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85897504">
                <text:p>7.1858975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186232676">
                <text:p>7.1862326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190844348">
                <text:p>7.1908443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180130412">
                <text:p>7.1801304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187056128">
                <text:p>7.187056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334302884">
                <text:p>7.3343028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204552212">
                <text:p>7.204552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192414968">
                <text:p>7.1924149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192385328">
                <text:p>7.1923853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216008636">
                <text:p>7.216008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207426128">
                <text:p>7.207426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318955676">
                <text:p>7.3189556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203860112">
                <text:p>7.203860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191427992">
                <text:p>7.1914279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184421372">
                <text:p>7.184421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183428096">
                <text:p>7.1834280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21085454">
                <text:p>7.210854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186481436">
                <text:p>7.186481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192510656">
                <text:p>7.1925106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199630532">
                <text:p>7.1996305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193283528">
                <text:p>7.193283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315567284">
                <text:p>7.3155672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05806644">
                <text:p>7.2058066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192120884">
                <text:p>7.1921208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1903463">
                <text:p>7.19034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186049292">
                <text:p>7.1860492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192479672">
                <text:p>7.192479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96924448">
                <text:p>7.196924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